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86mm"/>
    </style:style>
    <style:style style:name="co10" style:family="table-column">
      <style:table-column-properties fo:break-before="auto" style:column-width="4.71mm"/>
    </style:style>
    <style:style style:name="co11" style:family="table-column">
      <style:table-column-properties fo:break-before="auto" style:column-width="8.48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10.37mm"/>
    </style:style>
    <style:style style:name="co14" style:family="table-column">
      <style:table-column-properties fo:break-before="auto" style:column-width="8.27mm"/>
    </style:style>
    <style:style style:name="co15" style:family="table-column">
      <style:table-column-properties fo:break-before="auto" style:column-width="37.43mm"/>
    </style:style>
    <style:style style:name="co16" style:family="table-column">
      <style:table-column-properties fo:break-before="auto" style:column-width="9.98mm"/>
    </style:style>
    <style:style style:name="co17" style:family="table-column">
      <style:table-column-properties fo:break-before="auto" style:column-width="1.8mm"/>
    </style:style>
    <style:style style:name="co18" style:family="table-column">
      <style:table-column-properties fo:break-before="auto" style:column-width="16.1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2.01mm"/>
    </style:style>
    <style:style style:name="co21" style:family="table-column">
      <style:table-column-properties fo:break-before="auto" style:column-width="18.15mm"/>
    </style:style>
    <style:style style:name="co22" style:family="table-column">
      <style:table-column-properties fo:break-before="auto" style:column-width="14.06mm"/>
    </style:style>
    <style:style style:name="co23" style:family="table-column">
      <style:table-column-properties fo:break-before="auto" style:column-width="20.58mm"/>
    </style:style>
    <style:style style:name="co24" style:family="table-column">
      <style:table-column-properties fo:break-before="auto" style:column-width="39.63mm"/>
    </style:style>
    <style:style style:name="co25" style:family="table-column">
      <style:table-column-properties fo:break-before="auto" style:column-width="11.62mm"/>
    </style:style>
    <style:style style:name="co26" style:family="table-column">
      <style:table-column-properties fo:break-before="auto" style:column-width="17.85mm"/>
    </style:style>
    <style:style style:name="co27" style:family="table-column">
      <style:table-column-properties fo:break-before="auto" style:column-width="22.01mm"/>
    </style:style>
    <style:style style:name="co28" style:family="table-column">
      <style:table-column-properties fo:break-before="auto" style:column-width="13.71mm"/>
    </style:style>
    <style:style style:name="co29" style:family="table-column">
      <style:table-column-properties fo:break-before="auto" style:column-width="19.93mm"/>
    </style:style>
    <style:style style:name="co30" style:family="table-column">
      <style:table-column-properties fo:break-before="auto" style:column-width="15.79mm"/>
    </style:style>
    <style:style style:name="co31" style:family="table-column">
      <style:table-column-properties fo:break-before="auto" style:column-width="21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0">
      <style:table-cell-properties fo:border="none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ce5"/>
        <table:table-column table:style-name="co3" table:number-columns-repeated="2" table:default-cell-style-name="Default"/>
        <table:table-column table:style-name="co6" table:default-cell-style-name="ce2"/>
        <table:table-column table:style-name="co3" table:default-cell-style-name="ce5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5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  <table:table-cell table:style-name="ce5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/>
          <table:table-cell table:style-name="ce5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911" calcext:value-type="float">
            <text:p>191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00" calcext:value-type="float">
            <text:p>270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03" calcext:value-type="float">
            <text:p>3003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12" table:default-cell-style-name="ce6"/>
        <table:table-column table:style-name="co10" table:default-cell-style-name="ce6"/>
        <table:table-column table:style-name="co13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1" table:number-columns-repeated="2" table:default-cell-style-name="ce6"/>
        <table:table-column table:style-name="co14" table:default-cell-style-name="ce6"/>
        <table:table-column table:style-name="co12" table:default-cell-style-name="ce6"/>
        <table:table-row table:style-name="ro1">
          <table:table-cell office:value-type="string" calcext:value-type="string">
            <text:p>k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4"/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Default" table:number-columns-repeated="4"/>
          <table:table-cell table:style-name="ce5"/>
          <table:table-cell table:style-name="ce2" office:value-type="float" office:value="4" calcext:value-type="float">
            <text:p>4</text:p>
          </table:table-cell>
          <table:table-cell table:style-name="Default" table:number-columns-repeated="4"/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Default" table:number-columns-repeated="4"/>
          <table:table-cell table:style-name="ce5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office:value-type="string" calcext:value-type="string">
            <text:p>awkward_2</text:p>
          </table:table-cell>
          <table:table-cell table:formula="of:=IF(OR([$final.B3]=300;[$final.C3]=300);&quot;-&quot;;[$final.B3])" office:value-type="float" office:value="1" calcext:value-type="float">
            <text:p>1</text:p>
          </table:table-cell>
          <table:table-cell table:formula="of:=IF(OR([$final.C3]=300;[$final.D3]=300);&quot;-&quot;;[$final.C3])" office:value-type="float" office:value="6" calcext:value-type="float">
            <text:p>6</text:p>
          </table:table-cell>
          <table:table-cell table:formula="of:=IF(OR([$final.D3]=300;[$final.E3]=300);&quot;-&quot;;[$final.D3])" office:value-type="float" office:value="16" calcext:value-type="float">
            <text:p>16</text:p>
          </table:table-cell>
          <table:table-cell table:formula="of:=IF(OR([$final.E3]=300;[$final.F3]=300);&quot;-&quot;;[$final.E3])" office:value-type="float" office:value="8" calcext:value-type="float">
            <text:p>8</text:p>
          </table:table-cell>
          <table:table-cell table:formula="of:=IF(OR([$final.F3]=300;[$final.G3]=300);&quot;-&quot;;[$final.F3])" office:value-type="float" office:value="549" calcext:value-type="float">
            <text:p>549</text:p>
          </table:table-cell>
          <table:table-cell table:formula="of:=IF(OR([$final.G3]=300;[$final.H3]=300);&quot;-&quot;;[$final.G3])" office:value-type="float" office:value="57" calcext:value-type="float">
            <text:p>57</text:p>
          </table:table-cell>
          <table:table-cell table:formula="of:=IF(OR([$final.H3]=300;[$final.I3]=300);&quot;-&quot;;[$final.H3])" office:value-type="float" office:value="8" calcext:value-type="float">
            <text:p>8</text:p>
          </table:table-cell>
          <table:table-cell table:formula="of:=IF(OR([$final.I3]=300;[$final.J3]=300);&quot;-&quot;;[$final.I3])" office:value-type="float" office:value="6" calcext:value-type="float">
            <text:p>6</text:p>
          </table:table-cell>
          <table:table-cell table:formula="of:=IF(OR([$final.J3]=300;[$final.K3]=300);&quot;-&quot;;[$final.J3])" office:value-type="string" office:string-value="-" calcext:value-type="string">
            <text:p>-</text:p>
          </table:table-cell>
          <table:table-cell table:formula="of:=IF(OR([$final.K3]=300;[$final.L3]=300);&quot;-&quot;;[$final.K3])" office:value-type="string" office:string-value="-" calcext:value-type="string">
            <text:p>-</text:p>
          </table:table-cell>
          <table:table-cell table:formula="of:=IF(OR([$final.L3]=300;[$final.M3]=300);&quot;-&quot;;[$final.L3])" office:value-type="string" office:string-value="-" calcext:value-type="string">
            <text:p>-</text:p>
          </table:table-cell>
          <table:table-cell table:formula="of:=IF(OR([$final.M3]=300;[$final.N3]=300);&quot;-&quot;;[$final.M3])" office:value-type="string" office:string-value="-" calcext:value-type="string">
            <text:p>-</text:p>
          </table:table-cell>
          <table:table-cell table:formula="of:=IF(OR([$final.N3]=300;[$final.O3]=300);&quot;-&quot;;[$final.N3])" office:value-type="float" office:value="133" calcext:value-type="float">
            <text:p>133</text:p>
          </table:table-cell>
          <table:table-cell table:formula="of:=IF(OR([$final.O3]=300;[$final.P3]=300);&quot;-&quot;;[$final.O3])" office:value-type="float" office:value="15" calcext:value-type="float">
            <text:p>15</text:p>
          </table:table-cell>
          <table:table-cell table:formula="of:=IF(OR([$final.P3]=300;[$final.Q3]=300);&quot;-&quot;;[$final.P3])" office:value-type="string" office:string-value="-" calcext:value-type="string">
            <text:p>-</text:p>
          </table:table-cell>
          <table:table-cell table:formula="of:=IF(OR([$final.Q3]=300;[$final.R3]=300);&quot;-&quot;;[$final.Q3])" office:value-type="string" office:string-value="-" calcext:value-type="string">
            <text:p>-</text:p>
          </table:table-cell>
          <table:table-cell table:formula="of:=IF(OR([$final.R3]=300;[$final.S3]=300);&quot;-&quot;;[$final.R3])" office:value-type="string" office:string-value="-" calcext:value-type="string">
            <text:p>-</text:p>
          </table:table-cell>
          <table:table-cell table:formula="of:=IF(OR([$final.S3]=300;[$final.T3]=300);&quot;-&quot;;[$final.S3])" office:value-type="string" office:string-value="-" calcext:value-type="string">
            <text:p>-</text:p>
          </table:table-cell>
          <table:table-cell table:formula="of:=IF(OR([$final.T3]=300;[$final.U3]=300);&quot;-&quot;;[$final.T3])" office:value-type="string" office:string-value="-" calcext:value-type="string">
            <text:p>-</text:p>
          </table:table-cell>
          <table:table-cell table:formula="of:=IF(OR([$final.U3]=300;[$final.V3]=300);&quot;-&quot;;[$final.U3])" office:value-type="string" office:string-value="-" calcext:value-type="string">
            <text:p>-</text:p>
          </table:table-cell>
          <table:table-cell table:formula="of:=IF(OR([$final.V3]=300;[$final.W3]=300);&quot;-&quot;;[$final.V3])" office:value-type="string" office:string-value="-" calcext:value-type="string">
            <text:p>-</text:p>
          </table:table-cell>
          <table:table-cell table:formula="of:=IF(OR([$final.W3]=300;[$final.X3]=300);&quot;-&quot;;[$final.W3])" office:value-type="string" office:string-value="-" calcext:value-type="string">
            <text:p>-</text:p>
          </table:table-cell>
          <table:table-cell table:formula="of:=IF(OR([$final.X3]=300;[$final.Y3]=300);&quot;-&quot;;[$final.X3])" office:value-type="string" office:string-value="-" calcext:value-type="string">
            <text:p>-</text:p>
          </table:table-cell>
          <table:table-cell table:formula="of:=IF(OR([$final.Y3]=300;[$final.Z3]=300);&quot;-&quot;;[$final.Y3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table:formula="of:=IF(OR([$final.B4]=300;[$final.C4]=300);&quot;-&quot;;[$final.B4])" office:value-type="float" office:value="2" calcext:value-type="float">
            <text:p>2</text:p>
          </table:table-cell>
          <table:table-cell table:formula="of:=IF(OR([$final.C4]=300;[$final.D4]=300);&quot;-&quot;;[$final.C4])" office:value-type="float" office:value="6" calcext:value-type="float">
            <text:p>6</text:p>
          </table:table-cell>
          <table:table-cell table:formula="of:=IF(OR([$final.D4]=300;[$final.E4]=300);&quot;-&quot;;[$final.D4])" office:value-type="float" office:value="24" calcext:value-type="float">
            <text:p>24</text:p>
          </table:table-cell>
          <table:table-cell table:formula="of:=IF(OR([$final.E4]=300;[$final.F4]=300);&quot;-&quot;;[$final.E4])" office:value-type="float" office:value="6" calcext:value-type="float">
            <text:p>6</text:p>
          </table:table-cell>
          <table:table-cell table:formula="of:=IF(OR([$final.F4]=300;[$final.G4]=300);&quot;-&quot;;[$final.F4])" office:value-type="float" office:value="252" calcext:value-type="float">
            <text:p>252</text:p>
          </table:table-cell>
          <table:table-cell table:formula="of:=IF(OR([$final.G4]=300;[$final.H4]=300);&quot;-&quot;;[$final.G4])" office:value-type="float" office:value="14" calcext:value-type="float">
            <text:p>14</text:p>
          </table:table-cell>
          <table:table-cell table:formula="of:=IF(OR([$final.H4]=300;[$final.I4]=300);&quot;-&quot;;[$final.H4])" office:value-type="float" office:value="14" calcext:value-type="float">
            <text:p>14</text:p>
          </table:table-cell>
          <table:table-cell table:formula="of:=IF(OR([$final.I4]=300;[$final.J4]=300);&quot;-&quot;;[$final.I4])" office:value-type="float" office:value="5" calcext:value-type="float">
            <text:p>5</text:p>
          </table:table-cell>
          <table:table-cell table:formula="of:=IF(OR([$final.J4]=300;[$final.K4]=300);&quot;-&quot;;[$final.J4])" office:value-type="string" office:string-value="-" calcext:value-type="string">
            <text:p>-</text:p>
          </table:table-cell>
          <table:table-cell table:formula="of:=IF(OR([$final.K4]=300;[$final.L4]=300);&quot;-&quot;;[$final.K4])" office:value-type="string" office:string-value="-" calcext:value-type="string">
            <text:p>-</text:p>
          </table:table-cell>
          <table:table-cell table:formula="of:=IF(OR([$final.L4]=300;[$final.M4]=300);&quot;-&quot;;[$final.L4])" office:value-type="string" office:string-value="-" calcext:value-type="string">
            <text:p>-</text:p>
          </table:table-cell>
          <table:table-cell table:formula="of:=IF(OR([$final.M4]=300;[$final.N4]=300);&quot;-&quot;;[$final.M4])" office:value-type="string" office:string-value="-" calcext:value-type="string">
            <text:p>-</text:p>
          </table:table-cell>
          <table:table-cell table:formula="of:=IF(OR([$final.N4]=300;[$final.O4]=300);&quot;-&quot;;[$final.N4])" office:value-type="float" office:value="82" calcext:value-type="float">
            <text:p>82</text:p>
          </table:table-cell>
          <table:table-cell table:formula="of:=IF(OR([$final.O4]=300;[$final.P4]=300);&quot;-&quot;;[$final.O4])" office:value-type="float" office:value="8" calcext:value-type="float">
            <text:p>8</text:p>
          </table:table-cell>
          <table:table-cell table:formula="of:=IF(OR([$final.P4]=300;[$final.Q4]=300);&quot;-&quot;;[$final.P4])" office:value-type="string" office:string-value="-" calcext:value-type="string">
            <text:p>-</text:p>
          </table:table-cell>
          <table:table-cell table:formula="of:=IF(OR([$final.Q4]=300;[$final.R4]=300);&quot;-&quot;;[$final.Q4])" office:value-type="string" office:string-value="-" calcext:value-type="string">
            <text:p>-</text:p>
          </table:table-cell>
          <table:table-cell table:formula="of:=IF(OR([$final.R4]=300;[$final.S4]=300);&quot;-&quot;;[$final.R4])" office:value-type="string" office:string-value="-" calcext:value-type="string">
            <text:p>-</text:p>
          </table:table-cell>
          <table:table-cell table:formula="of:=IF(OR([$final.S4]=300;[$final.T4]=300);&quot;-&quot;;[$final.S4])" office:value-type="string" office:string-value="-" calcext:value-type="string">
            <text:p>-</text:p>
          </table:table-cell>
          <table:table-cell table:formula="of:=IF(OR([$final.T4]=300;[$final.U4]=300);&quot;-&quot;;[$final.T4])" office:value-type="float" office:value="512" calcext:value-type="float">
            <text:p>512</text:p>
          </table:table-cell>
          <table:table-cell table:formula="of:=IF(OR([$final.U4]=300;[$final.V4]=300);&quot;-&quot;;[$final.U4])" office:value-type="float" office:value="22" calcext:value-type="float">
            <text:p>22</text:p>
          </table:table-cell>
          <table:table-cell table:formula="of:=IF(OR([$final.V4]=300;[$final.W4]=300);&quot;-&quot;;[$final.V4])" office:value-type="string" office:string-value="-" calcext:value-type="string">
            <text:p>-</text:p>
          </table:table-cell>
          <table:table-cell table:formula="of:=IF(OR([$final.W4]=300;[$final.X4]=300);&quot;-&quot;;[$final.W4])" office:value-type="string" office:string-value="-" calcext:value-type="string">
            <text:p>-</text:p>
          </table:table-cell>
          <table:table-cell table:formula="of:=IF(OR([$final.X4]=300;[$final.Y4]=300);&quot;-&quot;;[$final.X4])" office:value-type="string" office:string-value="-" calcext:value-type="string">
            <text:p>-</text:p>
          </table:table-cell>
          <table:table-cell table:formula="of:=IF(OR([$final.Y4]=300;[$final.Z4]=300);&quot;-&quot;;[$final.Y4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table:formula="of:=IF(OR([$final.B5]=300;[$final.C5]=300);&quot;-&quot;;[$final.B5])" office:value-type="float" office:value="0" calcext:value-type="float">
            <text:p>0</text:p>
          </table:table-cell>
          <table:table-cell table:formula="of:=IF(OR([$final.C5]=300;[$final.D5]=300);&quot;-&quot;;[$final.C5])" office:value-type="float" office:value="6" calcext:value-type="float">
            <text:p>6</text:p>
          </table:table-cell>
          <table:table-cell table:formula="of:=IF(OR([$final.D5]=300;[$final.E5]=300);&quot;-&quot;;[$final.D5])" office:value-type="float" office:value="0" calcext:value-type="float">
            <text:p>0</text:p>
          </table:table-cell>
          <table:table-cell table:formula="of:=IF(OR([$final.E5]=300;[$final.F5]=300);&quot;-&quot;;[$final.E5])" office:value-type="float" office:value="7" calcext:value-type="float">
            <text:p>7</text:p>
          </table:table-cell>
          <table:table-cell table:formula="of:=IF(OR([$final.F5]=300;[$final.G5]=300);&quot;-&quot;;[$final.F5])" office:value-type="float" office:value="0" calcext:value-type="float">
            <text:p>0</text:p>
          </table:table-cell>
          <table:table-cell table:formula="of:=IF(OR([$final.G5]=300;[$final.H5]=300);&quot;-&quot;;[$final.G5])" office:value-type="float" office:value="68" calcext:value-type="float">
            <text:p>68</text:p>
          </table:table-cell>
          <table:table-cell table:formula="of:=IF(OR([$final.H5]=300;[$final.I5]=300);&quot;-&quot;;[$final.H5])" office:value-type="float" office:value="0" calcext:value-type="float">
            <text:p>0</text:p>
          </table:table-cell>
          <table:table-cell table:formula="of:=IF(OR([$final.I5]=300;[$final.J5]=300);&quot;-&quot;;[$final.I5])" office:value-type="float" office:value="5" calcext:value-type="float">
            <text:p>5</text:p>
          </table:table-cell>
          <table:table-cell table:formula="of:=IF(OR([$final.J5]=300;[$final.K5]=300);&quot;-&quot;;[$final.J5])" office:value-type="string" office:string-value="-" calcext:value-type="string">
            <text:p>-</text:p>
          </table:table-cell>
          <table:table-cell table:formula="of:=IF(OR([$final.K5]=300;[$final.L5]=300);&quot;-&quot;;[$final.K5])" office:value-type="string" office:string-value="-" calcext:value-type="string">
            <text:p>-</text:p>
          </table:table-cell>
          <table:table-cell table:formula="of:=IF(OR([$final.L5]=300;[$final.M5]=300);&quot;-&quot;;[$final.L5])" office:value-type="string" office:string-value="-" calcext:value-type="string">
            <text:p>-</text:p>
          </table:table-cell>
          <table:table-cell table:formula="of:=IF(OR([$final.M5]=300;[$final.N5]=300);&quot;-&quot;;[$final.M5])" office:value-type="string" office:string-value="-" calcext:value-type="string">
            <text:p>-</text:p>
          </table:table-cell>
          <table:table-cell table:formula="of:=IF(OR([$final.N5]=300;[$final.O5]=300);&quot;-&quot;;[$final.N5])" office:value-type="float" office:value="0" calcext:value-type="float">
            <text:p>0</text:p>
          </table:table-cell>
          <table:table-cell table:formula="of:=IF(OR([$final.O5]=300;[$final.P5]=300);&quot;-&quot;;[$final.O5])" office:value-type="float" office:value="19" calcext:value-type="float">
            <text:p>19</text:p>
          </table:table-cell>
          <table:table-cell table:formula="of:=IF(OR([$final.P5]=300;[$final.Q5]=300);&quot;-&quot;;[$final.P5])" office:value-type="string" office:string-value="-" calcext:value-type="string">
            <text:p>-</text:p>
          </table:table-cell>
          <table:table-cell table:formula="of:=IF(OR([$final.Q5]=300;[$final.R5]=300);&quot;-&quot;;[$final.Q5])" office:value-type="string" office:string-value="-" calcext:value-type="string">
            <text:p>-</text:p>
          </table:table-cell>
          <table:table-cell table:formula="of:=IF(OR([$final.R5]=300;[$final.S5]=300);&quot;-&quot;;[$final.R5])" office:value-type="string" office:string-value="-" calcext:value-type="string">
            <text:p>-</text:p>
          </table:table-cell>
          <table:table-cell table:formula="of:=IF(OR([$final.S5]=300;[$final.T5]=300);&quot;-&quot;;[$final.S5])" office:value-type="string" office:string-value="-" calcext:value-type="string">
            <text:p>-</text:p>
          </table:table-cell>
          <table:table-cell table:formula="of:=IF(OR([$final.T5]=300;[$final.U5]=300);&quot;-&quot;;[$final.T5])" office:value-type="string" office:string-value="-" calcext:value-type="string">
            <text:p>-</text:p>
          </table:table-cell>
          <table:table-cell table:formula="of:=IF(OR([$final.U5]=300;[$final.V5]=300);&quot;-&quot;;[$final.U5])" office:value-type="string" office:string-value="-" calcext:value-type="string">
            <text:p>-</text:p>
          </table:table-cell>
          <table:table-cell table:formula="of:=IF(OR([$final.V5]=300;[$final.W5]=300);&quot;-&quot;;[$final.V5])" office:value-type="string" office:string-value="-" calcext:value-type="string">
            <text:p>-</text:p>
          </table:table-cell>
          <table:table-cell table:formula="of:=IF(OR([$final.W5]=300;[$final.X5]=300);&quot;-&quot;;[$final.W5])" office:value-type="string" office:string-value="-" calcext:value-type="string">
            <text:p>-</text:p>
          </table:table-cell>
          <table:table-cell table:formula="of:=IF(OR([$final.X5]=300;[$final.Y5]=300);&quot;-&quot;;[$final.X5])" office:value-type="string" office:string-value="-" calcext:value-type="string">
            <text:p>-</text:p>
          </table:table-cell>
          <table:table-cell table:formula="of:=IF(OR([$final.Y5]=300;[$final.Z5]=300);&quot;-&quot;;[$final.Y5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table:formula="of:=IF(OR([$final.B6]=300;[$final.C6]=300);&quot;-&quot;;[$final.B6])" office:value-type="float" office:value="0" calcext:value-type="float">
            <text:p>0</text:p>
          </table:table-cell>
          <table:table-cell table:formula="of:=IF(OR([$final.C6]=300;[$final.D6]=300);&quot;-&quot;;[$final.C6])" office:value-type="float" office:value="5" calcext:value-type="float">
            <text:p>5</text:p>
          </table:table-cell>
          <table:table-cell table:formula="of:=IF(OR([$final.D6]=300;[$final.E6]=300);&quot;-&quot;;[$final.D6])" office:value-type="float" office:value="0" calcext:value-type="float">
            <text:p>0</text:p>
          </table:table-cell>
          <table:table-cell table:formula="of:=IF(OR([$final.E6]=300;[$final.F6]=300);&quot;-&quot;;[$final.E6])" office:value-type="float" office:value="5" calcext:value-type="float">
            <text:p>5</text:p>
          </table:table-cell>
          <table:table-cell table:formula="of:=IF(OR([$final.F6]=300;[$final.G6]=300);&quot;-&quot;;[$final.F6])" office:value-type="float" office:value="2" calcext:value-type="float">
            <text:p>2</text:p>
          </table:table-cell>
          <table:table-cell table:formula="of:=IF(OR([$final.G6]=300;[$final.H6]=300);&quot;-&quot;;[$final.G6])" office:value-type="float" office:value="5" calcext:value-type="float">
            <text:p>5</text:p>
          </table:table-cell>
          <table:table-cell table:formula="of:=IF(OR([$final.H6]=300;[$final.I6]=300);&quot;-&quot;;[$final.H6])" office:value-type="float" office:value="0" calcext:value-type="float">
            <text:p>0</text:p>
          </table:table-cell>
          <table:table-cell table:formula="of:=IF(OR([$final.I6]=300;[$final.J6]=300);&quot;-&quot;;[$final.I6])" office:value-type="float" office:value="5" calcext:value-type="float">
            <text:p>5</text:p>
          </table:table-cell>
          <table:table-cell table:formula="of:=IF(OR([$final.J6]=300;[$final.K6]=300);&quot;-&quot;;[$final.J6])" office:value-type="float" office:value="0" calcext:value-type="float">
            <text:p>0</text:p>
          </table:table-cell>
          <table:table-cell table:formula="of:=IF(OR([$final.K6]=300;[$final.L6]=300);&quot;-&quot;;[$final.K6])" office:value-type="float" office:value="5" calcext:value-type="float">
            <text:p>5</text:p>
          </table:table-cell>
          <table:table-cell table:formula="of:=IF(OR([$final.L6]=300;[$final.M6]=300);&quot;-&quot;;[$final.L6])" office:value-type="float" office:value="2" calcext:value-type="float">
            <text:p>2</text:p>
          </table:table-cell>
          <table:table-cell table:formula="of:=IF(OR([$final.M6]=300;[$final.N6]=300);&quot;-&quot;;[$final.M6])" office:value-type="float" office:value="5" calcext:value-type="float">
            <text:p>5</text:p>
          </table:table-cell>
          <table:table-cell table:formula="of:=IF(OR([$final.N6]=300;[$final.O6]=300);&quot;-&quot;;[$final.N6])" office:value-type="float" office:value="0" calcext:value-type="float">
            <text:p>0</text:p>
          </table:table-cell>
          <table:table-cell table:formula="of:=IF(OR([$final.O6]=300;[$final.P6]=300);&quot;-&quot;;[$final.O6])" office:value-type="float" office:value="5" calcext:value-type="float">
            <text:p>5</text:p>
          </table:table-cell>
          <table:table-cell table:formula="of:=IF(OR([$final.P6]=300;[$final.Q6]=300);&quot;-&quot;;[$final.P6])" office:value-type="float" office:value="0" calcext:value-type="float">
            <text:p>0</text:p>
          </table:table-cell>
          <table:table-cell table:formula="of:=IF(OR([$final.Q6]=300;[$final.R6]=300);&quot;-&quot;;[$final.Q6])" office:value-type="float" office:value="5" calcext:value-type="float">
            <text:p>5</text:p>
          </table:table-cell>
          <table:table-cell table:formula="of:=IF(OR([$final.R6]=300;[$final.S6]=300);&quot;-&quot;;[$final.R6])" office:value-type="float" office:value="2" calcext:value-type="float">
            <text:p>2</text:p>
          </table:table-cell>
          <table:table-cell table:formula="of:=IF(OR([$final.S6]=300;[$final.T6]=300);&quot;-&quot;;[$final.S6])" office:value-type="float" office:value="5" calcext:value-type="float">
            <text:p>5</text:p>
          </table:table-cell>
          <table:table-cell table:formula="of:=IF(OR([$final.T6]=300;[$final.U6]=300);&quot;-&quot;;[$final.T6])" office:value-type="float" office:value="0" calcext:value-type="float">
            <text:p>0</text:p>
          </table:table-cell>
          <table:table-cell table:formula="of:=IF(OR([$final.U6]=300;[$final.V6]=300);&quot;-&quot;;[$final.U6])" office:value-type="float" office:value="4" calcext:value-type="float">
            <text:p>4</text:p>
          </table:table-cell>
          <table:table-cell table:formula="of:=IF(OR([$final.V6]=300;[$final.W6]=300);&quot;-&quot;;[$final.V6])" office:value-type="float" office:value="0" calcext:value-type="float">
            <text:p>0</text:p>
          </table:table-cell>
          <table:table-cell table:formula="of:=IF(OR([$final.W6]=300;[$final.X6]=300);&quot;-&quot;;[$final.W6])" office:value-type="float" office:value="5" calcext:value-type="float">
            <text:p>5</text:p>
          </table:table-cell>
          <table:table-cell table:formula="of:=IF(OR([$final.X6]=300;[$final.Y6]=300);&quot;-&quot;;[$final.X6])" office:value-type="float" office:value="2" calcext:value-type="float">
            <text:p>2</text:p>
          </table:table-cell>
          <table:table-cell table:formula="of:=IF(OR([$final.Y6]=300;[$final.Z6]=300);&quot;-&quot;;[$final.Y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table:formula="of:=IF(OR([$final.B7]=300;[$final.C7]=300);&quot;-&quot;;[$final.B7])" office:value-type="float" office:value="0" calcext:value-type="float">
            <text:p>0</text:p>
          </table:table-cell>
          <table:table-cell table:formula="of:=IF(OR([$final.C7]=300;[$final.D7]=300);&quot;-&quot;;[$final.C7])" office:value-type="float" office:value="5" calcext:value-type="float">
            <text:p>5</text:p>
          </table:table-cell>
          <table:table-cell table:formula="of:=IF(OR([$final.D7]=300;[$final.E7]=300);&quot;-&quot;;[$final.D7])" office:value-type="float" office:value="14" calcext:value-type="float">
            <text:p>14</text:p>
          </table:table-cell>
          <table:table-cell table:formula="of:=IF(OR([$final.E7]=300;[$final.F7]=300);&quot;-&quot;;[$final.E7])" office:value-type="float" office:value="17" calcext:value-type="float">
            <text:p>17</text:p>
          </table:table-cell>
          <table:table-cell table:formula="of:=IF(OR([$final.F7]=300;[$final.G7]=300);&quot;-&quot;;[$final.F7])" office:value-type="string" office:string-value="-" calcext:value-type="string">
            <text:p>-</text:p>
          </table:table-cell>
          <table:table-cell table:formula="of:=IF(OR([$final.G7]=300;[$final.H7]=300);&quot;-&quot;;[$final.G7])" office:value-type="string" office:string-value="-" calcext:value-type="string">
            <text:p>-</text:p>
          </table:table-cell>
          <table:table-cell table:formula="of:=IF(OR([$final.H7]=300;[$final.I7]=300);&quot;-&quot;;[$final.H7])" office:value-type="float" office:value="0" calcext:value-type="float">
            <text:p>0</text:p>
          </table:table-cell>
          <table:table-cell table:formula="of:=IF(OR([$final.I7]=300;[$final.J7]=300);&quot;-&quot;;[$final.I7])" office:value-type="float" office:value="6" calcext:value-type="float">
            <text:p>6</text:p>
          </table:table-cell>
          <table:table-cell table:formula="of:=IF(OR([$final.J7]=300;[$final.K7]=300);&quot;-&quot;;[$final.J7])" office:value-type="string" office:string-value="-" calcext:value-type="string">
            <text:p>-</text:p>
          </table:table-cell>
          <table:table-cell table:formula="of:=IF(OR([$final.K7]=300;[$final.L7]=300);&quot;-&quot;;[$final.K7])" office:value-type="string" office:string-value="-" calcext:value-type="string">
            <text:p>-</text:p>
          </table:table-cell>
          <table:table-cell table:formula="of:=IF(OR([$final.L7]=300;[$final.M7]=300);&quot;-&quot;;[$final.L7])" office:value-type="string" office:string-value="-" calcext:value-type="string">
            <text:p>-</text:p>
          </table:table-cell>
          <table:table-cell table:formula="of:=IF(OR([$final.M7]=300;[$final.N7]=300);&quot;-&quot;;[$final.M7])" office:value-type="string" office:string-value="-" calcext:value-type="string">
            <text:p>-</text:p>
          </table:table-cell>
          <table:table-cell table:formula="of:=IF(OR([$final.N7]=300;[$final.O7]=300);&quot;-&quot;;[$final.N7])" office:value-type="float" office:value="0" calcext:value-type="float">
            <text:p>0</text:p>
          </table:table-cell>
          <table:table-cell table:formula="of:=IF(OR([$final.O7]=300;[$final.P7]=300);&quot;-&quot;;[$final.O7])" office:value-type="float" office:value="5" calcext:value-type="float">
            <text:p>5</text:p>
          </table:table-cell>
          <table:table-cell table:formula="of:=IF(OR([$final.P7]=300;[$final.Q7]=300);&quot;-&quot;;[$final.P7])" office:value-type="string" office:string-value="-" calcext:value-type="string">
            <text:p>-</text:p>
          </table:table-cell>
          <table:table-cell table:formula="of:=IF(OR([$final.Q7]=300;[$final.R7]=300);&quot;-&quot;;[$final.Q7])" office:value-type="string" office:string-value="-" calcext:value-type="string">
            <text:p>-</text:p>
          </table:table-cell>
          <table:table-cell table:formula="of:=IF(OR([$final.R7]=300;[$final.S7]=300);&quot;-&quot;;[$final.R7])" office:value-type="string" office:string-value="-" calcext:value-type="string">
            <text:p>-</text:p>
          </table:table-cell>
          <table:table-cell table:formula="of:=IF(OR([$final.S7]=300;[$final.T7]=300);&quot;-&quot;;[$final.S7])" office:value-type="string" office:string-value="-" calcext:value-type="string">
            <text:p>-</text:p>
          </table:table-cell>
          <table:table-cell table:formula="of:=IF(OR([$final.T7]=300;[$final.U7]=300);&quot;-&quot;;[$final.T7])" office:value-type="float" office:value="1" calcext:value-type="float">
            <text:p>1</text:p>
          </table:table-cell>
          <table:table-cell table:formula="of:=IF(OR([$final.U7]=300;[$final.V7]=300);&quot;-&quot;;[$final.U7])" office:value-type="float" office:value="5" calcext:value-type="float">
            <text:p>5</text:p>
          </table:table-cell>
          <table:table-cell table:formula="of:=IF(OR([$final.V7]=300;[$final.W7]=300);&quot;-&quot;;[$final.V7])" office:value-type="string" office:string-value="-" calcext:value-type="string">
            <text:p>-</text:p>
          </table:table-cell>
          <table:table-cell table:formula="of:=IF(OR([$final.W7]=300;[$final.X7]=300);&quot;-&quot;;[$final.W7])" office:value-type="string" office:string-value="-" calcext:value-type="string">
            <text:p>-</text:p>
          </table:table-cell>
          <table:table-cell table:formula="of:=IF(OR([$final.X7]=300;[$final.Y7]=300);&quot;-&quot;;[$final.X7])" office:value-type="string" office:string-value="-" calcext:value-type="string">
            <text:p>-</text:p>
          </table:table-cell>
          <table:table-cell table:formula="of:=IF(OR([$final.Y7]=300;[$final.Z7]=300);&quot;-&quot;;[$final.Y7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table:formula="of:=IF(OR([$final.B8]=300;[$final.C8]=300);&quot;-&quot;;[$final.B8])" office:value-type="float" office:value="0" calcext:value-type="float">
            <text:p>0</text:p>
          </table:table-cell>
          <table:table-cell table:formula="of:=IF(OR([$final.C8]=300;[$final.D8]=300);&quot;-&quot;;[$final.C8])" office:value-type="float" office:value="5" calcext:value-type="float">
            <text:p>5</text:p>
          </table:table-cell>
          <table:table-cell table:formula="of:=IF(OR([$final.D8]=300;[$final.E8]=300);&quot;-&quot;;[$final.D8])" office:value-type="float" office:value="0" calcext:value-type="float">
            <text:p>0</text:p>
          </table:table-cell>
          <table:table-cell table:formula="of:=IF(OR([$final.E8]=300;[$final.F8]=300);&quot;-&quot;;[$final.E8])" office:value-type="float" office:value="5" calcext:value-type="float">
            <text:p>5</text:p>
          </table:table-cell>
          <table:table-cell table:formula="of:=IF(OR([$final.F8]=300;[$final.G8]=300);&quot;-&quot;;[$final.F8])" office:value-type="float" office:value="0" calcext:value-type="float">
            <text:p>0</text:p>
          </table:table-cell>
          <table:table-cell table:formula="of:=IF(OR([$final.G8]=300;[$final.H8]=300);&quot;-&quot;;[$final.G8])" office:value-type="float" office:value="5" calcext:value-type="float">
            <text:p>5</text:p>
          </table:table-cell>
          <table:table-cell table:formula="of:=IF(OR([$final.H8]=300;[$final.I8]=300);&quot;-&quot;;[$final.H8])" office:value-type="float" office:value="0" calcext:value-type="float">
            <text:p>0</text:p>
          </table:table-cell>
          <table:table-cell table:formula="of:=IF(OR([$final.I8]=300;[$final.J8]=300);&quot;-&quot;;[$final.I8])" office:value-type="float" office:value="5" calcext:value-type="float">
            <text:p>5</text:p>
          </table:table-cell>
          <table:table-cell table:formula="of:=IF(OR([$final.J8]=300;[$final.K8]=300);&quot;-&quot;;[$final.J8])" office:value-type="float" office:value="0" calcext:value-type="float">
            <text:p>0</text:p>
          </table:table-cell>
          <table:table-cell table:formula="of:=IF(OR([$final.K8]=300;[$final.L8]=300);&quot;-&quot;;[$final.K8])" office:value-type="float" office:value="5" calcext:value-type="float">
            <text:p>5</text:p>
          </table:table-cell>
          <table:table-cell table:formula="of:=IF(OR([$final.L8]=300;[$final.M8]=300);&quot;-&quot;;[$final.L8])" office:value-type="float" office:value="0" calcext:value-type="float">
            <text:p>0</text:p>
          </table:table-cell>
          <table:table-cell table:formula="of:=IF(OR([$final.M8]=300;[$final.N8]=300);&quot;-&quot;;[$final.M8])" office:value-type="float" office:value="5" calcext:value-type="float">
            <text:p>5</text:p>
          </table:table-cell>
          <table:table-cell table:formula="of:=IF(OR([$final.N8]=300;[$final.O8]=300);&quot;-&quot;;[$final.N8])" office:value-type="float" office:value="1" calcext:value-type="float">
            <text:p>1</text:p>
          </table:table-cell>
          <table:table-cell table:formula="of:=IF(OR([$final.O8]=300;[$final.P8]=300);&quot;-&quot;;[$final.O8])" office:value-type="float" office:value="5" calcext:value-type="float">
            <text:p>5</text:p>
          </table:table-cell>
          <table:table-cell table:formula="of:=IF(OR([$final.P8]=300;[$final.Q8]=300);&quot;-&quot;;[$final.P8])" office:value-type="float" office:value="2" calcext:value-type="float">
            <text:p>2</text:p>
          </table:table-cell>
          <table:table-cell table:formula="of:=IF(OR([$final.Q8]=300;[$final.R8]=300);&quot;-&quot;;[$final.Q8])" office:value-type="float" office:value="5" calcext:value-type="float">
            <text:p>5</text:p>
          </table:table-cell>
          <table:table-cell table:formula="of:=IF(OR([$final.R8]=300;[$final.S8]=300);&quot;-&quot;;[$final.R8])" office:value-type="float" office:value="3" calcext:value-type="float">
            <text:p>3</text:p>
          </table:table-cell>
          <table:table-cell table:formula="of:=IF(OR([$final.S8]=300;[$final.T8]=300);&quot;-&quot;;[$final.S8])" office:value-type="float" office:value="5" calcext:value-type="float">
            <text:p>5</text:p>
          </table:table-cell>
          <table:table-cell table:formula="of:=IF(OR([$final.T8]=300;[$final.U8]=300);&quot;-&quot;;[$final.T8])" office:value-type="float" office:value="1" calcext:value-type="float">
            <text:p>1</text:p>
          </table:table-cell>
          <table:table-cell table:formula="of:=IF(OR([$final.U8]=300;[$final.V8]=300);&quot;-&quot;;[$final.U8])" office:value-type="float" office:value="5" calcext:value-type="float">
            <text:p>5</text:p>
          </table:table-cell>
          <table:table-cell table:formula="of:=IF(OR([$final.V8]=300;[$final.W8]=300);&quot;-&quot;;[$final.V8])" office:value-type="float" office:value="2" calcext:value-type="float">
            <text:p>2</text:p>
          </table:table-cell>
          <table:table-cell table:formula="of:=IF(OR([$final.W8]=300;[$final.X8]=300);&quot;-&quot;;[$final.W8])" office:value-type="float" office:value="5" calcext:value-type="float">
            <text:p>5</text:p>
          </table:table-cell>
          <table:table-cell table:formula="of:=IF(OR([$final.X8]=300;[$final.Y8]=300);&quot;-&quot;;[$final.X8])" office:value-type="float" office:value="3" calcext:value-type="float">
            <text:p>3</text:p>
          </table:table-cell>
          <table:table-cell table:formula="of:=IF(OR([$final.Y8]=300;[$final.Z8]=300);&quot;-&quot;;[$final.Y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table:formula="of:=IF(OR([$final.B9]=300;[$final.C9]=300);&quot;-&quot;;[$final.B9])" office:value-type="float" office:value="0" calcext:value-type="float">
            <text:p>0</text:p>
          </table:table-cell>
          <table:table-cell table:formula="of:=IF(OR([$final.C9]=300;[$final.D9]=300);&quot;-&quot;;[$final.C9])" office:value-type="float" office:value="5" calcext:value-type="float">
            <text:p>5</text:p>
          </table:table-cell>
          <table:table-cell table:formula="of:=IF(OR([$final.D9]=300;[$final.E9]=300);&quot;-&quot;;[$final.D9])" office:value-type="float" office:value="0" calcext:value-type="float">
            <text:p>0</text:p>
          </table:table-cell>
          <table:table-cell table:formula="of:=IF(OR([$final.E9]=300;[$final.F9]=300);&quot;-&quot;;[$final.E9])" office:value-type="float" office:value="5" calcext:value-type="float">
            <text:p>5</text:p>
          </table:table-cell>
          <table:table-cell table:formula="of:=IF(OR([$final.F9]=300;[$final.G9]=300);&quot;-&quot;;[$final.F9])" office:value-type="float" office:value="0" calcext:value-type="float">
            <text:p>0</text:p>
          </table:table-cell>
          <table:table-cell table:formula="of:=IF(OR([$final.G9]=300;[$final.H9]=300);&quot;-&quot;;[$final.G9])" office:value-type="float" office:value="5" calcext:value-type="float">
            <text:p>5</text:p>
          </table:table-cell>
          <table:table-cell table:formula="of:=IF(OR([$final.H9]=300;[$final.I9]=300);&quot;-&quot;;[$final.H9])" office:value-type="float" office:value="0" calcext:value-type="float">
            <text:p>0</text:p>
          </table:table-cell>
          <table:table-cell table:formula="of:=IF(OR([$final.I9]=300;[$final.J9]=300);&quot;-&quot;;[$final.I9])" office:value-type="float" office:value="5" calcext:value-type="float">
            <text:p>5</text:p>
          </table:table-cell>
          <table:table-cell table:formula="of:=IF(OR([$final.J9]=300;[$final.K9]=300);&quot;-&quot;;[$final.J9])" office:value-type="float" office:value="0" calcext:value-type="float">
            <text:p>0</text:p>
          </table:table-cell>
          <table:table-cell table:formula="of:=IF(OR([$final.K9]=300;[$final.L9]=300);&quot;-&quot;;[$final.K9])" office:value-type="float" office:value="5" calcext:value-type="float">
            <text:p>5</text:p>
          </table:table-cell>
          <table:table-cell table:formula="of:=IF(OR([$final.L9]=300;[$final.M9]=300);&quot;-&quot;;[$final.L9])" office:value-type="float" office:value="0" calcext:value-type="float">
            <text:p>0</text:p>
          </table:table-cell>
          <table:table-cell table:formula="of:=IF(OR([$final.M9]=300;[$final.N9]=300);&quot;-&quot;;[$final.M9])" office:value-type="float" office:value="5" calcext:value-type="float">
            <text:p>5</text:p>
          </table:table-cell>
          <table:table-cell table:formula="of:=IF(OR([$final.N9]=300;[$final.O9]=300);&quot;-&quot;;[$final.N9])" office:value-type="float" office:value="0" calcext:value-type="float">
            <text:p>0</text:p>
          </table:table-cell>
          <table:table-cell table:formula="of:=IF(OR([$final.O9]=300;[$final.P9]=300);&quot;-&quot;;[$final.O9])" office:value-type="float" office:value="5" calcext:value-type="float">
            <text:p>5</text:p>
          </table:table-cell>
          <table:table-cell table:formula="of:=IF(OR([$final.P9]=300;[$final.Q9]=300);&quot;-&quot;;[$final.P9])" office:value-type="float" office:value="0" calcext:value-type="float">
            <text:p>0</text:p>
          </table:table-cell>
          <table:table-cell table:formula="of:=IF(OR([$final.Q9]=300;[$final.R9]=300);&quot;-&quot;;[$final.Q9])" office:value-type="float" office:value="5" calcext:value-type="float">
            <text:p>5</text:p>
          </table:table-cell>
          <table:table-cell table:formula="of:=IF(OR([$final.R9]=300;[$final.S9]=300);&quot;-&quot;;[$final.R9])" office:value-type="float" office:value="0" calcext:value-type="float">
            <text:p>0</text:p>
          </table:table-cell>
          <table:table-cell table:formula="of:=IF(OR([$final.S9]=300;[$final.T9]=300);&quot;-&quot;;[$final.S9])" office:value-type="float" office:value="5" calcext:value-type="float">
            <text:p>5</text:p>
          </table:table-cell>
          <table:table-cell table:formula="of:=IF(OR([$final.T9]=300;[$final.U9]=300);&quot;-&quot;;[$final.T9])" office:value-type="float" office:value="0" calcext:value-type="float">
            <text:p>0</text:p>
          </table:table-cell>
          <table:table-cell table:formula="of:=IF(OR([$final.U9]=300;[$final.V9]=300);&quot;-&quot;;[$final.U9])" office:value-type="float" office:value="5" calcext:value-type="float">
            <text:p>5</text:p>
          </table:table-cell>
          <table:table-cell table:formula="of:=IF(OR([$final.V9]=300;[$final.W9]=300);&quot;-&quot;;[$final.V9])" office:value-type="float" office:value="0" calcext:value-type="float">
            <text:p>0</text:p>
          </table:table-cell>
          <table:table-cell table:formula="of:=IF(OR([$final.W9]=300;[$final.X9]=300);&quot;-&quot;;[$final.W9])" office:value-type="float" office:value="5" calcext:value-type="float">
            <text:p>5</text:p>
          </table:table-cell>
          <table:table-cell table:formula="of:=IF(OR([$final.X9]=300;[$final.Y9]=300);&quot;-&quot;;[$final.X9])" office:value-type="float" office:value="0" calcext:value-type="float">
            <text:p>0</text:p>
          </table:table-cell>
          <table:table-cell table:formula="of:=IF(OR([$final.Y9]=300;[$final.Z9]=300);&quot;-&quot;;[$final.Y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table:formula="of:=IF(OR([$final.B10]=300;[$final.C10]=300);&quot;-&quot;;[$final.B10])" office:value-type="float" office:value="0" calcext:value-type="float">
            <text:p>0</text:p>
          </table:table-cell>
          <table:table-cell table:formula="of:=IF(OR([$final.C10]=300;[$final.D10]=300);&quot;-&quot;;[$final.C10])" office:value-type="float" office:value="5" calcext:value-type="float">
            <text:p>5</text:p>
          </table:table-cell>
          <table:table-cell table:formula="of:=IF(OR([$final.D10]=300;[$final.E10]=300);&quot;-&quot;;[$final.D10])" office:value-type="float" office:value="0" calcext:value-type="float">
            <text:p>0</text:p>
          </table:table-cell>
          <table:table-cell table:formula="of:=IF(OR([$final.E10]=300;[$final.F10]=300);&quot;-&quot;;[$final.E10])" office:value-type="float" office:value="8" calcext:value-type="float">
            <text:p>8</text:p>
          </table:table-cell>
          <table:table-cell table:formula="of:=IF(OR([$final.F10]=300;[$final.G10]=300);&quot;-&quot;;[$final.F10])" office:value-type="float" office:value="0" calcext:value-type="float">
            <text:p>0</text:p>
          </table:table-cell>
          <table:table-cell table:formula="of:=IF(OR([$final.G10]=300;[$final.H10]=300);&quot;-&quot;;[$final.G10])" office:value-type="float" office:value="176" calcext:value-type="float">
            <text:p>176</text:p>
          </table:table-cell>
          <table:table-cell table:formula="of:=IF(OR([$final.H10]=300;[$final.I10]=300);&quot;-&quot;;[$final.H10])" office:value-type="float" office:value="0" calcext:value-type="float">
            <text:p>0</text:p>
          </table:table-cell>
          <table:table-cell table:formula="of:=IF(OR([$final.I10]=300;[$final.J10]=300);&quot;-&quot;;[$final.I10])" office:value-type="float" office:value="5" calcext:value-type="float">
            <text:p>5</text:p>
          </table:table-cell>
          <table:table-cell table:formula="of:=IF(OR([$final.J10]=300;[$final.K10]=300);&quot;-&quot;;[$final.J10])" office:value-type="string" office:string-value="-" calcext:value-type="string">
            <text:p>-</text:p>
          </table:table-cell>
          <table:table-cell table:formula="of:=IF(OR([$final.K10]=300;[$final.L10]=300);&quot;-&quot;;[$final.K10])" office:value-type="string" office:string-value="-" calcext:value-type="string">
            <text:p>-</text:p>
          </table:table-cell>
          <table:table-cell table:formula="of:=IF(OR([$final.L10]=300;[$final.M10]=300);&quot;-&quot;;[$final.L10])" office:value-type="string" office:string-value="-" calcext:value-type="string">
            <text:p>-</text:p>
          </table:table-cell>
          <table:table-cell table:formula="of:=IF(OR([$final.M10]=300;[$final.N10]=300);&quot;-&quot;;[$final.M10])" office:value-type="string" office:string-value="-" calcext:value-type="string">
            <text:p>-</text:p>
          </table:table-cell>
          <table:table-cell table:formula="of:=IF(OR([$final.N10]=300;[$final.O10]=300);&quot;-&quot;;[$final.N10])" office:value-type="float" office:value="0" calcext:value-type="float">
            <text:p>0</text:p>
          </table:table-cell>
          <table:table-cell table:formula="of:=IF(OR([$final.O10]=300;[$final.P10]=300);&quot;-&quot;;[$final.O10])" office:value-type="float" office:value="6" calcext:value-type="float">
            <text:p>6</text:p>
          </table:table-cell>
          <table:table-cell table:formula="of:=IF(OR([$final.P10]=300;[$final.Q10]=300);&quot;-&quot;;[$final.P10])" office:value-type="string" office:string-value="-" calcext:value-type="string">
            <text:p>-</text:p>
          </table:table-cell>
          <table:table-cell table:formula="of:=IF(OR([$final.Q10]=300;[$final.R10]=300);&quot;-&quot;;[$final.Q10])" office:value-type="string" office:string-value="-" calcext:value-type="string">
            <text:p>-</text:p>
          </table:table-cell>
          <table:table-cell table:formula="of:=IF(OR([$final.R10]=300;[$final.S10]=300);&quot;-&quot;;[$final.R10])" office:value-type="string" office:string-value="-" calcext:value-type="string">
            <text:p>-</text:p>
          </table:table-cell>
          <table:table-cell table:formula="of:=IF(OR([$final.S10]=300;[$final.T10]=300);&quot;-&quot;;[$final.S10])" office:value-type="string" office:string-value="-" calcext:value-type="string">
            <text:p>-</text:p>
          </table:table-cell>
          <table:table-cell table:formula="of:=IF(OR([$final.T10]=300;[$final.U10]=300);&quot;-&quot;;[$final.T10])" office:value-type="float" office:value="0" calcext:value-type="float">
            <text:p>0</text:p>
          </table:table-cell>
          <table:table-cell table:formula="of:=IF(OR([$final.U10]=300;[$final.V10]=300);&quot;-&quot;;[$final.U10])" office:value-type="float" office:value="6" calcext:value-type="float">
            <text:p>6</text:p>
          </table:table-cell>
          <table:table-cell table:formula="of:=IF(OR([$final.V10]=300;[$final.W10]=300);&quot;-&quot;;[$final.V10])" office:value-type="string" office:string-value="-" calcext:value-type="string">
            <text:p>-</text:p>
          </table:table-cell>
          <table:table-cell table:formula="of:=IF(OR([$final.W10]=300;[$final.X10]=300);&quot;-&quot;;[$final.W10])" office:value-type="string" office:string-value="-" calcext:value-type="string">
            <text:p>-</text:p>
          </table:table-cell>
          <table:table-cell table:formula="of:=IF(OR([$final.X10]=300;[$final.Y10]=300);&quot;-&quot;;[$final.X10])" office:value-type="string" office:string-value="-" calcext:value-type="string">
            <text:p>-</text:p>
          </table:table-cell>
          <table:table-cell table:formula="of:=IF(OR([$final.Y10]=300;[$final.Z10]=300);&quot;-&quot;;[$final.Y10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table:formula="of:=IF(OR([$final.B11]=300;[$final.C11]=300);&quot;-&quot;;[$final.B11])" office:value-type="float" office:value="0" calcext:value-type="float">
            <text:p>0</text:p>
          </table:table-cell>
          <table:table-cell table:formula="of:=IF(OR([$final.C11]=300;[$final.D11]=300);&quot;-&quot;;[$final.C11])" office:value-type="float" office:value="5" calcext:value-type="float">
            <text:p>5</text:p>
          </table:table-cell>
          <table:table-cell table:formula="of:=IF(OR([$final.D11]=300;[$final.E11]=300);&quot;-&quot;;[$final.D11])" office:value-type="float" office:value="1" calcext:value-type="float">
            <text:p>1</text:p>
          </table:table-cell>
          <table:table-cell table:formula="of:=IF(OR([$final.E11]=300;[$final.F11]=300);&quot;-&quot;;[$final.E11])" office:value-type="float" office:value="5" calcext:value-type="float">
            <text:p>5</text:p>
          </table:table-cell>
          <table:table-cell table:formula="of:=IF(OR([$final.F11]=300;[$final.G11]=300);&quot;-&quot;;[$final.F11])" office:value-type="float" office:value="2" calcext:value-type="float">
            <text:p>2</text:p>
          </table:table-cell>
          <table:table-cell table:formula="of:=IF(OR([$final.G11]=300;[$final.H11]=300);&quot;-&quot;;[$final.G11])" office:value-type="float" office:value="5" calcext:value-type="float">
            <text:p>5</text:p>
          </table:table-cell>
          <table:table-cell table:formula="of:=IF(OR([$final.H11]=300;[$final.I11]=300);&quot;-&quot;;[$final.H11])" office:value-type="float" office:value="1" calcext:value-type="float">
            <text:p>1</text:p>
          </table:table-cell>
          <table:table-cell table:formula="of:=IF(OR([$final.I11]=300;[$final.J11]=300);&quot;-&quot;;[$final.I11])" office:value-type="float" office:value="5" calcext:value-type="float">
            <text:p>5</text:p>
          </table:table-cell>
          <table:table-cell table:formula="of:=IF(OR([$final.J11]=300;[$final.K11]=300);&quot;-&quot;;[$final.J11])" office:value-type="float" office:value="3" calcext:value-type="float">
            <text:p>3</text:p>
          </table:table-cell>
          <table:table-cell table:formula="of:=IF(OR([$final.K11]=300;[$final.L11]=300);&quot;-&quot;;[$final.K11])" office:value-type="float" office:value="5" calcext:value-type="float">
            <text:p>5</text:p>
          </table:table-cell>
          <table:table-cell table:formula="of:=IF(OR([$final.L11]=300;[$final.M11]=300);&quot;-&quot;;[$final.L11])" office:value-type="float" office:value="5" calcext:value-type="float">
            <text:p>5</text:p>
          </table:table-cell>
          <table:table-cell table:formula="of:=IF(OR([$final.M11]=300;[$final.N11]=300);&quot;-&quot;;[$final.M11])" office:value-type="float" office:value="5" calcext:value-type="float">
            <text:p>5</text:p>
          </table:table-cell>
          <table:table-cell table:formula="of:=IF(OR([$final.N11]=300;[$final.O11]=300);&quot;-&quot;;[$final.N11])" office:value-type="float" office:value="1" calcext:value-type="float">
            <text:p>1</text:p>
          </table:table-cell>
          <table:table-cell table:formula="of:=IF(OR([$final.O11]=300;[$final.P11]=300);&quot;-&quot;;[$final.O11])" office:value-type="float" office:value="5" calcext:value-type="float">
            <text:p>5</text:p>
          </table:table-cell>
          <table:table-cell table:formula="of:=IF(OR([$final.P11]=300;[$final.Q11]=300);&quot;-&quot;;[$final.P11])" office:value-type="float" office:value="3" calcext:value-type="float">
            <text:p>3</text:p>
          </table:table-cell>
          <table:table-cell table:formula="of:=IF(OR([$final.Q11]=300;[$final.R11]=300);&quot;-&quot;;[$final.Q11])" office:value-type="float" office:value="5" calcext:value-type="float">
            <text:p>5</text:p>
          </table:table-cell>
          <table:table-cell table:formula="of:=IF(OR([$final.R11]=300;[$final.S11]=300);&quot;-&quot;;[$final.R11])" office:value-type="float" office:value="5" calcext:value-type="float">
            <text:p>5</text:p>
          </table:table-cell>
          <table:table-cell table:formula="of:=IF(OR([$final.S11]=300;[$final.T11]=300);&quot;-&quot;;[$final.S11])" office:value-type="float" office:value="5" calcext:value-type="float">
            <text:p>5</text:p>
          </table:table-cell>
          <table:table-cell table:formula="of:=IF(OR([$final.T11]=300;[$final.U11]=300);&quot;-&quot;;[$final.T11])" office:value-type="float" office:value="1" calcext:value-type="float">
            <text:p>1</text:p>
          </table:table-cell>
          <table:table-cell table:formula="of:=IF(OR([$final.U11]=300;[$final.V11]=300);&quot;-&quot;;[$final.U11])" office:value-type="float" office:value="5" calcext:value-type="float">
            <text:p>5</text:p>
          </table:table-cell>
          <table:table-cell table:formula="of:=IF(OR([$final.V11]=300;[$final.W11]=300);&quot;-&quot;;[$final.V11])" office:value-type="float" office:value="3" calcext:value-type="float">
            <text:p>3</text:p>
          </table:table-cell>
          <table:table-cell table:formula="of:=IF(OR([$final.W11]=300;[$final.X11]=300);&quot;-&quot;;[$final.W11])" office:value-type="float" office:value="5" calcext:value-type="float">
            <text:p>5</text:p>
          </table:table-cell>
          <table:table-cell table:formula="of:=IF(OR([$final.X11]=300;[$final.Y11]=300);&quot;-&quot;;[$final.X11])" office:value-type="float" office:value="5" calcext:value-type="float">
            <text:p>5</text:p>
          </table:table-cell>
          <table:table-cell table:formula="of:=IF(OR([$final.Y11]=300;[$final.Z11]=300);&quot;-&quot;;[$final.Y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table:formula="of:=IF(OR([$final.B12]=300;[$final.C12]=300);&quot;-&quot;;[$final.B12])" office:value-type="float" office:value="0" calcext:value-type="float">
            <text:p>0</text:p>
          </table:table-cell>
          <table:table-cell table:formula="of:=IF(OR([$final.C12]=300;[$final.D12]=300);&quot;-&quot;;[$final.C12])" office:value-type="float" office:value="5" calcext:value-type="float">
            <text:p>5</text:p>
          </table:table-cell>
          <table:table-cell table:formula="of:=IF(OR([$final.D12]=300;[$final.E12]=300);&quot;-&quot;;[$final.D12])" office:value-type="float" office:value="1" calcext:value-type="float">
            <text:p>1</text:p>
          </table:table-cell>
          <table:table-cell table:formula="of:=IF(OR([$final.E12]=300;[$final.F12]=300);&quot;-&quot;;[$final.E12])" office:value-type="float" office:value="5" calcext:value-type="float">
            <text:p>5</text:p>
          </table:table-cell>
          <table:table-cell table:formula="of:=IF(OR([$final.F12]=300;[$final.G12]=300);&quot;-&quot;;[$final.F12])" office:value-type="float" office:value="2" calcext:value-type="float">
            <text:p>2</text:p>
          </table:table-cell>
          <table:table-cell table:formula="of:=IF(OR([$final.G12]=300;[$final.H12]=300);&quot;-&quot;;[$final.G12])" office:value-type="float" office:value="5" calcext:value-type="float">
            <text:p>5</text:p>
          </table:table-cell>
          <table:table-cell table:formula="of:=IF(OR([$final.H12]=300;[$final.I12]=300);&quot;-&quot;;[$final.H12])" office:value-type="float" office:value="1" calcext:value-type="float">
            <text:p>1</text:p>
          </table:table-cell>
          <table:table-cell table:formula="of:=IF(OR([$final.I12]=300;[$final.J12]=300);&quot;-&quot;;[$final.I12])" office:value-type="float" office:value="5" calcext:value-type="float">
            <text:p>5</text:p>
          </table:table-cell>
          <table:table-cell table:formula="of:=IF(OR([$final.J12]=300;[$final.K12]=300);&quot;-&quot;;[$final.J12])" office:value-type="float" office:value="18" calcext:value-type="float">
            <text:p>18</text:p>
          </table:table-cell>
          <table:table-cell table:formula="of:=IF(OR([$final.K12]=300;[$final.L12]=300);&quot;-&quot;;[$final.K12])" office:value-type="float" office:value="7" calcext:value-type="float">
            <text:p>7</text:p>
          </table:table-cell>
          <table:table-cell table:formula="of:=IF(OR([$final.L12]=300;[$final.M12]=300);&quot;-&quot;;[$final.L12])" office:value-type="float" office:value="145" calcext:value-type="float">
            <text:p>145</text:p>
          </table:table-cell>
          <table:table-cell table:formula="of:=IF(OR([$final.M12]=300;[$final.N12]=300);&quot;-&quot;;[$final.M12])" office:value-type="float" office:value="19" calcext:value-type="float">
            <text:p>19</text:p>
          </table:table-cell>
          <table:table-cell table:formula="of:=IF(OR([$final.N12]=300;[$final.O12]=300);&quot;-&quot;;[$final.N12])" office:value-type="float" office:value="3" calcext:value-type="float">
            <text:p>3</text:p>
          </table:table-cell>
          <table:table-cell table:formula="of:=IF(OR([$final.O12]=300;[$final.P12]=300);&quot;-&quot;;[$final.O12])" office:value-type="float" office:value="6" calcext:value-type="float">
            <text:p>6</text:p>
          </table:table-cell>
          <table:table-cell table:formula="of:=IF(OR([$final.P12]=300;[$final.Q12]=300);&quot;-&quot;;[$final.P12])" office:value-type="float" office:value="459" calcext:value-type="float">
            <text:p>459</text:p>
          </table:table-cell>
          <table:table-cell table:formula="of:=IF(OR([$final.Q12]=300;[$final.R12]=300);&quot;-&quot;;[$final.Q12])" office:value-type="float" office:value="47" calcext:value-type="float">
            <text:p>47</text:p>
          </table:table-cell>
          <table:table-cell table:formula="of:=IF(OR([$final.R12]=300;[$final.S12]=300);&quot;-&quot;;[$final.R12])" office:value-type="string" office:string-value="-" calcext:value-type="string">
            <text:p>-</text:p>
          </table:table-cell>
          <table:table-cell table:formula="of:=IF(OR([$final.S12]=300;[$final.T12]=300);&quot;-&quot;;[$final.S12])" office:value-type="string" office:string-value="-" calcext:value-type="string">
            <text:p>-</text:p>
          </table:table-cell>
          <table:table-cell table:formula="of:=IF(OR([$final.T12]=300;[$final.U12]=300);&quot;-&quot;;[$final.T12])" office:value-type="float" office:value="6" calcext:value-type="float">
            <text:p>6</text:p>
          </table:table-cell>
          <table:table-cell table:formula="of:=IF(OR([$final.U12]=300;[$final.V12]=300);&quot;-&quot;;[$final.U12])" office:value-type="float" office:value="6" calcext:value-type="float">
            <text:p>6</text:p>
          </table:table-cell>
          <table:table-cell table:formula="of:=IF(OR([$final.V12]=300;[$final.W12]=300);&quot;-&quot;;[$final.V12])" office:value-type="string" office:string-value="-" calcext:value-type="string">
            <text:p>-</text:p>
          </table:table-cell>
          <table:table-cell table:formula="of:=IF(OR([$final.W12]=300;[$final.X12]=300);&quot;-&quot;;[$final.W12])" office:value-type="string" office:string-value="-" calcext:value-type="string">
            <text:p>-</text:p>
          </table:table-cell>
          <table:table-cell table:formula="of:=IF(OR([$final.X12]=300;[$final.Y12]=300);&quot;-&quot;;[$final.X12])" office:value-type="string" office:string-value="-" calcext:value-type="string">
            <text:p>-</text:p>
          </table:table-cell>
          <table:table-cell table:formula="of:=IF(OR([$final.Y12]=300;[$final.Z12]=300);&quot;-&quot;;[$final.Y12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table:formula="of:=IF(OR([$final.B13]=300;[$final.C13]=300);&quot;-&quot;;[$final.B13])" office:value-type="float" office:value="0" calcext:value-type="float">
            <text:p>0</text:p>
          </table:table-cell>
          <table:table-cell table:formula="of:=IF(OR([$final.C13]=300;[$final.D13]=300);&quot;-&quot;;[$final.C13])" office:value-type="float" office:value="5" calcext:value-type="float">
            <text:p>5</text:p>
          </table:table-cell>
          <table:table-cell table:formula="of:=IF(OR([$final.D13]=300;[$final.E13]=300);&quot;-&quot;;[$final.D13])" office:value-type="float" office:value="0" calcext:value-type="float">
            <text:p>0</text:p>
          </table:table-cell>
          <table:table-cell table:formula="of:=IF(OR([$final.E13]=300;[$final.F13]=300);&quot;-&quot;;[$final.E13])" office:value-type="float" office:value="5" calcext:value-type="float">
            <text:p>5</text:p>
          </table:table-cell>
          <table:table-cell table:formula="of:=IF(OR([$final.F13]=300;[$final.G13]=300);&quot;-&quot;;[$final.F13])" office:value-type="float" office:value="0" calcext:value-type="float">
            <text:p>0</text:p>
          </table:table-cell>
          <table:table-cell table:formula="of:=IF(OR([$final.G13]=300;[$final.H13]=300);&quot;-&quot;;[$final.G13])" office:value-type="float" office:value="5" calcext:value-type="float">
            <text:p>5</text:p>
          </table:table-cell>
          <table:table-cell table:formula="of:=IF(OR([$final.H13]=300;[$final.I13]=300);&quot;-&quot;;[$final.H13])" office:value-type="float" office:value="1" calcext:value-type="float">
            <text:p>1</text:p>
          </table:table-cell>
          <table:table-cell table:formula="of:=IF(OR([$final.I13]=300;[$final.J13]=300);&quot;-&quot;;[$final.I13])" office:value-type="float" office:value="5" calcext:value-type="float">
            <text:p>5</text:p>
          </table:table-cell>
          <table:table-cell table:formula="of:=IF(OR([$final.J13]=300;[$final.K13]=300);&quot;-&quot;;[$final.J13])" office:value-type="float" office:value="2" calcext:value-type="float">
            <text:p>2</text:p>
          </table:table-cell>
          <table:table-cell table:formula="of:=IF(OR([$final.K13]=300;[$final.L13]=300);&quot;-&quot;;[$final.K13])" office:value-type="float" office:value="5" calcext:value-type="float">
            <text:p>5</text:p>
          </table:table-cell>
          <table:table-cell table:formula="of:=IF(OR([$final.L13]=300;[$final.M13]=300);&quot;-&quot;;[$final.L13])" office:value-type="float" office:value="3" calcext:value-type="float">
            <text:p>3</text:p>
          </table:table-cell>
          <table:table-cell table:formula="of:=IF(OR([$final.M13]=300;[$final.N13]=300);&quot;-&quot;;[$final.M13])" office:value-type="float" office:value="5" calcext:value-type="float">
            <text:p>5</text:p>
          </table:table-cell>
          <table:table-cell table:formula="of:=IF(OR([$final.N13]=300;[$final.O13]=300);&quot;-&quot;;[$final.N13])" office:value-type="float" office:value="1" calcext:value-type="float">
            <text:p>1</text:p>
          </table:table-cell>
          <table:table-cell table:formula="of:=IF(OR([$final.O13]=300;[$final.P13]=300);&quot;-&quot;;[$final.O13])" office:value-type="float" office:value="5" calcext:value-type="float">
            <text:p>5</text:p>
          </table:table-cell>
          <table:table-cell table:formula="of:=IF(OR([$final.P13]=300;[$final.Q13]=300);&quot;-&quot;;[$final.P13])" office:value-type="float" office:value="2" calcext:value-type="float">
            <text:p>2</text:p>
          </table:table-cell>
          <table:table-cell table:formula="of:=IF(OR([$final.Q13]=300;[$final.R13]=300);&quot;-&quot;;[$final.Q13])" office:value-type="float" office:value="5" calcext:value-type="float">
            <text:p>5</text:p>
          </table:table-cell>
          <table:table-cell table:formula="of:=IF(OR([$final.R13]=300;[$final.S13]=300);&quot;-&quot;;[$final.R13])" office:value-type="float" office:value="3" calcext:value-type="float">
            <text:p>3</text:p>
          </table:table-cell>
          <table:table-cell table:formula="of:=IF(OR([$final.S13]=300;[$final.T13]=300);&quot;-&quot;;[$final.S13])" office:value-type="float" office:value="5" calcext:value-type="float">
            <text:p>5</text:p>
          </table:table-cell>
          <table:table-cell table:formula="of:=IF(OR([$final.T13]=300;[$final.U13]=300);&quot;-&quot;;[$final.T13])" office:value-type="float" office:value="1" calcext:value-type="float">
            <text:p>1</text:p>
          </table:table-cell>
          <table:table-cell table:formula="of:=IF(OR([$final.U13]=300;[$final.V13]=300);&quot;-&quot;;[$final.U13])" office:value-type="float" office:value="5" calcext:value-type="float">
            <text:p>5</text:p>
          </table:table-cell>
          <table:table-cell table:formula="of:=IF(OR([$final.V13]=300;[$final.W13]=300);&quot;-&quot;;[$final.V13])" office:value-type="float" office:value="2" calcext:value-type="float">
            <text:p>2</text:p>
          </table:table-cell>
          <table:table-cell table:formula="of:=IF(OR([$final.W13]=300;[$final.X13]=300);&quot;-&quot;;[$final.W13])" office:value-type="float" office:value="5" calcext:value-type="float">
            <text:p>5</text:p>
          </table:table-cell>
          <table:table-cell table:formula="of:=IF(OR([$final.X13]=300;[$final.Y13]=300);&quot;-&quot;;[$final.X13])" office:value-type="float" office:value="3" calcext:value-type="float">
            <text:p>3</text:p>
          </table:table-cell>
          <table:table-cell table:formula="of:=IF(OR([$final.Y13]=300;[$final.Z13]=300);&quot;-&quot;;[$final.Y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table:formula="of:=IF(OR([$final.B14]=300;[$final.C14]=300);&quot;-&quot;;[$final.B14])" office:value-type="float" office:value="0" calcext:value-type="float">
            <text:p>0</text:p>
          </table:table-cell>
          <table:table-cell table:formula="of:=IF(OR([$final.C14]=300;[$final.D14]=300);&quot;-&quot;;[$final.C14])" office:value-type="float" office:value="5" calcext:value-type="float">
            <text:p>5</text:p>
          </table:table-cell>
          <table:table-cell table:formula="of:=IF(OR([$final.D14]=300;[$final.E14]=300);&quot;-&quot;;[$final.D14])" office:value-type="float" office:value="0" calcext:value-type="float">
            <text:p>0</text:p>
          </table:table-cell>
          <table:table-cell table:formula="of:=IF(OR([$final.E14]=300;[$final.F14]=300);&quot;-&quot;;[$final.E14])" office:value-type="float" office:value="7" calcext:value-type="float">
            <text:p>7</text:p>
          </table:table-cell>
          <table:table-cell table:formula="of:=IF(OR([$final.F14]=300;[$final.G14]=300);&quot;-&quot;;[$final.F14])" office:value-type="float" office:value="0" calcext:value-type="float">
            <text:p>0</text:p>
          </table:table-cell>
          <table:table-cell table:formula="of:=IF(OR([$final.G14]=300;[$final.H14]=300);&quot;-&quot;;[$final.G14])" office:value-type="float" office:value="31" calcext:value-type="float">
            <text:p>31</text:p>
          </table:table-cell>
          <table:table-cell table:formula="of:=IF(OR([$final.H14]=300;[$final.I14]=300);&quot;-&quot;;[$final.H14])" office:value-type="float" office:value="2" calcext:value-type="float">
            <text:p>2</text:p>
          </table:table-cell>
          <table:table-cell table:formula="of:=IF(OR([$final.I14]=300;[$final.J14]=300);&quot;-&quot;;[$final.I14])" office:value-type="float" office:value="6" calcext:value-type="float">
            <text:p>6</text:p>
          </table:table-cell>
          <table:table-cell table:formula="of:=IF(OR([$final.J14]=300;[$final.K14]=300);&quot;-&quot;;[$final.J14])" office:value-type="string" office:string-value="-" calcext:value-type="string">
            <text:p>-</text:p>
          </table:table-cell>
          <table:table-cell table:formula="of:=IF(OR([$final.K14]=300;[$final.L14]=300);&quot;-&quot;;[$final.K14])" office:value-type="string" office:string-value="-" calcext:value-type="string">
            <text:p>-</text:p>
          </table:table-cell>
          <table:table-cell table:formula="of:=IF(OR([$final.L14]=300;[$final.M14]=300);&quot;-&quot;;[$final.L14])" office:value-type="string" office:string-value="-" calcext:value-type="string">
            <text:p>-</text:p>
          </table:table-cell>
          <table:table-cell table:formula="of:=IF(OR([$final.M14]=300;[$final.N14]=300);&quot;-&quot;;[$final.M14])" office:value-type="string" office:string-value="-" calcext:value-type="string">
            <text:p>-</text:p>
          </table:table-cell>
          <table:table-cell table:formula="of:=IF(OR([$final.N14]=300;[$final.O14]=300);&quot;-&quot;;[$final.N14])" office:value-type="float" office:value="7" calcext:value-type="float">
            <text:p>7</text:p>
          </table:table-cell>
          <table:table-cell table:formula="of:=IF(OR([$final.O14]=300;[$final.P14]=300);&quot;-&quot;;[$final.O14])" office:value-type="float" office:value="6" calcext:value-type="float">
            <text:p>6</text:p>
          </table:table-cell>
          <table:table-cell table:formula="of:=IF(OR([$final.P14]=300;[$final.Q14]=300);&quot;-&quot;;[$final.P14])" office:value-type="string" office:string-value="-" calcext:value-type="string">
            <text:p>-</text:p>
          </table:table-cell>
          <table:table-cell table:formula="of:=IF(OR([$final.Q14]=300;[$final.R14]=300);&quot;-&quot;;[$final.Q14])" office:value-type="string" office:string-value="-" calcext:value-type="string">
            <text:p>-</text:p>
          </table:table-cell>
          <table:table-cell table:formula="of:=IF(OR([$final.R14]=300;[$final.S14]=300);&quot;-&quot;;[$final.R14])" office:value-type="string" office:string-value="-" calcext:value-type="string">
            <text:p>-</text:p>
          </table:table-cell>
          <table:table-cell table:formula="of:=IF(OR([$final.S14]=300;[$final.T14]=300);&quot;-&quot;;[$final.S14])" office:value-type="string" office:string-value="-" calcext:value-type="string">
            <text:p>-</text:p>
          </table:table-cell>
          <table:table-cell table:formula="of:=IF(OR([$final.T14]=300;[$final.U14]=300);&quot;-&quot;;[$final.T14])" office:value-type="float" office:value="16" calcext:value-type="float">
            <text:p>16</text:p>
          </table:table-cell>
          <table:table-cell table:formula="of:=IF(OR([$final.U14]=300;[$final.V14]=300);&quot;-&quot;;[$final.U14])" office:value-type="float" office:value="7" calcext:value-type="float">
            <text:p>7</text:p>
          </table:table-cell>
          <table:table-cell table:formula="of:=IF(OR([$final.V14]=300;[$final.W14]=300);&quot;-&quot;;[$final.V14])" office:value-type="string" office:string-value="-" calcext:value-type="string">
            <text:p>-</text:p>
          </table:table-cell>
          <table:table-cell table:formula="of:=IF(OR([$final.W14]=300;[$final.X14]=300);&quot;-&quot;;[$final.W14])" office:value-type="string" office:string-value="-" calcext:value-type="string">
            <text:p>-</text:p>
          </table:table-cell>
          <table:table-cell table:formula="of:=IF(OR([$final.X14]=300;[$final.Y14]=300);&quot;-&quot;;[$final.X14])" office:value-type="string" office:string-value="-" calcext:value-type="string">
            <text:p>-</text:p>
          </table:table-cell>
          <table:table-cell table:formula="of:=IF(OR([$final.Y14]=300;[$final.Z14]=300);&quot;-&quot;;[$final.Y14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table:formula="of:=IF(OR([$final.B15]=300;[$final.C15]=300);&quot;-&quot;;[$final.B15])" office:value-type="float" office:value="0" calcext:value-type="float">
            <text:p>0</text:p>
          </table:table-cell>
          <table:table-cell table:formula="of:=IF(OR([$final.C15]=300;[$final.D15]=300);&quot;-&quot;;[$final.C15])" office:value-type="float" office:value="5" calcext:value-type="float">
            <text:p>5</text:p>
          </table:table-cell>
          <table:table-cell table:formula="of:=IF(OR([$final.D15]=300;[$final.E15]=300);&quot;-&quot;;[$final.D15])" office:value-type="float" office:value="0" calcext:value-type="float">
            <text:p>0</text:p>
          </table:table-cell>
          <table:table-cell table:formula="of:=IF(OR([$final.E15]=300;[$final.F15]=300);&quot;-&quot;;[$final.E15])" office:value-type="float" office:value="5" calcext:value-type="float">
            <text:p>5</text:p>
          </table:table-cell>
          <table:table-cell table:formula="of:=IF(OR([$final.F15]=300;[$final.G15]=300);&quot;-&quot;;[$final.F15])" office:value-type="float" office:value="0" calcext:value-type="float">
            <text:p>0</text:p>
          </table:table-cell>
          <table:table-cell table:formula="of:=IF(OR([$final.G15]=300;[$final.H15]=300);&quot;-&quot;;[$final.G15])" office:value-type="float" office:value="5" calcext:value-type="float">
            <text:p>5</text:p>
          </table:table-cell>
          <table:table-cell table:formula="of:=IF(OR([$final.H15]=300;[$final.I15]=300);&quot;-&quot;;[$final.H15])" office:value-type="float" office:value="1" calcext:value-type="float">
            <text:p>1</text:p>
          </table:table-cell>
          <table:table-cell table:formula="of:=IF(OR([$final.I15]=300;[$final.J15]=300);&quot;-&quot;;[$final.I15])" office:value-type="float" office:value="5" calcext:value-type="float">
            <text:p>5</text:p>
          </table:table-cell>
          <table:table-cell table:formula="of:=IF(OR([$final.J15]=300;[$final.K15]=300);&quot;-&quot;;[$final.J15])" office:value-type="float" office:value="4" calcext:value-type="float">
            <text:p>4</text:p>
          </table:table-cell>
          <table:table-cell table:formula="of:=IF(OR([$final.K15]=300;[$final.L15]=300);&quot;-&quot;;[$final.K15])" office:value-type="float" office:value="5" calcext:value-type="float">
            <text:p>5</text:p>
          </table:table-cell>
          <table:table-cell table:formula="of:=IF(OR([$final.L15]=300;[$final.M15]=300);&quot;-&quot;;[$final.L15])" office:value-type="float" office:value="9" calcext:value-type="float">
            <text:p>9</text:p>
          </table:table-cell>
          <table:table-cell table:formula="of:=IF(OR([$final.M15]=300;[$final.N15]=300);&quot;-&quot;;[$final.M15])" office:value-type="float" office:value="5" calcext:value-type="float">
            <text:p>5</text:p>
          </table:table-cell>
          <table:table-cell table:formula="of:=IF(OR([$final.N15]=300;[$final.O15]=300);&quot;-&quot;;[$final.N15])" office:value-type="float" office:value="2" calcext:value-type="float">
            <text:p>2</text:p>
          </table:table-cell>
          <table:table-cell table:formula="of:=IF(OR([$final.O15]=300;[$final.P15]=300);&quot;-&quot;;[$final.O15])" office:value-type="float" office:value="5" calcext:value-type="float">
            <text:p>5</text:p>
          </table:table-cell>
          <table:table-cell table:formula="of:=IF(OR([$final.P15]=300;[$final.Q15]=300);&quot;-&quot;;[$final.P15])" office:value-type="float" office:value="12" calcext:value-type="float">
            <text:p>12</text:p>
          </table:table-cell>
          <table:table-cell table:formula="of:=IF(OR([$final.Q15]=300;[$final.R15]=300);&quot;-&quot;;[$final.Q15])" office:value-type="float" office:value="5" calcext:value-type="float">
            <text:p>5</text:p>
          </table:table-cell>
          <table:table-cell table:formula="of:=IF(OR([$final.R15]=300;[$final.S15]=300);&quot;-&quot;;[$final.R15])" office:value-type="float" office:value="36" calcext:value-type="float">
            <text:p>36</text:p>
          </table:table-cell>
          <table:table-cell table:formula="of:=IF(OR([$final.S15]=300;[$final.T15]=300);&quot;-&quot;;[$final.S15])" office:value-type="float" office:value="6" calcext:value-type="float">
            <text:p>6</text:p>
          </table:table-cell>
          <table:table-cell table:formula="of:=IF(OR([$final.T15]=300;[$final.U15]=300);&quot;-&quot;;[$final.T15])" office:value-type="float" office:value="3" calcext:value-type="float">
            <text:p>3</text:p>
          </table:table-cell>
          <table:table-cell table:formula="of:=IF(OR([$final.U15]=300;[$final.V15]=300);&quot;-&quot;;[$final.U15])" office:value-type="float" office:value="5" calcext:value-type="float">
            <text:p>5</text:p>
          </table:table-cell>
          <table:table-cell table:formula="of:=IF(OR([$final.V15]=300;[$final.W15]=300);&quot;-&quot;;[$final.V15])" office:value-type="float" office:value="28" calcext:value-type="float">
            <text:p>28</text:p>
          </table:table-cell>
          <table:table-cell table:formula="of:=IF(OR([$final.W15]=300;[$final.X15]=300);&quot;-&quot;;[$final.W15])" office:value-type="float" office:value="6" calcext:value-type="float">
            <text:p>6</text:p>
          </table:table-cell>
          <table:table-cell table:formula="of:=IF(OR([$final.X15]=300;[$final.Y15]=300);&quot;-&quot;;[$final.X15])" office:value-type="float" office:value="117" calcext:value-type="float">
            <text:p>117</text:p>
          </table:table-cell>
          <table:table-cell table:formula="of:=IF(OR([$final.Y15]=300;[$final.Z15]=300);&quot;-&quot;;[$final.Y1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table:formula="of:=IF(OR([$final.B16]=300;[$final.C16]=300);&quot;-&quot;;[$final.B16])" office:value-type="float" office:value="0" calcext:value-type="float">
            <text:p>0</text:p>
          </table:table-cell>
          <table:table-cell table:formula="of:=IF(OR([$final.C16]=300;[$final.D16]=300);&quot;-&quot;;[$final.C16])" office:value-type="float" office:value="5" calcext:value-type="float">
            <text:p>5</text:p>
          </table:table-cell>
          <table:table-cell table:formula="of:=IF(OR([$final.D16]=300;[$final.E16]=300);&quot;-&quot;;[$final.D16])" office:value-type="float" office:value="20" calcext:value-type="float">
            <text:p>20</text:p>
          </table:table-cell>
          <table:table-cell table:formula="of:=IF(OR([$final.E16]=300;[$final.F16]=300);&quot;-&quot;;[$final.E16])" office:value-type="float" office:value="5" calcext:value-type="float">
            <text:p>5</text:p>
          </table:table-cell>
          <table:table-cell table:formula="of:=IF(OR([$final.F16]=300;[$final.G16]=300);&quot;-&quot;;[$final.F16])" office:value-type="float" office:value="375" calcext:value-type="float">
            <text:p>375</text:p>
          </table:table-cell>
          <table:table-cell table:formula="of:=IF(OR([$final.G16]=300;[$final.H16]=300);&quot;-&quot;;[$final.G16])" office:value-type="float" office:value="11" calcext:value-type="float">
            <text:p>11</text:p>
          </table:table-cell>
          <table:table-cell table:formula="of:=IF(OR([$final.H16]=300;[$final.I16]=300);&quot;-&quot;;[$final.H16])" office:value-type="float" office:value="0" calcext:value-type="float">
            <text:p>0</text:p>
          </table:table-cell>
          <table:table-cell table:formula="of:=IF(OR([$final.I16]=300;[$final.J16]=300);&quot;-&quot;;[$final.I16])" office:value-type="float" office:value="5" calcext:value-type="float">
            <text:p>5</text:p>
          </table:table-cell>
          <table:table-cell table:formula="of:=IF(OR([$final.J16]=300;[$final.K16]=300);&quot;-&quot;;[$final.J16])" office:value-type="float" office:value="1660" calcext:value-type="float">
            <text:p>1660</text:p>
          </table:table-cell>
          <table:table-cell table:formula="of:=IF(OR([$final.K16]=300;[$final.L16]=300);&quot;-&quot;;[$final.K16])" office:value-type="float" office:value="48" calcext:value-type="float">
            <text:p>48</text:p>
          </table:table-cell>
          <table:table-cell table:formula="of:=IF(OR([$final.L16]=300;[$final.M16]=300);&quot;-&quot;;[$final.L16])" office:value-type="string" office:string-value="-" calcext:value-type="string">
            <text:p>-</text:p>
          </table:table-cell>
          <table:table-cell table:formula="of:=IF(OR([$final.M16]=300;[$final.N16]=300);&quot;-&quot;;[$final.M16])" office:value-type="string" office:string-value="-" calcext:value-type="string">
            <text:p>-</text:p>
          </table:table-cell>
          <table:table-cell table:formula="of:=IF(OR([$final.N16]=300;[$final.O16]=300);&quot;-&quot;;[$final.N16])" office:value-type="float" office:value="0" calcext:value-type="float">
            <text:p>0</text:p>
          </table:table-cell>
          <table:table-cell table:formula="of:=IF(OR([$final.O16]=300;[$final.P16]=300);&quot;-&quot;;[$final.O16])" office:value-type="float" office:value="6" calcext:value-type="float">
            <text:p>6</text:p>
          </table:table-cell>
          <table:table-cell table:formula="of:=IF(OR([$final.P16]=300;[$final.Q16]=300);&quot;-&quot;;[$final.P16])" office:value-type="string" office:string-value="-" calcext:value-type="string">
            <text:p>-</text:p>
          </table:table-cell>
          <table:table-cell table:formula="of:=IF(OR([$final.Q16]=300;[$final.R16]=300);&quot;-&quot;;[$final.Q16])" office:value-type="string" office:string-value="-" calcext:value-type="string">
            <text:p>-</text:p>
          </table:table-cell>
          <table:table-cell table:formula="of:=IF(OR([$final.R16]=300;[$final.S16]=300);&quot;-&quot;;[$final.R16])" office:value-type="string" office:string-value="-" calcext:value-type="string">
            <text:p>-</text:p>
          </table:table-cell>
          <table:table-cell table:formula="of:=IF(OR([$final.S16]=300;[$final.T16]=300);&quot;-&quot;;[$final.S16])" office:value-type="string" office:string-value="-" calcext:value-type="string">
            <text:p>-</text:p>
          </table:table-cell>
          <table:table-cell table:formula="of:=IF(OR([$final.T16]=300;[$final.U16]=300);&quot;-&quot;;[$final.T16])" office:value-type="float" office:value="0" calcext:value-type="float">
            <text:p>0</text:p>
          </table:table-cell>
          <table:table-cell table:formula="of:=IF(OR([$final.U16]=300;[$final.V16]=300);&quot;-&quot;;[$final.U16])" office:value-type="float" office:value="5" calcext:value-type="float">
            <text:p>5</text:p>
          </table:table-cell>
          <table:table-cell table:formula="of:=IF(OR([$final.V16]=300;[$final.W16]=300);&quot;-&quot;;[$final.V16])" office:value-type="string" office:string-value="-" calcext:value-type="string">
            <text:p>-</text:p>
          </table:table-cell>
          <table:table-cell table:formula="of:=IF(OR([$final.W16]=300;[$final.X16]=300);&quot;-&quot;;[$final.W16])" office:value-type="string" office:string-value="-" calcext:value-type="string">
            <text:p>-</text:p>
          </table:table-cell>
          <table:table-cell table:formula="of:=IF(OR([$final.X16]=300;[$final.Y16]=300);&quot;-&quot;;[$final.X16])" office:value-type="string" office:string-value="-" calcext:value-type="string">
            <text:p>-</text:p>
          </table:table-cell>
          <table:table-cell table:formula="of:=IF(OR([$final.Y16]=300;[$final.Z16]=300);&quot;-&quot;;[$final.Y16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table:formula="of:=IF(OR([$final.B17]=300;[$final.C17]=300);&quot;-&quot;;[$final.B17])" office:value-type="float" office:value="0" calcext:value-type="float">
            <text:p>0</text:p>
          </table:table-cell>
          <table:table-cell table:formula="of:=IF(OR([$final.C17]=300;[$final.D17]=300);&quot;-&quot;;[$final.C17])" office:value-type="float" office:value="5" calcext:value-type="float">
            <text:p>5</text:p>
          </table:table-cell>
          <table:table-cell table:formula="of:=IF(OR([$final.D17]=300;[$final.E17]=300);&quot;-&quot;;[$final.D17])" office:value-type="float" office:value="0" calcext:value-type="float">
            <text:p>0</text:p>
          </table:table-cell>
          <table:table-cell table:formula="of:=IF(OR([$final.E17]=300;[$final.F17]=300);&quot;-&quot;;[$final.E17])" office:value-type="float" office:value="5" calcext:value-type="float">
            <text:p>5</text:p>
          </table:table-cell>
          <table:table-cell table:formula="of:=IF(OR([$final.F17]=300;[$final.G17]=300);&quot;-&quot;;[$final.F17])" office:value-type="float" office:value="1" calcext:value-type="float">
            <text:p>1</text:p>
          </table:table-cell>
          <table:table-cell table:formula="of:=IF(OR([$final.G17]=300;[$final.H17]=300);&quot;-&quot;;[$final.G17])" office:value-type="float" office:value="5" calcext:value-type="float">
            <text:p>5</text:p>
          </table:table-cell>
          <table:table-cell table:formula="of:=IF(OR([$final.H17]=300;[$final.I17]=300);&quot;-&quot;;[$final.H17])" office:value-type="float" office:value="0" calcext:value-type="float">
            <text:p>0</text:p>
          </table:table-cell>
          <table:table-cell table:formula="of:=IF(OR([$final.I17]=300;[$final.J17]=300);&quot;-&quot;;[$final.I17])" office:value-type="float" office:value="5" calcext:value-type="float">
            <text:p>5</text:p>
          </table:table-cell>
          <table:table-cell table:formula="of:=IF(OR([$final.J17]=300;[$final.K17]=300);&quot;-&quot;;[$final.J17])" office:value-type="float" office:value="0" calcext:value-type="float">
            <text:p>0</text:p>
          </table:table-cell>
          <table:table-cell table:formula="of:=IF(OR([$final.K17]=300;[$final.L17]=300);&quot;-&quot;;[$final.K17])" office:value-type="float" office:value="5" calcext:value-type="float">
            <text:p>5</text:p>
          </table:table-cell>
          <table:table-cell table:formula="of:=IF(OR([$final.L17]=300;[$final.M17]=300);&quot;-&quot;;[$final.L17])" office:value-type="float" office:value="1" calcext:value-type="float">
            <text:p>1</text:p>
          </table:table-cell>
          <table:table-cell table:formula="of:=IF(OR([$final.M17]=300;[$final.N17]=300);&quot;-&quot;;[$final.M17])" office:value-type="float" office:value="5" calcext:value-type="float">
            <text:p>5</text:p>
          </table:table-cell>
          <table:table-cell table:formula="of:=IF(OR([$final.N17]=300;[$final.O17]=300);&quot;-&quot;;[$final.N17])" office:value-type="float" office:value="0" calcext:value-type="float">
            <text:p>0</text:p>
          </table:table-cell>
          <table:table-cell table:formula="of:=IF(OR([$final.O17]=300;[$final.P17]=300);&quot;-&quot;;[$final.O17])" office:value-type="float" office:value="5" calcext:value-type="float">
            <text:p>5</text:p>
          </table:table-cell>
          <table:table-cell table:formula="of:=IF(OR([$final.P17]=300;[$final.Q17]=300);&quot;-&quot;;[$final.P17])" office:value-type="float" office:value="0" calcext:value-type="float">
            <text:p>0</text:p>
          </table:table-cell>
          <table:table-cell table:formula="of:=IF(OR([$final.Q17]=300;[$final.R17]=300);&quot;-&quot;;[$final.Q17])" office:value-type="float" office:value="5" calcext:value-type="float">
            <text:p>5</text:p>
          </table:table-cell>
          <table:table-cell table:formula="of:=IF(OR([$final.R17]=300;[$final.S17]=300);&quot;-&quot;;[$final.R17])" office:value-type="float" office:value="1" calcext:value-type="float">
            <text:p>1</text:p>
          </table:table-cell>
          <table:table-cell table:formula="of:=IF(OR([$final.S17]=300;[$final.T17]=300);&quot;-&quot;;[$final.S17])" office:value-type="float" office:value="5" calcext:value-type="float">
            <text:p>5</text:p>
          </table:table-cell>
          <table:table-cell table:formula="of:=IF(OR([$final.T17]=300;[$final.U17]=300);&quot;-&quot;;[$final.T17])" office:value-type="float" office:value="0" calcext:value-type="float">
            <text:p>0</text:p>
          </table:table-cell>
          <table:table-cell table:formula="of:=IF(OR([$final.U17]=300;[$final.V17]=300);&quot;-&quot;;[$final.U17])" office:value-type="float" office:value="5" calcext:value-type="float">
            <text:p>5</text:p>
          </table:table-cell>
          <table:table-cell table:formula="of:=IF(OR([$final.V17]=300;[$final.W17]=300);&quot;-&quot;;[$final.V17])" office:value-type="float" office:value="0" calcext:value-type="float">
            <text:p>0</text:p>
          </table:table-cell>
          <table:table-cell table:formula="of:=IF(OR([$final.W17]=300;[$final.X17]=300);&quot;-&quot;;[$final.W17])" office:value-type="float" office:value="5" calcext:value-type="float">
            <text:p>5</text:p>
          </table:table-cell>
          <table:table-cell table:formula="of:=IF(OR([$final.X17]=300;[$final.Y17]=300);&quot;-&quot;;[$final.X17])" office:value-type="float" office:value="1" calcext:value-type="float">
            <text:p>1</text:p>
          </table:table-cell>
          <table:table-cell table:formula="of:=IF(OR([$final.Y17]=300;[$final.Z17]=300);&quot;-&quot;;[$final.Y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table:formula="of:=IF(OR([$final.B18]=300;[$final.C18]=300);&quot;-&quot;;[$final.B18])" office:value-type="float" office:value="1" calcext:value-type="float">
            <text:p>1</text:p>
          </table:table-cell>
          <table:table-cell table:formula="of:=IF(OR([$final.C18]=300;[$final.D18]=300);&quot;-&quot;;[$final.C18])" office:value-type="float" office:value="5" calcext:value-type="float">
            <text:p>5</text:p>
          </table:table-cell>
          <table:table-cell table:formula="of:=IF(OR([$final.D18]=300;[$final.E18]=300);&quot;-&quot;;[$final.D18])" office:value-type="float" office:value="10" calcext:value-type="float">
            <text:p>10</text:p>
          </table:table-cell>
          <table:table-cell table:formula="of:=IF(OR([$final.E18]=300;[$final.F18]=300);&quot;-&quot;;[$final.E18])" office:value-type="float" office:value="5" calcext:value-type="float">
            <text:p>5</text:p>
          </table:table-cell>
          <table:table-cell table:formula="of:=IF(OR([$final.F18]=300;[$final.G18]=300);&quot;-&quot;;[$final.F18])" office:value-type="float" office:value="93" calcext:value-type="float">
            <text:p>93</text:p>
          </table:table-cell>
          <table:table-cell table:formula="of:=IF(OR([$final.G18]=300;[$final.H18]=300);&quot;-&quot;;[$final.G18])" office:value-type="float" office:value="9" calcext:value-type="float">
            <text:p>9</text:p>
          </table:table-cell>
          <table:table-cell table:formula="of:=IF(OR([$final.H18]=300;[$final.I18]=300);&quot;-&quot;;[$final.H18])" office:value-type="float" office:value="2" calcext:value-type="float">
            <text:p>2</text:p>
          </table:table-cell>
          <table:table-cell table:formula="of:=IF(OR([$final.I18]=300;[$final.J18]=300);&quot;-&quot;;[$final.I18])" office:value-type="float" office:value="5" calcext:value-type="float">
            <text:p>5</text:p>
          </table:table-cell>
          <table:table-cell table:formula="of:=IF(OR([$final.J18]=300;[$final.K18]=300);&quot;-&quot;;[$final.J18])" office:value-type="float" office:value="345" calcext:value-type="float">
            <text:p>345</text:p>
          </table:table-cell>
          <table:table-cell table:formula="of:=IF(OR([$final.K18]=300;[$final.L18]=300);&quot;-&quot;;[$final.K18])" office:value-type="float" office:value="26" calcext:value-type="float">
            <text:p>26</text:p>
          </table:table-cell>
          <table:table-cell table:formula="of:=IF(OR([$final.L18]=300;[$final.M18]=300);&quot;-&quot;;[$final.L18])" office:value-type="string" office:string-value="-" calcext:value-type="string">
            <text:p>-</text:p>
          </table:table-cell>
          <table:table-cell table:formula="of:=IF(OR([$final.M18]=300;[$final.N18]=300);&quot;-&quot;;[$final.M18])" office:value-type="string" office:string-value="-" calcext:value-type="string">
            <text:p>-</text:p>
          </table:table-cell>
          <table:table-cell table:formula="of:=IF(OR([$final.N18]=300;[$final.O18]=300);&quot;-&quot;;[$final.N18])" office:value-type="float" office:value="3" calcext:value-type="float">
            <text:p>3</text:p>
          </table:table-cell>
          <table:table-cell table:formula="of:=IF(OR([$final.O18]=300;[$final.P18]=300);&quot;-&quot;;[$final.O18])" office:value-type="float" office:value="6" calcext:value-type="float">
            <text:p>6</text:p>
          </table:table-cell>
          <table:table-cell table:formula="of:=IF(OR([$final.P18]=300;[$final.Q18]=300);&quot;-&quot;;[$final.P18])" office:value-type="string" office:string-value="-" calcext:value-type="string">
            <text:p>-</text:p>
          </table:table-cell>
          <table:table-cell table:formula="of:=IF(OR([$final.Q18]=300;[$final.R18]=300);&quot;-&quot;;[$final.Q18])" office:value-type="string" office:string-value="-" calcext:value-type="string">
            <text:p>-</text:p>
          </table:table-cell>
          <table:table-cell table:formula="of:=IF(OR([$final.R18]=300;[$final.S18]=300);&quot;-&quot;;[$final.R18])" office:value-type="string" office:string-value="-" calcext:value-type="string">
            <text:p>-</text:p>
          </table:table-cell>
          <table:table-cell table:formula="of:=IF(OR([$final.S18]=300;[$final.T18]=300);&quot;-&quot;;[$final.S18])" office:value-type="string" office:string-value="-" calcext:value-type="string">
            <text:p>-</text:p>
          </table:table-cell>
          <table:table-cell table:formula="of:=IF(OR([$final.T18]=300;[$final.U18]=300);&quot;-&quot;;[$final.T18])" office:value-type="float" office:value="4" calcext:value-type="float">
            <text:p>4</text:p>
          </table:table-cell>
          <table:table-cell table:formula="of:=IF(OR([$final.U18]=300;[$final.V18]=300);&quot;-&quot;;[$final.U18])" office:value-type="float" office:value="6" calcext:value-type="float">
            <text:p>6</text:p>
          </table:table-cell>
          <table:table-cell table:formula="of:=IF(OR([$final.V18]=300;[$final.W18]=300);&quot;-&quot;;[$final.V18])" office:value-type="string" office:string-value="-" calcext:value-type="string">
            <text:p>-</text:p>
          </table:table-cell>
          <table:table-cell table:formula="of:=IF(OR([$final.W18]=300;[$final.X18]=300);&quot;-&quot;;[$final.W18])" office:value-type="string" office:string-value="-" calcext:value-type="string">
            <text:p>-</text:p>
          </table:table-cell>
          <table:table-cell table:formula="of:=IF(OR([$final.X18]=300;[$final.Y18]=300);&quot;-&quot;;[$final.X18])" office:value-type="string" office:string-value="-" calcext:value-type="string">
            <text:p>-</text:p>
          </table:table-cell>
          <table:table-cell table:formula="of:=IF(OR([$final.Y18]=300;[$final.Z18]=300);&quot;-&quot;;[$final.Y18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table:formula="of:=IF(OR([$final.B19]=300;[$final.C19]=300);&quot;-&quot;;[$final.B19])" office:value-type="float" office:value="0" calcext:value-type="float">
            <text:p>0</text:p>
          </table:table-cell>
          <table:table-cell table:formula="of:=IF(OR([$final.C19]=300;[$final.D19]=300);&quot;-&quot;;[$final.C19])" office:value-type="float" office:value="5" calcext:value-type="float">
            <text:p>5</text:p>
          </table:table-cell>
          <table:table-cell table:formula="of:=IF(OR([$final.D19]=300;[$final.E19]=300);&quot;-&quot;;[$final.D19])" office:value-type="float" office:value="0" calcext:value-type="float">
            <text:p>0</text:p>
          </table:table-cell>
          <table:table-cell table:formula="of:=IF(OR([$final.E19]=300;[$final.F19]=300);&quot;-&quot;;[$final.E19])" office:value-type="float" office:value="5" calcext:value-type="float">
            <text:p>5</text:p>
          </table:table-cell>
          <table:table-cell table:formula="of:=IF(OR([$final.F19]=300;[$final.G19]=300);&quot;-&quot;;[$final.F19])" office:value-type="float" office:value="0" calcext:value-type="float">
            <text:p>0</text:p>
          </table:table-cell>
          <table:table-cell table:formula="of:=IF(OR([$final.G19]=300;[$final.H19]=300);&quot;-&quot;;[$final.G19])" office:value-type="float" office:value="5" calcext:value-type="float">
            <text:p>5</text:p>
          </table:table-cell>
          <table:table-cell table:formula="of:=IF(OR([$final.H19]=300;[$final.I19]=300);&quot;-&quot;;[$final.H19])" office:value-type="float" office:value="0" calcext:value-type="float">
            <text:p>0</text:p>
          </table:table-cell>
          <table:table-cell table:formula="of:=IF(OR([$final.I19]=300;[$final.J19]=300);&quot;-&quot;;[$final.I19])" office:value-type="float" office:value="5" calcext:value-type="float">
            <text:p>5</text:p>
          </table:table-cell>
          <table:table-cell table:formula="of:=IF(OR([$final.J19]=300;[$final.K19]=300);&quot;-&quot;;[$final.J19])" office:value-type="float" office:value="0" calcext:value-type="float">
            <text:p>0</text:p>
          </table:table-cell>
          <table:table-cell table:formula="of:=IF(OR([$final.K19]=300;[$final.L19]=300);&quot;-&quot;;[$final.K19])" office:value-type="float" office:value="5" calcext:value-type="float">
            <text:p>5</text:p>
          </table:table-cell>
          <table:table-cell table:formula="of:=IF(OR([$final.L19]=300;[$final.M19]=300);&quot;-&quot;;[$final.L19])" office:value-type="float" office:value="0" calcext:value-type="float">
            <text:p>0</text:p>
          </table:table-cell>
          <table:table-cell table:formula="of:=IF(OR([$final.M19]=300;[$final.N19]=300);&quot;-&quot;;[$final.M19])" office:value-type="float" office:value="5" calcext:value-type="float">
            <text:p>5</text:p>
          </table:table-cell>
          <table:table-cell table:formula="of:=IF(OR([$final.N19]=300;[$final.O19]=300);&quot;-&quot;;[$final.N19])" office:value-type="float" office:value="0" calcext:value-type="float">
            <text:p>0</text:p>
          </table:table-cell>
          <table:table-cell table:formula="of:=IF(OR([$final.O19]=300;[$final.P19]=300);&quot;-&quot;;[$final.O19])" office:value-type="float" office:value="5" calcext:value-type="float">
            <text:p>5</text:p>
          </table:table-cell>
          <table:table-cell table:formula="of:=IF(OR([$final.P19]=300;[$final.Q19]=300);&quot;-&quot;;[$final.P19])" office:value-type="float" office:value="3" calcext:value-type="float">
            <text:p>3</text:p>
          </table:table-cell>
          <table:table-cell table:formula="of:=IF(OR([$final.Q19]=300;[$final.R19]=300);&quot;-&quot;;[$final.Q19])" office:value-type="float" office:value="5" calcext:value-type="float">
            <text:p>5</text:p>
          </table:table-cell>
          <table:table-cell table:formula="of:=IF(OR([$final.R19]=300;[$final.S19]=300);&quot;-&quot;;[$final.R19])" office:value-type="float" office:value="14" calcext:value-type="float">
            <text:p>14</text:p>
          </table:table-cell>
          <table:table-cell table:formula="of:=IF(OR([$final.S19]=300;[$final.T19]=300);&quot;-&quot;;[$final.S19])" office:value-type="float" office:value="6" calcext:value-type="float">
            <text:p>6</text:p>
          </table:table-cell>
          <table:table-cell table:formula="of:=IF(OR([$final.T19]=300;[$final.U19]=300);&quot;-&quot;;[$final.T19])" office:value-type="float" office:value="0" calcext:value-type="float">
            <text:p>0</text:p>
          </table:table-cell>
          <table:table-cell table:formula="of:=IF(OR([$final.U19]=300;[$final.V19]=300);&quot;-&quot;;[$final.U19])" office:value-type="float" office:value="5" calcext:value-type="float">
            <text:p>5</text:p>
          </table:table-cell>
          <table:table-cell table:formula="of:=IF(OR([$final.V19]=300;[$final.W19]=300);&quot;-&quot;;[$final.V19])" office:value-type="float" office:value="9" calcext:value-type="float">
            <text:p>9</text:p>
          </table:table-cell>
          <table:table-cell table:formula="of:=IF(OR([$final.W19]=300;[$final.X19]=300);&quot;-&quot;;[$final.W19])" office:value-type="float" office:value="5" calcext:value-type="float">
            <text:p>5</text:p>
          </table:table-cell>
          <table:table-cell table:formula="of:=IF(OR([$final.X19]=300;[$final.Y19]=300);&quot;-&quot;;[$final.X19])" office:value-type="float" office:value="80" calcext:value-type="float">
            <text:p>80</text:p>
          </table:table-cell>
          <table:table-cell table:formula="of:=IF(OR([$final.Y19]=300;[$final.Z19]=300);&quot;-&quot;;[$final.Y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table:formula="of:=IF(OR([$final.B20]=300;[$final.C20]=300);&quot;-&quot;;[$final.B20])" office:value-type="float" office:value="1" calcext:value-type="float">
            <text:p>1</text:p>
          </table:table-cell>
          <table:table-cell table:formula="of:=IF(OR([$final.C20]=300;[$final.D20]=300);&quot;-&quot;;[$final.C20])" office:value-type="float" office:value="5" calcext:value-type="float">
            <text:p>5</text:p>
          </table:table-cell>
          <table:table-cell table:formula="of:=IF(OR([$final.D20]=300;[$final.E20]=300);&quot;-&quot;;[$final.D20])" office:value-type="float" office:value="2" calcext:value-type="float">
            <text:p>2</text:p>
          </table:table-cell>
          <table:table-cell table:formula="of:=IF(OR([$final.E20]=300;[$final.F20]=300);&quot;-&quot;;[$final.E20])" office:value-type="float" office:value="5" calcext:value-type="float">
            <text:p>5</text:p>
          </table:table-cell>
          <table:table-cell table:formula="of:=IF(OR([$final.F20]=300;[$final.G20]=300);&quot;-&quot;;[$final.F20])" office:value-type="float" office:value="3" calcext:value-type="float">
            <text:p>3</text:p>
          </table:table-cell>
          <table:table-cell table:formula="of:=IF(OR([$final.G20]=300;[$final.H20]=300);&quot;-&quot;;[$final.G20])" office:value-type="float" office:value="5" calcext:value-type="float">
            <text:p>5</text:p>
          </table:table-cell>
          <table:table-cell table:formula="of:=IF(OR([$final.H20]=300;[$final.I20]=300);&quot;-&quot;;[$final.H20])" office:value-type="float" office:value="1" calcext:value-type="float">
            <text:p>1</text:p>
          </table:table-cell>
          <table:table-cell table:formula="of:=IF(OR([$final.I20]=300;[$final.J20]=300);&quot;-&quot;;[$final.I20])" office:value-type="float" office:value="5" calcext:value-type="float">
            <text:p>5</text:p>
          </table:table-cell>
          <table:table-cell table:formula="of:=IF(OR([$final.J20]=300;[$final.K20]=300);&quot;-&quot;;[$final.J20])" office:value-type="float" office:value="2" calcext:value-type="float">
            <text:p>2</text:p>
          </table:table-cell>
          <table:table-cell table:formula="of:=IF(OR([$final.K20]=300;[$final.L20]=300);&quot;-&quot;;[$final.K20])" office:value-type="float" office:value="5" calcext:value-type="float">
            <text:p>5</text:p>
          </table:table-cell>
          <table:table-cell table:formula="of:=IF(OR([$final.L20]=300;[$final.M20]=300);&quot;-&quot;;[$final.L20])" office:value-type="float" office:value="3" calcext:value-type="float">
            <text:p>3</text:p>
          </table:table-cell>
          <table:table-cell table:formula="of:=IF(OR([$final.M20]=300;[$final.N20]=300);&quot;-&quot;;[$final.M20])" office:value-type="float" office:value="5" calcext:value-type="float">
            <text:p>5</text:p>
          </table:table-cell>
          <table:table-cell table:formula="of:=IF(OR([$final.N20]=300;[$final.O20]=300);&quot;-&quot;;[$final.N20])" office:value-type="float" office:value="1" calcext:value-type="float">
            <text:p>1</text:p>
          </table:table-cell>
          <table:table-cell table:formula="of:=IF(OR([$final.O20]=300;[$final.P20]=300);&quot;-&quot;;[$final.O20])" office:value-type="float" office:value="5" calcext:value-type="float">
            <text:p>5</text:p>
          </table:table-cell>
          <table:table-cell table:formula="of:=IF(OR([$final.P20]=300;[$final.Q20]=300);&quot;-&quot;;[$final.P20])" office:value-type="float" office:value="2" calcext:value-type="float">
            <text:p>2</text:p>
          </table:table-cell>
          <table:table-cell table:formula="of:=IF(OR([$final.Q20]=300;[$final.R20]=300);&quot;-&quot;;[$final.Q20])" office:value-type="float" office:value="5" calcext:value-type="float">
            <text:p>5</text:p>
          </table:table-cell>
          <table:table-cell table:formula="of:=IF(OR([$final.R20]=300;[$final.S20]=300);&quot;-&quot;;[$final.R20])" office:value-type="float" office:value="3" calcext:value-type="float">
            <text:p>3</text:p>
          </table:table-cell>
          <table:table-cell table:formula="of:=IF(OR([$final.S20]=300;[$final.T20]=300);&quot;-&quot;;[$final.S20])" office:value-type="float" office:value="5" calcext:value-type="float">
            <text:p>5</text:p>
          </table:table-cell>
          <table:table-cell table:formula="of:=IF(OR([$final.T20]=300;[$final.U20]=300);&quot;-&quot;;[$final.T20])" office:value-type="float" office:value="1" calcext:value-type="float">
            <text:p>1</text:p>
          </table:table-cell>
          <table:table-cell table:formula="of:=IF(OR([$final.U20]=300;[$final.V20]=300);&quot;-&quot;;[$final.U20])" office:value-type="float" office:value="5" calcext:value-type="float">
            <text:p>5</text:p>
          </table:table-cell>
          <table:table-cell table:formula="of:=IF(OR([$final.V20]=300;[$final.W20]=300);&quot;-&quot;;[$final.V20])" office:value-type="float" office:value="2" calcext:value-type="float">
            <text:p>2</text:p>
          </table:table-cell>
          <table:table-cell table:formula="of:=IF(OR([$final.W20]=300;[$final.X20]=300);&quot;-&quot;;[$final.W20])" office:value-type="float" office:value="5" calcext:value-type="float">
            <text:p>5</text:p>
          </table:table-cell>
          <table:table-cell table:formula="of:=IF(OR([$final.X20]=300;[$final.Y20]=300);&quot;-&quot;;[$final.X20])" office:value-type="float" office:value="3" calcext:value-type="float">
            <text:p>3</text:p>
          </table:table-cell>
          <table:table-cell table:formula="of:=IF(OR([$final.Y20]=300;[$final.Z20]=300);&quot;-&quot;;[$final.Y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table:formula="of:=IF(OR([$final.B21]=300;[$final.C21]=300);&quot;-&quot;;[$final.B21])" office:value-type="float" office:value="0" calcext:value-type="float">
            <text:p>0</text:p>
          </table:table-cell>
          <table:table-cell table:formula="of:=IF(OR([$final.C21]=300;[$final.D21]=300);&quot;-&quot;;[$final.C21])" office:value-type="float" office:value="5" calcext:value-type="float">
            <text:p>5</text:p>
          </table:table-cell>
          <table:table-cell table:formula="of:=IF(OR([$final.D21]=300;[$final.E21]=300);&quot;-&quot;;[$final.D21])" office:value-type="float" office:value="0" calcext:value-type="float">
            <text:p>0</text:p>
          </table:table-cell>
          <table:table-cell table:formula="of:=IF(OR([$final.E21]=300;[$final.F21]=300);&quot;-&quot;;[$final.E21])" office:value-type="float" office:value="6" calcext:value-type="float">
            <text:p>6</text:p>
          </table:table-cell>
          <table:table-cell table:formula="of:=IF(OR([$final.F21]=300;[$final.G21]=300);&quot;-&quot;;[$final.F21])" office:value-type="float" office:value="0" calcext:value-type="float">
            <text:p>0</text:p>
          </table:table-cell>
          <table:table-cell table:formula="of:=IF(OR([$final.G21]=300;[$final.H21]=300);&quot;-&quot;;[$final.G21])" office:value-type="float" office:value="38" calcext:value-type="float">
            <text:p>38</text:p>
          </table:table-cell>
          <table:table-cell table:formula="of:=IF(OR([$final.H21]=300;[$final.I21]=300);&quot;-&quot;;[$final.H21])" office:value-type="float" office:value="0" calcext:value-type="float">
            <text:p>0</text:p>
          </table:table-cell>
          <table:table-cell table:formula="of:=IF(OR([$final.I21]=300;[$final.J21]=300);&quot;-&quot;;[$final.I21])" office:value-type="float" office:value="5" calcext:value-type="float">
            <text:p>5</text:p>
          </table:table-cell>
          <table:table-cell table:formula="of:=IF(OR([$final.J21]=300;[$final.K21]=300);&quot;-&quot;;[$final.J21])" office:value-type="float" office:value="0" calcext:value-type="float">
            <text:p>0</text:p>
          </table:table-cell>
          <table:table-cell table:formula="of:=IF(OR([$final.K21]=300;[$final.L21]=300);&quot;-&quot;;[$final.K21])" office:value-type="float" office:value="6" calcext:value-type="float">
            <text:p>6</text:p>
          </table:table-cell>
          <table:table-cell table:formula="of:=IF(OR([$final.L21]=300;[$final.M21]=300);&quot;-&quot;;[$final.L21])" office:value-type="float" office:value="0" calcext:value-type="float">
            <text:p>0</text:p>
          </table:table-cell>
          <table:table-cell table:formula="of:=IF(OR([$final.M21]=300;[$final.N21]=300);&quot;-&quot;;[$final.M21])" office:value-type="float" office:value="38" calcext:value-type="float">
            <text:p>38</text:p>
          </table:table-cell>
          <table:table-cell table:formula="of:=IF(OR([$final.N21]=300;[$final.O21]=300);&quot;-&quot;;[$final.N21])" office:value-type="float" office:value="0" calcext:value-type="float">
            <text:p>0</text:p>
          </table:table-cell>
          <table:table-cell table:formula="of:=IF(OR([$final.O21]=300;[$final.P21]=300);&quot;-&quot;;[$final.O21])" office:value-type="float" office:value="5" calcext:value-type="float">
            <text:p>5</text:p>
          </table:table-cell>
          <table:table-cell table:formula="of:=IF(OR([$final.P21]=300;[$final.Q21]=300);&quot;-&quot;;[$final.P21])" office:value-type="float" office:value="0" calcext:value-type="float">
            <text:p>0</text:p>
          </table:table-cell>
          <table:table-cell table:formula="of:=IF(OR([$final.Q21]=300;[$final.R21]=300);&quot;-&quot;;[$final.Q21])" office:value-type="float" office:value="6" calcext:value-type="float">
            <text:p>6</text:p>
          </table:table-cell>
          <table:table-cell table:formula="of:=IF(OR([$final.R21]=300;[$final.S21]=300);&quot;-&quot;;[$final.R21])" office:value-type="float" office:value="0" calcext:value-type="float">
            <text:p>0</text:p>
          </table:table-cell>
          <table:table-cell table:formula="of:=IF(OR([$final.S21]=300;[$final.T21]=300);&quot;-&quot;;[$final.S21])" office:value-type="float" office:value="38" calcext:value-type="float">
            <text:p>38</text:p>
          </table:table-cell>
          <table:table-cell table:formula="of:=IF(OR([$final.T21]=300;[$final.U21]=300);&quot;-&quot;;[$final.T21])" office:value-type="float" office:value="0" calcext:value-type="float">
            <text:p>0</text:p>
          </table:table-cell>
          <table:table-cell table:formula="of:=IF(OR([$final.U21]=300;[$final.V21]=300);&quot;-&quot;;[$final.U21])" office:value-type="float" office:value="5" calcext:value-type="float">
            <text:p>5</text:p>
          </table:table-cell>
          <table:table-cell table:formula="of:=IF(OR([$final.V21]=300;[$final.W21]=300);&quot;-&quot;;[$final.V21])" office:value-type="float" office:value="0" calcext:value-type="float">
            <text:p>0</text:p>
          </table:table-cell>
          <table:table-cell table:formula="of:=IF(OR([$final.W21]=300;[$final.X21]=300);&quot;-&quot;;[$final.W21])" office:value-type="float" office:value="6" calcext:value-type="float">
            <text:p>6</text:p>
          </table:table-cell>
          <table:table-cell table:formula="of:=IF(OR([$final.X21]=300;[$final.Y21]=300);&quot;-&quot;;[$final.X21])" office:value-type="float" office:value="0" calcext:value-type="float">
            <text:p>0</text:p>
          </table:table-cell>
          <table:table-cell table:formula="of:=IF(OR([$final.Y21]=300;[$final.Z21]=300);&quot;-&quot;;[$final.Y21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table:formula="of:=IF(OR([$final.B22]=300;[$final.C22]=300);&quot;-&quot;;[$final.B22])" office:value-type="float" office:value="4" calcext:value-type="float">
            <text:p>4</text:p>
          </table:table-cell>
          <table:table-cell table:formula="of:=IF(OR([$final.C22]=300;[$final.D22]=300);&quot;-&quot;;[$final.C22])" office:value-type="float" office:value="5" calcext:value-type="float">
            <text:p>5</text:p>
          </table:table-cell>
          <table:table-cell table:formula="of:=IF(OR([$final.D22]=300;[$final.E22]=300);&quot;-&quot;;[$final.D22])" office:value-type="float" office:value="32" calcext:value-type="float">
            <text:p>32</text:p>
          </table:table-cell>
          <table:table-cell table:formula="of:=IF(OR([$final.E22]=300;[$final.F22]=300);&quot;-&quot;;[$final.E22])" office:value-type="float" office:value="8" calcext:value-type="float">
            <text:p>8</text:p>
          </table:table-cell>
          <table:table-cell table:formula="of:=IF(OR([$final.F22]=300;[$final.G22]=300);&quot;-&quot;;[$final.F22])" office:value-type="float" office:value="228" calcext:value-type="float">
            <text:p>228</text:p>
          </table:table-cell>
          <table:table-cell table:formula="of:=IF(OR([$final.G22]=300;[$final.H22]=300);&quot;-&quot;;[$final.G22])" office:value-type="float" office:value="23" calcext:value-type="float">
            <text:p>23</text:p>
          </table:table-cell>
          <table:table-cell table:formula="of:=IF(OR([$final.H22]=300;[$final.I22]=300);&quot;-&quot;;[$final.H22])" office:value-type="float" office:value="6" calcext:value-type="float">
            <text:p>6</text:p>
          </table:table-cell>
          <table:table-cell table:formula="of:=IF(OR([$final.I22]=300;[$final.J22]=300);&quot;-&quot;;[$final.I22])" office:value-type="float" office:value="6" calcext:value-type="float">
            <text:p>6</text:p>
          </table:table-cell>
          <table:table-cell table:formula="of:=IF(OR([$final.J22]=300;[$final.K22]=300);&quot;-&quot;;[$final.J22])" office:value-type="float" office:value="66" calcext:value-type="float">
            <text:p>66</text:p>
          </table:table-cell>
          <table:table-cell table:formula="of:=IF(OR([$final.K22]=300;[$final.L22]=300);&quot;-&quot;;[$final.K22])" office:value-type="float" office:value="11" calcext:value-type="float">
            <text:p>11</text:p>
          </table:table-cell>
          <table:table-cell table:formula="of:=IF(OR([$final.L22]=300;[$final.M22]=300);&quot;-&quot;;[$final.L22])" office:value-type="float" office:value="666" calcext:value-type="float">
            <text:p>666</text:p>
          </table:table-cell>
          <table:table-cell table:formula="of:=IF(OR([$final.M22]=300;[$final.N22]=300);&quot;-&quot;;[$final.M22])" office:value-type="float" office:value="63" calcext:value-type="float">
            <text:p>63</text:p>
          </table:table-cell>
          <table:table-cell table:formula="of:=IF(OR([$final.N22]=300;[$final.O22]=300);&quot;-&quot;;[$final.N22])" office:value-type="float" office:value="6" calcext:value-type="float">
            <text:p>6</text:p>
          </table:table-cell>
          <table:table-cell table:formula="of:=IF(OR([$final.O22]=300;[$final.P22]=300);&quot;-&quot;;[$final.O22])" office:value-type="float" office:value="6" calcext:value-type="float">
            <text:p>6</text:p>
          </table:table-cell>
          <table:table-cell table:formula="of:=IF(OR([$final.P22]=300;[$final.Q22]=300);&quot;-&quot;;[$final.P22])" office:value-type="float" office:value="84" calcext:value-type="float">
            <text:p>84</text:p>
          </table:table-cell>
          <table:table-cell table:formula="of:=IF(OR([$final.Q22]=300;[$final.R22]=300);&quot;-&quot;;[$final.Q22])" office:value-type="float" office:value="17" calcext:value-type="float">
            <text:p>17</text:p>
          </table:table-cell>
          <table:table-cell table:formula="of:=IF(OR([$final.R22]=300;[$final.S22]=300);&quot;-&quot;;[$final.R22])" office:value-type="float" office:value="1098" calcext:value-type="float">
            <text:p>1098</text:p>
          </table:table-cell>
          <table:table-cell table:formula="of:=IF(OR([$final.S22]=300;[$final.T22]=300);&quot;-&quot;;[$final.S22])" office:value-type="float" office:value="157" calcext:value-type="float">
            <text:p>157</text:p>
          </table:table-cell>
          <table:table-cell table:formula="of:=IF(OR([$final.T22]=300;[$final.U22]=300);&quot;-&quot;;[$final.T22])" office:value-type="float" office:value="6" calcext:value-type="float">
            <text:p>6</text:p>
          </table:table-cell>
          <table:table-cell table:formula="of:=IF(OR([$final.U22]=300;[$final.V22]=300);&quot;-&quot;;[$final.U22])" office:value-type="float" office:value="7" calcext:value-type="float">
            <text:p>7</text:p>
          </table:table-cell>
          <table:table-cell table:formula="of:=IF(OR([$final.V22]=300;[$final.W22]=300);&quot;-&quot;;[$final.V22])" office:value-type="float" office:value="102" calcext:value-type="float">
            <text:p>102</text:p>
          </table:table-cell>
          <table:table-cell table:formula="of:=IF(OR([$final.W22]=300;[$final.X22]=300);&quot;-&quot;;[$final.W22])" office:value-type="float" office:value="27" calcext:value-type="float">
            <text:p>27</text:p>
          </table:table-cell>
          <table:table-cell table:formula="of:=IF(OR([$final.X22]=300;[$final.Y22]=300);&quot;-&quot;;[$final.X22])" office:value-type="string" office:string-value="-" calcext:value-type="string">
            <text:p>-</text:p>
          </table:table-cell>
          <table:table-cell table:formula="of:=IF(OR([$final.Y22]=300;[$final.Z22]=300);&quot;-&quot;;[$final.Y22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table:formula="of:=IF(OR([$final.B23]=300;[$final.C23]=300);&quot;-&quot;;[$final.B23])" office:value-type="float" office:value="0" calcext:value-type="float">
            <text:p>0</text:p>
          </table:table-cell>
          <table:table-cell table:formula="of:=IF(OR([$final.C23]=300;[$final.D23]=300);&quot;-&quot;;[$final.C23])" office:value-type="float" office:value="5" calcext:value-type="float">
            <text:p>5</text:p>
          </table:table-cell>
          <table:table-cell table:formula="of:=IF(OR([$final.D23]=300;[$final.E23]=300);&quot;-&quot;;[$final.D23])" office:value-type="float" office:value="0" calcext:value-type="float">
            <text:p>0</text:p>
          </table:table-cell>
          <table:table-cell table:formula="of:=IF(OR([$final.E23]=300;[$final.F23]=300);&quot;-&quot;;[$final.E23])" office:value-type="float" office:value="14" calcext:value-type="float">
            <text:p>14</text:p>
          </table:table-cell>
          <table:table-cell table:formula="of:=IF(OR([$final.F23]=300;[$final.G23]=300);&quot;-&quot;;[$final.F23])" office:value-type="string" office:string-value="-" calcext:value-type="string">
            <text:p>-</text:p>
          </table:table-cell>
          <table:table-cell table:formula="of:=IF(OR([$final.G23]=300;[$final.H23]=300);&quot;-&quot;;[$final.G23])" office:value-type="string" office:string-value="-" calcext:value-type="string">
            <text:p>-</text:p>
          </table:table-cell>
          <table:table-cell table:formula="of:=IF(OR([$final.H23]=300;[$final.I23]=300);&quot;-&quot;;[$final.H23])" office:value-type="float" office:value="0" calcext:value-type="float">
            <text:p>0</text:p>
          </table:table-cell>
          <table:table-cell table:formula="of:=IF(OR([$final.I23]=300;[$final.J23]=300);&quot;-&quot;;[$final.I23])" office:value-type="float" office:value="6" calcext:value-type="float">
            <text:p>6</text:p>
          </table:table-cell>
          <table:table-cell table:formula="of:=IF(OR([$final.J23]=300;[$final.K23]=300);&quot;-&quot;;[$final.J23])" office:value-type="string" office:string-value="-" calcext:value-type="string">
            <text:p>-</text:p>
          </table:table-cell>
          <table:table-cell table:formula="of:=IF(OR([$final.K23]=300;[$final.L23]=300);&quot;-&quot;;[$final.K23])" office:value-type="string" office:string-value="-" calcext:value-type="string">
            <text:p>-</text:p>
          </table:table-cell>
          <table:table-cell table:formula="of:=IF(OR([$final.L23]=300;[$final.M23]=300);&quot;-&quot;;[$final.L23])" office:value-type="string" office:string-value="-" calcext:value-type="string">
            <text:p>-</text:p>
          </table:table-cell>
          <table:table-cell table:formula="of:=IF(OR([$final.M23]=300;[$final.N23]=300);&quot;-&quot;;[$final.M23])" office:value-type="string" office:string-value="-" calcext:value-type="string">
            <text:p>-</text:p>
          </table:table-cell>
          <table:table-cell table:formula="of:=IF(OR([$final.N23]=300;[$final.O23]=300);&quot;-&quot;;[$final.N23])" office:value-type="float" office:value="0" calcext:value-type="float">
            <text:p>0</text:p>
          </table:table-cell>
          <table:table-cell table:formula="of:=IF(OR([$final.O23]=300;[$final.P23]=300);&quot;-&quot;;[$final.O23])" office:value-type="float" office:value="7" calcext:value-type="float">
            <text:p>7</text:p>
          </table:table-cell>
          <table:table-cell table:formula="of:=IF(OR([$final.P23]=300;[$final.Q23]=300);&quot;-&quot;;[$final.P23])" office:value-type="string" office:string-value="-" calcext:value-type="string">
            <text:p>-</text:p>
          </table:table-cell>
          <table:table-cell table:formula="of:=IF(OR([$final.Q23]=300;[$final.R23]=300);&quot;-&quot;;[$final.Q23])" office:value-type="string" office:string-value="-" calcext:value-type="string">
            <text:p>-</text:p>
          </table:table-cell>
          <table:table-cell table:formula="of:=IF(OR([$final.R23]=300;[$final.S23]=300);&quot;-&quot;;[$final.R23])" office:value-type="string" office:string-value="-" calcext:value-type="string">
            <text:p>-</text:p>
          </table:table-cell>
          <table:table-cell table:formula="of:=IF(OR([$final.S23]=300;[$final.T23]=300);&quot;-&quot;;[$final.S23])" office:value-type="string" office:string-value="-" calcext:value-type="string">
            <text:p>-</text:p>
          </table:table-cell>
          <table:table-cell table:formula="of:=IF(OR([$final.T23]=300;[$final.U23]=300);&quot;-&quot;;[$final.T23])" office:value-type="float" office:value="0" calcext:value-type="float">
            <text:p>0</text:p>
          </table:table-cell>
          <table:table-cell table:formula="of:=IF(OR([$final.U23]=300;[$final.V23]=300);&quot;-&quot;;[$final.U23])" office:value-type="float" office:value="10" calcext:value-type="float">
            <text:p>10</text:p>
          </table:table-cell>
          <table:table-cell table:formula="of:=IF(OR([$final.V23]=300;[$final.W23]=300);&quot;-&quot;;[$final.V23])" office:value-type="string" office:string-value="-" calcext:value-type="string">
            <text:p>-</text:p>
          </table:table-cell>
          <table:table-cell table:formula="of:=IF(OR([$final.W23]=300;[$final.X23]=300);&quot;-&quot;;[$final.W23])" office:value-type="string" office:string-value="-" calcext:value-type="string">
            <text:p>-</text:p>
          </table:table-cell>
          <table:table-cell table:formula="of:=IF(OR([$final.X23]=300;[$final.Y23]=300);&quot;-&quot;;[$final.X23])" office:value-type="string" office:string-value="-" calcext:value-type="string">
            <text:p>-</text:p>
          </table:table-cell>
          <table:table-cell table:formula="of:=IF(OR([$final.Y23]=300;[$final.Z23]=300);&quot;-&quot;;[$final.Y23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formula="of:=IF(OR([$final.B24]=300;[$final.C24]=300);&quot;-&quot;;[$final.B24])" office:value-type="float" office:value="1" calcext:value-type="float">
            <text:p>1</text:p>
          </table:table-cell>
          <table:table-cell table:formula="of:=IF(OR([$final.C24]=300;[$final.D24]=300);&quot;-&quot;;[$final.C24])" office:value-type="float" office:value="5" calcext:value-type="float">
            <text:p>5</text:p>
          </table:table-cell>
          <table:table-cell table:formula="of:=IF(OR([$final.D24]=300;[$final.E24]=300);&quot;-&quot;;[$final.D24])" office:value-type="float" office:value="27" calcext:value-type="float">
            <text:p>27</text:p>
          </table:table-cell>
          <table:table-cell table:formula="of:=IF(OR([$final.E24]=300;[$final.F24]=300);&quot;-&quot;;[$final.E24])" office:value-type="float" office:value="7" calcext:value-type="float">
            <text:p>7</text:p>
          </table:table-cell>
          <table:table-cell table:formula="of:=IF(OR([$final.F24]=300;[$final.G24]=300);&quot;-&quot;;[$final.F24])" office:value-type="float" office:value="1911" calcext:value-type="float">
            <text:p>1911</text:p>
          </table:table-cell>
          <table:table-cell table:formula="of:=IF(OR([$final.G24]=300;[$final.H24]=300);&quot;-&quot;;[$final.G24])" office:value-type="float" office:value="149" calcext:value-type="float">
            <text:p>149</text:p>
          </table:table-cell>
          <table:table-cell table:formula="of:=IF(OR([$final.H24]=300;[$final.I24]=300);&quot;-&quot;;[$final.H24])" office:value-type="float" office:value="2" calcext:value-type="float">
            <text:p>2</text:p>
          </table:table-cell>
          <table:table-cell table:formula="of:=IF(OR([$final.I24]=300;[$final.J24]=300);&quot;-&quot;;[$final.I24])" office:value-type="float" office:value="5" calcext:value-type="float">
            <text:p>5</text:p>
          </table:table-cell>
          <table:table-cell table:formula="of:=IF(OR([$final.J24]=300;[$final.K24]=300);&quot;-&quot;;[$final.J24])" office:value-type="float" office:value="2700" calcext:value-type="float">
            <text:p>2700</text:p>
          </table:table-cell>
          <table:table-cell table:formula="of:=IF(OR([$final.K24]=300;[$final.L24]=300);&quot;-&quot;;[$final.K24])" office:value-type="float" office:value="299" calcext:value-type="float">
            <text:p>299</text:p>
          </table:table-cell>
          <table:table-cell table:formula="of:=IF(OR([$final.L24]=300;[$final.M24]=300);&quot;-&quot;;[$final.L24])" office:value-type="string" office:string-value="-" calcext:value-type="string">
            <text:p>-</text:p>
          </table:table-cell>
          <table:table-cell table:formula="of:=IF(OR([$final.M24]=300;[$final.N24]=300);&quot;-&quot;;[$final.M24])" office:value-type="string" office:string-value="-" calcext:value-type="string">
            <text:p>-</text:p>
          </table:table-cell>
          <table:table-cell table:formula="of:=IF(OR([$final.N24]=300;[$final.O24]=300);&quot;-&quot;;[$final.N24])" office:value-type="float" office:value="3" calcext:value-type="float">
            <text:p>3</text:p>
          </table:table-cell>
          <table:table-cell table:formula="of:=IF(OR([$final.O24]=300;[$final.P24]=300);&quot;-&quot;;[$final.O24])" office:value-type="float" office:value="5" calcext:value-type="float">
            <text:p>5</text:p>
          </table:table-cell>
          <table:table-cell table:formula="of:=IF(OR([$final.P24]=300;[$final.Q24]=300);&quot;-&quot;;[$final.P24])" office:value-type="string" office:string-value="-" calcext:value-type="string">
            <text:p>-</text:p>
          </table:table-cell>
          <table:table-cell table:formula="of:=IF(OR([$final.Q24]=300;[$final.R24]=300);&quot;-&quot;;[$final.Q24])" office:value-type="string" office:string-value="-" calcext:value-type="string">
            <text:p>-</text:p>
          </table:table-cell>
          <table:table-cell table:formula="of:=IF(OR([$final.R24]=300;[$final.S24]=300);&quot;-&quot;;[$final.R24])" office:value-type="string" office:string-value="-" calcext:value-type="string">
            <text:p>-</text:p>
          </table:table-cell>
          <table:table-cell table:formula="of:=IF(OR([$final.S24]=300;[$final.T24]=300);&quot;-&quot;;[$final.S24])" office:value-type="string" office:string-value="-" calcext:value-type="string">
            <text:p>-</text:p>
          </table:table-cell>
          <table:table-cell table:formula="of:=IF(OR([$final.T24]=300;[$final.U24]=300);&quot;-&quot;;[$final.T24])" office:value-type="float" office:value="4" calcext:value-type="float">
            <text:p>4</text:p>
          </table:table-cell>
          <table:table-cell table:formula="of:=IF(OR([$final.U24]=300;[$final.V24]=300);&quot;-&quot;;[$final.U24])" office:value-type="float" office:value="6" calcext:value-type="float">
            <text:p>6</text:p>
          </table:table-cell>
          <table:table-cell table:formula="of:=IF(OR([$final.V24]=300;[$final.W24]=300);&quot;-&quot;;[$final.V24])" office:value-type="string" office:string-value="-" calcext:value-type="string">
            <text:p>-</text:p>
          </table:table-cell>
          <table:table-cell table:formula="of:=IF(OR([$final.W24]=300;[$final.X24]=300);&quot;-&quot;;[$final.W24])" office:value-type="string" office:string-value="-" calcext:value-type="string">
            <text:p>-</text:p>
          </table:table-cell>
          <table:table-cell table:formula="of:=IF(OR([$final.X24]=300;[$final.Y24]=300);&quot;-&quot;;[$final.X24])" office:value-type="string" office:string-value="-" calcext:value-type="string">
            <text:p>-</text:p>
          </table:table-cell>
          <table:table-cell table:formula="of:=IF(OR([$final.Y24]=300;[$final.Z24]=300);&quot;-&quot;;[$final.Y24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table:formula="of:=IF(OR([$final.B25]=300;[$final.C25]=300);&quot;-&quot;;[$final.B25])" office:value-type="float" office:value="1" calcext:value-type="float">
            <text:p>1</text:p>
          </table:table-cell>
          <table:table-cell table:formula="of:=IF(OR([$final.C25]=300;[$final.D25]=300);&quot;-&quot;;[$final.C25])" office:value-type="float" office:value="5" calcext:value-type="float">
            <text:p>5</text:p>
          </table:table-cell>
          <table:table-cell table:formula="of:=IF(OR([$final.D25]=300;[$final.E25]=300);&quot;-&quot;;[$final.D25])" office:value-type="float" office:value="168" calcext:value-type="float">
            <text:p>168</text:p>
          </table:table-cell>
          <table:table-cell table:formula="of:=IF(OR([$final.E25]=300;[$final.F25]=300);&quot;-&quot;;[$final.E25])" office:value-type="float" office:value="29" calcext:value-type="float">
            <text:p>29</text:p>
          </table:table-cell>
          <table:table-cell table:formula="of:=IF(OR([$final.F25]=300;[$final.G25]=300);&quot;-&quot;;[$final.F25])" office:value-type="string" office:string-value="-" calcext:value-type="string">
            <text:p>-</text:p>
          </table:table-cell>
          <table:table-cell table:formula="of:=IF(OR([$final.G25]=300;[$final.H25]=300);&quot;-&quot;;[$final.G25])" office:value-type="string" office:string-value="-" calcext:value-type="string">
            <text:p>-</text:p>
          </table:table-cell>
          <table:table-cell table:formula="of:=IF(OR([$final.H25]=300;[$final.I25]=300);&quot;-&quot;;[$final.H25])" office:value-type="float" office:value="6" calcext:value-type="float">
            <text:p>6</text:p>
          </table:table-cell>
          <table:table-cell table:formula="of:=IF(OR([$final.I25]=300;[$final.J25]=300);&quot;-&quot;;[$final.I25])" office:value-type="float" office:value="6" calcext:value-type="float">
            <text:p>6</text:p>
          </table:table-cell>
          <table:table-cell table:formula="of:=IF(OR([$final.J25]=300;[$final.K25]=300);&quot;-&quot;;[$final.J25])" office:value-type="string" office:string-value="-" calcext:value-type="string">
            <text:p>-</text:p>
          </table:table-cell>
          <table:table-cell table:formula="of:=IF(OR([$final.K25]=300;[$final.L25]=300);&quot;-&quot;;[$final.K25])" office:value-type="string" office:string-value="-" calcext:value-type="string">
            <text:p>-</text:p>
          </table:table-cell>
          <table:table-cell table:formula="of:=IF(OR([$final.L25]=300;[$final.M25]=300);&quot;-&quot;;[$final.L25])" office:value-type="string" office:string-value="-" calcext:value-type="string">
            <text:p>-</text:p>
          </table:table-cell>
          <table:table-cell table:formula="of:=IF(OR([$final.M25]=300;[$final.N25]=300);&quot;-&quot;;[$final.M25])" office:value-type="string" office:string-value="-" calcext:value-type="string">
            <text:p>-</text:p>
          </table:table-cell>
          <table:table-cell table:formula="of:=IF(OR([$final.N25]=300;[$final.O25]=300);&quot;-&quot;;[$final.N25])" office:value-type="float" office:value="21" calcext:value-type="float">
            <text:p>21</text:p>
          </table:table-cell>
          <table:table-cell table:formula="of:=IF(OR([$final.O25]=300;[$final.P25]=300);&quot;-&quot;;[$final.O25])" office:value-type="float" office:value="7" calcext:value-type="float">
            <text:p>7</text:p>
          </table:table-cell>
          <table:table-cell table:formula="of:=IF(OR([$final.P25]=300;[$final.Q25]=300);&quot;-&quot;;[$final.P25])" office:value-type="string" office:string-value="-" calcext:value-type="string">
            <text:p>-</text:p>
          </table:table-cell>
          <table:table-cell table:formula="of:=IF(OR([$final.Q25]=300;[$final.R25]=300);&quot;-&quot;;[$final.Q25])" office:value-type="string" office:string-value="-" calcext:value-type="string">
            <text:p>-</text:p>
          </table:table-cell>
          <table:table-cell table:formula="of:=IF(OR([$final.R25]=300;[$final.S25]=300);&quot;-&quot;;[$final.R25])" office:value-type="string" office:string-value="-" calcext:value-type="string">
            <text:p>-</text:p>
          </table:table-cell>
          <table:table-cell table:formula="of:=IF(OR([$final.S25]=300;[$final.T25]=300);&quot;-&quot;;[$final.S25])" office:value-type="string" office:string-value="-" calcext:value-type="string">
            <text:p>-</text:p>
          </table:table-cell>
          <table:table-cell table:formula="of:=IF(OR([$final.T25]=300;[$final.U25]=300);&quot;-&quot;;[$final.T25])" office:value-type="float" office:value="58" calcext:value-type="float">
            <text:p>58</text:p>
          </table:table-cell>
          <table:table-cell table:formula="of:=IF(OR([$final.U25]=300;[$final.V25]=300);&quot;-&quot;;[$final.U25])" office:value-type="float" office:value="9" calcext:value-type="float">
            <text:p>9</text:p>
          </table:table-cell>
          <table:table-cell table:formula="of:=IF(OR([$final.V25]=300;[$final.W25]=300);&quot;-&quot;;[$final.V25])" office:value-type="string" office:string-value="-" calcext:value-type="string">
            <text:p>-</text:p>
          </table:table-cell>
          <table:table-cell table:formula="of:=IF(OR([$final.W25]=300;[$final.X25]=300);&quot;-&quot;;[$final.W25])" office:value-type="string" office:string-value="-" calcext:value-type="string">
            <text:p>-</text:p>
          </table:table-cell>
          <table:table-cell table:formula="of:=IF(OR([$final.X25]=300;[$final.Y25]=300);&quot;-&quot;;[$final.X25])" office:value-type="string" office:string-value="-" calcext:value-type="string">
            <text:p>-</text:p>
          </table:table-cell>
          <table:table-cell table:formula="of:=IF(OR([$final.Y25]=300;[$final.Z25]=300);&quot;-&quot;;[$final.Y25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table:formula="of:=IF(OR([$final.B26]=300;[$final.C26]=300);&quot;-&quot;;[$final.B26])" office:value-type="float" office:value="1" calcext:value-type="float">
            <text:p>1</text:p>
          </table:table-cell>
          <table:table-cell table:formula="of:=IF(OR([$final.C26]=300;[$final.D26]=300);&quot;-&quot;;[$final.C26])" office:value-type="float" office:value="5" calcext:value-type="float">
            <text:p>5</text:p>
          </table:table-cell>
          <table:table-cell table:formula="of:=IF(OR([$final.D26]=300;[$final.E26]=300);&quot;-&quot;;[$final.D26])" office:value-type="float" office:value="36" calcext:value-type="float">
            <text:p>36</text:p>
          </table:table-cell>
          <table:table-cell table:formula="of:=IF(OR([$final.E26]=300;[$final.F26]=300);&quot;-&quot;;[$final.E26])" office:value-type="float" office:value="9" calcext:value-type="float">
            <text:p>9</text:p>
          </table:table-cell>
          <table:table-cell table:formula="of:=IF(OR([$final.F26]=300;[$final.G26]=300);&quot;-&quot;;[$final.F26])" office:value-type="float" office:value="3003" calcext:value-type="float">
            <text:p>3003</text:p>
          </table:table-cell>
          <table:table-cell table:formula="of:=IF(OR([$final.G26]=300;[$final.H26]=300);&quot;-&quot;;[$final.G26])" office:value-type="float" office:value="269" calcext:value-type="float">
            <text:p>269</text:p>
          </table:table-cell>
          <table:table-cell table:formula="of:=IF(OR([$final.H26]=300;[$final.I26]=300);&quot;-&quot;;[$final.H26])" office:value-type="float" office:value="4" calcext:value-type="float">
            <text:p>4</text:p>
          </table:table-cell>
          <table:table-cell table:formula="of:=IF(OR([$final.I26]=300;[$final.J26]=300);&quot;-&quot;;[$final.I26])" office:value-type="float" office:value="6" calcext:value-type="float">
            <text:p>6</text:p>
          </table:table-cell>
          <table:table-cell table:formula="of:=IF(OR([$final.J26]=300;[$final.K26]=300);&quot;-&quot;;[$final.J26])" office:value-type="string" office:string-value="-" calcext:value-type="string">
            <text:p>-</text:p>
          </table:table-cell>
          <table:table-cell table:formula="of:=IF(OR([$final.K26]=300;[$final.L26]=300);&quot;-&quot;;[$final.K26])" office:value-type="string" office:string-value="-" calcext:value-type="string">
            <text:p>-</text:p>
          </table:table-cell>
          <table:table-cell table:formula="of:=IF(OR([$final.L26]=300;[$final.M26]=300);&quot;-&quot;;[$final.L26])" office:value-type="string" office:string-value="-" calcext:value-type="string">
            <text:p>-</text:p>
          </table:table-cell>
          <table:table-cell table:formula="of:=IF(OR([$final.M26]=300;[$final.N26]=300);&quot;-&quot;;[$final.M26])" office:value-type="string" office:string-value="-" calcext:value-type="string">
            <text:p>-</text:p>
          </table:table-cell>
          <table:table-cell table:formula="of:=IF(OR([$final.N26]=300;[$final.O26]=300);&quot;-&quot;;[$final.N26])" office:value-type="float" office:value="9" calcext:value-type="float">
            <text:p>9</text:p>
          </table:table-cell>
          <table:table-cell table:formula="of:=IF(OR([$final.O26]=300;[$final.P26]=300);&quot;-&quot;;[$final.O26])" office:value-type="float" office:value="6" calcext:value-type="float">
            <text:p>6</text:p>
          </table:table-cell>
          <table:table-cell table:formula="of:=IF(OR([$final.P26]=300;[$final.Q26]=300);&quot;-&quot;;[$final.P26])" office:value-type="string" office:string-value="-" calcext:value-type="string">
            <text:p>-</text:p>
          </table:table-cell>
          <table:table-cell table:formula="of:=IF(OR([$final.Q26]=300;[$final.R26]=300);&quot;-&quot;;[$final.Q26])" office:value-type="string" office:string-value="-" calcext:value-type="string">
            <text:p>-</text:p>
          </table:table-cell>
          <table:table-cell table:formula="of:=IF(OR([$final.R26]=300;[$final.S26]=300);&quot;-&quot;;[$final.R26])" office:value-type="string" office:string-value="-" calcext:value-type="string">
            <text:p>-</text:p>
          </table:table-cell>
          <table:table-cell table:formula="of:=IF(OR([$final.S26]=300;[$final.T26]=300);&quot;-&quot;;[$final.S26])" office:value-type="string" office:string-value="-" calcext:value-type="string">
            <text:p>-</text:p>
          </table:table-cell>
          <table:table-cell table:formula="of:=IF(OR([$final.T26]=300;[$final.U26]=300);&quot;-&quot;;[$final.T26])" office:value-type="float" office:value="16" calcext:value-type="float">
            <text:p>16</text:p>
          </table:table-cell>
          <table:table-cell table:formula="of:=IF(OR([$final.U26]=300;[$final.V26]=300);&quot;-&quot;;[$final.U26])" office:value-type="float" office:value="6" calcext:value-type="float">
            <text:p>6</text:p>
          </table:table-cell>
          <table:table-cell table:formula="of:=IF(OR([$final.V26]=300;[$final.W26]=300);&quot;-&quot;;[$final.V26])" office:value-type="string" office:string-value="-" calcext:value-type="string">
            <text:p>-</text:p>
          </table:table-cell>
          <table:table-cell table:formula="of:=IF(OR([$final.W26]=300;[$final.X26]=300);&quot;-&quot;;[$final.W26])" office:value-type="string" office:string-value="-" calcext:value-type="string">
            <text:p>-</text:p>
          </table:table-cell>
          <table:table-cell table:formula="of:=IF(OR([$final.X26]=300;[$final.Y26]=300);&quot;-&quot;;[$final.X26])" office:value-type="string" office:string-value="-" calcext:value-type="string">
            <text:p>-</text:p>
          </table:table-cell>
          <table:table-cell table:formula="of:=IF(OR([$final.Y26]=300;[$final.Z26]=300);&quot;-&quot;;[$final.Y26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table:formula="of:=IF(OR([$final.B27]=300;[$final.C27]=300);&quot;-&quot;;[$final.B27])" office:value-type="float" office:value="0" calcext:value-type="float">
            <text:p>0</text:p>
          </table:table-cell>
          <table:table-cell table:formula="of:=IF(OR([$final.C27]=300;[$final.D27]=300);&quot;-&quot;;[$final.C27])" office:value-type="float" office:value="5" calcext:value-type="float">
            <text:p>5</text:p>
          </table:table-cell>
          <table:table-cell table:formula="of:=IF(OR([$final.D27]=300;[$final.E27]=300);&quot;-&quot;;[$final.D27])" office:value-type="float" office:value="57" calcext:value-type="float">
            <text:p>57</text:p>
          </table:table-cell>
          <table:table-cell table:formula="of:=IF(OR([$final.E27]=300;[$final.F27]=300);&quot;-&quot;;[$final.E27])" office:value-type="float" office:value="8" calcext:value-type="float">
            <text:p>8</text:p>
          </table:table-cell>
          <table:table-cell table:formula="of:=IF(OR([$final.F27]=300;[$final.G27]=300);&quot;-&quot;;[$final.F27])" office:value-type="string" office:string-value="-" calcext:value-type="string">
            <text:p>-</text:p>
          </table:table-cell>
          <table:table-cell table:formula="of:=IF(OR([$final.G27]=300;[$final.H27]=300);&quot;-&quot;;[$final.G27])" office:value-type="string" office:string-value="-" calcext:value-type="string">
            <text:p>-</text:p>
          </table:table-cell>
          <table:table-cell table:formula="of:=IF(OR([$final.H27]=300;[$final.I27]=300);&quot;-&quot;;[$final.H27])" office:value-type="float" office:value="1" calcext:value-type="float">
            <text:p>1</text:p>
          </table:table-cell>
          <table:table-cell table:formula="of:=IF(OR([$final.I27]=300;[$final.J27]=300);&quot;-&quot;;[$final.I27])" office:value-type="float" office:value="5" calcext:value-type="float">
            <text:p>5</text:p>
          </table:table-cell>
          <table:table-cell table:formula="of:=IF(OR([$final.J27]=300;[$final.K27]=300);&quot;-&quot;;[$final.J27])" office:value-type="string" office:string-value="-" calcext:value-type="string">
            <text:p>-</text:p>
          </table:table-cell>
          <table:table-cell table:formula="of:=IF(OR([$final.K27]=300;[$final.L27]=300);&quot;-&quot;;[$final.K27])" office:value-type="string" office:string-value="-" calcext:value-type="string">
            <text:p>-</text:p>
          </table:table-cell>
          <table:table-cell table:formula="of:=IF(OR([$final.L27]=300;[$final.M27]=300);&quot;-&quot;;[$final.L27])" office:value-type="string" office:string-value="-" calcext:value-type="string">
            <text:p>-</text:p>
          </table:table-cell>
          <table:table-cell table:formula="of:=IF(OR([$final.M27]=300;[$final.N27]=300);&quot;-&quot;;[$final.M27])" office:value-type="string" office:string-value="-" calcext:value-type="string">
            <text:p>-</text:p>
          </table:table-cell>
          <table:table-cell table:formula="of:=IF(OR([$final.N27]=300;[$final.O27]=300);&quot;-&quot;;[$final.N27])" office:value-type="float" office:value="4" calcext:value-type="float">
            <text:p>4</text:p>
          </table:table-cell>
          <table:table-cell table:formula="of:=IF(OR([$final.O27]=300;[$final.P27]=300);&quot;-&quot;;[$final.O27])" office:value-type="float" office:value="6" calcext:value-type="float">
            <text:p>6</text:p>
          </table:table-cell>
          <table:table-cell table:formula="of:=IF(OR([$final.P27]=300;[$final.Q27]=300);&quot;-&quot;;[$final.P27])" office:value-type="string" office:string-value="-" calcext:value-type="string">
            <text:p>-</text:p>
          </table:table-cell>
          <table:table-cell table:formula="of:=IF(OR([$final.Q27]=300;[$final.R27]=300);&quot;-&quot;;[$final.Q27])" office:value-type="string" office:string-value="-" calcext:value-type="string">
            <text:p>-</text:p>
          </table:table-cell>
          <table:table-cell table:formula="of:=IF(OR([$final.R27]=300;[$final.S27]=300);&quot;-&quot;;[$final.R27])" office:value-type="string" office:string-value="-" calcext:value-type="string">
            <text:p>-</text:p>
          </table:table-cell>
          <table:table-cell table:formula="of:=IF(OR([$final.S27]=300;[$final.T27]=300);&quot;-&quot;;[$final.S27])" office:value-type="string" office:string-value="-" calcext:value-type="string">
            <text:p>-</text:p>
          </table:table-cell>
          <table:table-cell table:formula="of:=IF(OR([$final.T27]=300;[$final.U27]=300);&quot;-&quot;;[$final.T27])" office:value-type="float" office:value="9" calcext:value-type="float">
            <text:p>9</text:p>
          </table:table-cell>
          <table:table-cell table:formula="of:=IF(OR([$final.U27]=300;[$final.V27]=300);&quot;-&quot;;[$final.U27])" office:value-type="float" office:value="6" calcext:value-type="float">
            <text:p>6</text:p>
          </table:table-cell>
          <table:table-cell table:formula="of:=IF(OR([$final.V27]=300;[$final.W27]=300);&quot;-&quot;;[$final.V27])" office:value-type="string" office:string-value="-" calcext:value-type="string">
            <text:p>-</text:p>
          </table:table-cell>
          <table:table-cell table:formula="of:=IF(OR([$final.W27]=300;[$final.X27]=300);&quot;-&quot;;[$final.W27])" office:value-type="string" office:string-value="-" calcext:value-type="string">
            <text:p>-</text:p>
          </table:table-cell>
          <table:table-cell table:formula="of:=IF(OR([$final.X27]=300;[$final.Y27]=300);&quot;-&quot;;[$final.X27])" office:value-type="string" office:string-value="-" calcext:value-type="string">
            <text:p>-</text:p>
          </table:table-cell>
          <table:table-cell table:formula="of:=IF(OR([$final.Y27]=300;[$final.Z27]=300);&quot;-&quot;;[$final.Y27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table:formula="of:=IF(OR([$final.B28]=300;[$final.C28]=300);&quot;-&quot;;[$final.B28])" office:value-type="float" office:value="0" calcext:value-type="float">
            <text:p>0</text:p>
          </table:table-cell>
          <table:table-cell table:formula="of:=IF(OR([$final.C28]=300;[$final.D28]=300);&quot;-&quot;;[$final.C28])" office:value-type="float" office:value="5" calcext:value-type="float">
            <text:p>5</text:p>
          </table:table-cell>
          <table:table-cell table:formula="of:=IF(OR([$final.D28]=300;[$final.E28]=300);&quot;-&quot;;[$final.D28])" office:value-type="float" office:value="0" calcext:value-type="float">
            <text:p>0</text:p>
          </table:table-cell>
          <table:table-cell table:formula="of:=IF(OR([$final.E28]=300;[$final.F28]=300);&quot;-&quot;;[$final.E28])" office:value-type="float" office:value="8" calcext:value-type="float">
            <text:p>8</text:p>
          </table:table-cell>
          <table:table-cell table:formula="of:=IF(OR([$final.F28]=300;[$final.G28]=300);&quot;-&quot;;[$final.F28])" office:value-type="float" office:value="0" calcext:value-type="float">
            <text:p>0</text:p>
          </table:table-cell>
          <table:table-cell table:formula="of:=IF(OR([$final.G28]=300;[$final.H28]=300);&quot;-&quot;;[$final.G28])" office:value-type="float" office:value="197" calcext:value-type="float">
            <text:p>197</text:p>
          </table:table-cell>
          <table:table-cell table:formula="of:=IF(OR([$final.H28]=300;[$final.I28]=300);&quot;-&quot;;[$final.H28])" office:value-type="float" office:value="0" calcext:value-type="float">
            <text:p>0</text:p>
          </table:table-cell>
          <table:table-cell table:formula="of:=IF(OR([$final.I28]=300;[$final.J28]=300);&quot;-&quot;;[$final.I28])" office:value-type="float" office:value="5" calcext:value-type="float">
            <text:p>5</text:p>
          </table:table-cell>
          <table:table-cell table:formula="of:=IF(OR([$final.J28]=300;[$final.K28]=300);&quot;-&quot;;[$final.J28])" office:value-type="string" office:string-value="-" calcext:value-type="string">
            <text:p>-</text:p>
          </table:table-cell>
          <table:table-cell table:formula="of:=IF(OR([$final.K28]=300;[$final.L28]=300);&quot;-&quot;;[$final.K28])" office:value-type="string" office:string-value="-" calcext:value-type="string">
            <text:p>-</text:p>
          </table:table-cell>
          <table:table-cell table:formula="of:=IF(OR([$final.L28]=300;[$final.M28]=300);&quot;-&quot;;[$final.L28])" office:value-type="string" office:string-value="-" calcext:value-type="string">
            <text:p>-</text:p>
          </table:table-cell>
          <table:table-cell table:formula="of:=IF(OR([$final.M28]=300;[$final.N28]=300);&quot;-&quot;;[$final.M28])" office:value-type="string" office:string-value="-" calcext:value-type="string">
            <text:p>-</text:p>
          </table:table-cell>
          <table:table-cell table:formula="of:=IF(OR([$final.N28]=300;[$final.O28]=300);&quot;-&quot;;[$final.N28])" office:value-type="float" office:value="0" calcext:value-type="float">
            <text:p>0</text:p>
          </table:table-cell>
          <table:table-cell table:formula="of:=IF(OR([$final.O28]=300;[$final.P28]=300);&quot;-&quot;;[$final.O28])" office:value-type="float" office:value="5" calcext:value-type="float">
            <text:p>5</text:p>
          </table:table-cell>
          <table:table-cell table:formula="of:=IF(OR([$final.P28]=300;[$final.Q28]=300);&quot;-&quot;;[$final.P28])" office:value-type="string" office:string-value="-" calcext:value-type="string">
            <text:p>-</text:p>
          </table:table-cell>
          <table:table-cell table:formula="of:=IF(OR([$final.Q28]=300;[$final.R28]=300);&quot;-&quot;;[$final.Q28])" office:value-type="string" office:string-value="-" calcext:value-type="string">
            <text:p>-</text:p>
          </table:table-cell>
          <table:table-cell table:formula="of:=IF(OR([$final.R28]=300;[$final.S28]=300);&quot;-&quot;;[$final.R28])" office:value-type="string" office:string-value="-" calcext:value-type="string">
            <text:p>-</text:p>
          </table:table-cell>
          <table:table-cell table:formula="of:=IF(OR([$final.S28]=300;[$final.T28]=300);&quot;-&quot;;[$final.S28])" office:value-type="string" office:string-value="-" calcext:value-type="string">
            <text:p>-</text:p>
          </table:table-cell>
          <table:table-cell table:formula="of:=IF(OR([$final.T28]=300;[$final.U28]=300);&quot;-&quot;;[$final.T28])" office:value-type="float" office:value="0" calcext:value-type="float">
            <text:p>0</text:p>
          </table:table-cell>
          <table:table-cell table:formula="of:=IF(OR([$final.U28]=300;[$final.V28]=300);&quot;-&quot;;[$final.U28])" office:value-type="float" office:value="6" calcext:value-type="float">
            <text:p>6</text:p>
          </table:table-cell>
          <table:table-cell table:formula="of:=IF(OR([$final.V28]=300;[$final.W28]=300);&quot;-&quot;;[$final.V28])" office:value-type="string" office:string-value="-" calcext:value-type="string">
            <text:p>-</text:p>
          </table:table-cell>
          <table:table-cell table:formula="of:=IF(OR([$final.W28]=300;[$final.X28]=300);&quot;-&quot;;[$final.W28])" office:value-type="string" office:string-value="-" calcext:value-type="string">
            <text:p>-</text:p>
          </table:table-cell>
          <table:table-cell table:formula="of:=IF(OR([$final.X28]=300;[$final.Y28]=300);&quot;-&quot;;[$final.X28])" office:value-type="string" office:string-value="-" calcext:value-type="string">
            <text:p>-</text:p>
          </table:table-cell>
          <table:table-cell table:formula="of:=IF(OR([$final.Y28]=300;[$final.Z28]=300);&quot;-&quot;;[$final.Y28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table:formula="of:=IF(OR([$final.B29]=300;[$final.C29]=300);&quot;-&quot;;[$final.B29])" office:value-type="float" office:value="1" calcext:value-type="float">
            <text:p>1</text:p>
          </table:table-cell>
          <table:table-cell table:formula="of:=IF(OR([$final.C29]=300;[$final.D29]=300);&quot;-&quot;;[$final.C29])" office:value-type="float" office:value="5" calcext:value-type="float">
            <text:p>5</text:p>
          </table:table-cell>
          <table:table-cell table:formula="of:=IF(OR([$final.D29]=300;[$final.E29]=300);&quot;-&quot;;[$final.D29])" office:value-type="float" office:value="3" calcext:value-type="float">
            <text:p>3</text:p>
          </table:table-cell>
          <table:table-cell table:formula="of:=IF(OR([$final.E29]=300;[$final.F29]=300);&quot;-&quot;;[$final.E29])" office:value-type="float" office:value="5" calcext:value-type="float">
            <text:p>5</text:p>
          </table:table-cell>
          <table:table-cell table:formula="of:=IF(OR([$final.F29]=300;[$final.G29]=300);&quot;-&quot;;[$final.F29])" office:value-type="float" office:value="7" calcext:value-type="float">
            <text:p>7</text:p>
          </table:table-cell>
          <table:table-cell table:formula="of:=IF(OR([$final.G29]=300;[$final.H29]=300);&quot;-&quot;;[$final.G29])" office:value-type="float" office:value="6" calcext:value-type="float">
            <text:p>6</text:p>
          </table:table-cell>
          <table:table-cell table:formula="of:=IF(OR([$final.H29]=300;[$final.I29]=300);&quot;-&quot;;[$final.H29])" office:value-type="float" office:value="4" calcext:value-type="float">
            <text:p>4</text:p>
          </table:table-cell>
          <table:table-cell table:formula="of:=IF(OR([$final.I29]=300;[$final.J29]=300);&quot;-&quot;;[$final.I29])" office:value-type="float" office:value="5" calcext:value-type="float">
            <text:p>5</text:p>
          </table:table-cell>
          <table:table-cell table:formula="of:=IF(OR([$final.J29]=300;[$final.K29]=300);&quot;-&quot;;[$final.J29])" office:value-type="float" office:value="99" calcext:value-type="float">
            <text:p>99</text:p>
          </table:table-cell>
          <table:table-cell table:formula="of:=IF(OR([$final.K29]=300;[$final.L29]=300);&quot;-&quot;;[$final.K29])" office:value-type="float" office:value="12" calcext:value-type="float">
            <text:p>12</text:p>
          </table:table-cell>
          <table:table-cell table:formula="of:=IF(OR([$final.L29]=300;[$final.M29]=300);&quot;-&quot;;[$final.L29])" office:value-type="string" office:string-value="-" calcext:value-type="string">
            <text:p>-</text:p>
          </table:table-cell>
          <table:table-cell table:formula="of:=IF(OR([$final.M29]=300;[$final.N29]=300);&quot;-&quot;;[$final.M29])" office:value-type="string" office:string-value="-" calcext:value-type="string">
            <text:p>-</text:p>
          </table:table-cell>
          <table:table-cell table:formula="of:=IF(OR([$final.N29]=300;[$final.O29]=300);&quot;-&quot;;[$final.N29])" office:value-type="float" office:value="13" calcext:value-type="float">
            <text:p>13</text:p>
          </table:table-cell>
          <table:table-cell table:formula="of:=IF(OR([$final.O29]=300;[$final.P29]=300);&quot;-&quot;;[$final.O29])" office:value-type="float" office:value="6" calcext:value-type="float">
            <text:p>6</text:p>
          </table:table-cell>
          <table:table-cell table:formula="of:=IF(OR([$final.P29]=300;[$final.Q29]=300);&quot;-&quot;;[$final.P29])" office:value-type="string" office:string-value="-" calcext:value-type="string">
            <text:p>-</text:p>
          </table:table-cell>
          <table:table-cell table:formula="of:=IF(OR([$final.Q29]=300;[$final.R29]=300);&quot;-&quot;;[$final.Q29])" office:value-type="string" office:string-value="-" calcext:value-type="string">
            <text:p>-</text:p>
          </table:table-cell>
          <table:table-cell table:formula="of:=IF(OR([$final.R29]=300;[$final.S29]=300);&quot;-&quot;;[$final.R29])" office:value-type="string" office:string-value="-" calcext:value-type="string">
            <text:p>-</text:p>
          </table:table-cell>
          <table:table-cell table:formula="of:=IF(OR([$final.S29]=300;[$final.T29]=300);&quot;-&quot;;[$final.S29])" office:value-type="string" office:string-value="-" calcext:value-type="string">
            <text:p>-</text:p>
          </table:table-cell>
          <table:table-cell table:formula="of:=IF(OR([$final.T29]=300;[$final.U29]=300);&quot;-&quot;;[$final.T29])" office:value-type="float" office:value="64" calcext:value-type="float">
            <text:p>64</text:p>
          </table:table-cell>
          <table:table-cell table:formula="of:=IF(OR([$final.U29]=300;[$final.V29]=300);&quot;-&quot;;[$final.U29])" office:value-type="float" office:value="10" calcext:value-type="float">
            <text:p>10</text:p>
          </table:table-cell>
          <table:table-cell table:formula="of:=IF(OR([$final.V29]=300;[$final.W29]=300);&quot;-&quot;;[$final.V29])" office:value-type="string" office:string-value="-" calcext:value-type="string">
            <text:p>-</text:p>
          </table:table-cell>
          <table:table-cell table:formula="of:=IF(OR([$final.W29]=300;[$final.X29]=300);&quot;-&quot;;[$final.W29])" office:value-type="string" office:string-value="-" calcext:value-type="string">
            <text:p>-</text:p>
          </table:table-cell>
          <table:table-cell table:formula="of:=IF(OR([$final.X29]=300;[$final.Y29]=300);&quot;-&quot;;[$final.X29])" office:value-type="string" office:string-value="-" calcext:value-type="string">
            <text:p>-</text:p>
          </table:table-cell>
          <table:table-cell table:formula="of:=IF(OR([$final.Y29]=300;[$final.Z29]=300);&quot;-&quot;;[$final.Y29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table:formula="of:=IF(OR([$final.B30]=300;[$final.C30]=300);&quot;-&quot;;[$final.B30])" office:value-type="float" office:value="0" calcext:value-type="float">
            <text:p>0</text:p>
          </table:table-cell>
          <table:table-cell table:formula="of:=IF(OR([$final.C30]=300;[$final.D30]=300);&quot;-&quot;;[$final.C30])" office:value-type="float" office:value="5" calcext:value-type="float">
            <text:p>5</text:p>
          </table:table-cell>
          <table:table-cell table:formula="of:=IF(OR([$final.D30]=300;[$final.E30]=300);&quot;-&quot;;[$final.D30])" office:value-type="float" office:value="0" calcext:value-type="float">
            <text:p>0</text:p>
          </table:table-cell>
          <table:table-cell table:formula="of:=IF(OR([$final.E30]=300;[$final.F30]=300);&quot;-&quot;;[$final.E30])" office:value-type="float" office:value="5" calcext:value-type="float">
            <text:p>5</text:p>
          </table:table-cell>
          <table:table-cell table:formula="of:=IF(OR([$final.F30]=300;[$final.G30]=300);&quot;-&quot;;[$final.F30])" office:value-type="float" office:value="0" calcext:value-type="float">
            <text:p>0</text:p>
          </table:table-cell>
          <table:table-cell table:formula="of:=IF(OR([$final.G30]=300;[$final.H30]=300);&quot;-&quot;;[$final.G30])" office:value-type="float" office:value="6" calcext:value-type="float">
            <text:p>6</text:p>
          </table:table-cell>
          <table:table-cell table:formula="of:=IF(OR([$final.H30]=300;[$final.I30]=300);&quot;-&quot;;[$final.H30])" office:value-type="float" office:value="0" calcext:value-type="float">
            <text:p>0</text:p>
          </table:table-cell>
          <table:table-cell table:formula="of:=IF(OR([$final.I30]=300;[$final.J30]=300);&quot;-&quot;;[$final.I30])" office:value-type="float" office:value="5" calcext:value-type="float">
            <text:p>5</text:p>
          </table:table-cell>
          <table:table-cell table:formula="of:=IF(OR([$final.J30]=300;[$final.K30]=300);&quot;-&quot;;[$final.J30])" office:value-type="float" office:value="0" calcext:value-type="float">
            <text:p>0</text:p>
          </table:table-cell>
          <table:table-cell table:formula="of:=IF(OR([$final.K30]=300;[$final.L30]=300);&quot;-&quot;;[$final.K30])" office:value-type="float" office:value="6" calcext:value-type="float">
            <text:p>6</text:p>
          </table:table-cell>
          <table:table-cell table:formula="of:=IF(OR([$final.L30]=300;[$final.M30]=300);&quot;-&quot;;[$final.L30])" office:value-type="float" office:value="0" calcext:value-type="float">
            <text:p>0</text:p>
          </table:table-cell>
          <table:table-cell table:formula="of:=IF(OR([$final.M30]=300;[$final.N30]=300);&quot;-&quot;;[$final.M30])" office:value-type="float" office:value="18" calcext:value-type="float">
            <text:p>18</text:p>
          </table:table-cell>
          <table:table-cell table:formula="of:=IF(OR([$final.N30]=300;[$final.O30]=300);&quot;-&quot;;[$final.N30])" office:value-type="float" office:value="0" calcext:value-type="float">
            <text:p>0</text:p>
          </table:table-cell>
          <table:table-cell table:formula="of:=IF(OR([$final.O30]=300;[$final.P30]=300);&quot;-&quot;;[$final.O30])" office:value-type="float" office:value="5" calcext:value-type="float">
            <text:p>5</text:p>
          </table:table-cell>
          <table:table-cell table:formula="of:=IF(OR([$final.P30]=300;[$final.Q30]=300);&quot;-&quot;;[$final.P30])" office:value-type="float" office:value="9" calcext:value-type="float">
            <text:p>9</text:p>
          </table:table-cell>
          <table:table-cell table:formula="of:=IF(OR([$final.Q30]=300;[$final.R30]=300);&quot;-&quot;;[$final.Q30])" office:value-type="float" office:value="20" calcext:value-type="float">
            <text:p>20</text:p>
          </table:table-cell>
          <table:table-cell table:formula="of:=IF(OR([$final.R30]=300;[$final.S30]=300);&quot;-&quot;;[$final.R30])" office:value-type="string" office:string-value="-" calcext:value-type="string">
            <text:p>-</text:p>
          </table:table-cell>
          <table:table-cell table:formula="of:=IF(OR([$final.S30]=300;[$final.T30]=300);&quot;-&quot;;[$final.S30])" office:value-type="string" office:string-value="-" calcext:value-type="string">
            <text:p>-</text:p>
          </table:table-cell>
          <table:table-cell table:formula="of:=IF(OR([$final.T30]=300;[$final.U30]=300);&quot;-&quot;;[$final.T30])" office:value-type="float" office:value="0" calcext:value-type="float">
            <text:p>0</text:p>
          </table:table-cell>
          <table:table-cell table:formula="of:=IF(OR([$final.U30]=300;[$final.V30]=300);&quot;-&quot;;[$final.U30])" office:value-type="float" office:value="6" calcext:value-type="float">
            <text:p>6</text:p>
          </table:table-cell>
          <table:table-cell table:formula="of:=IF(OR([$final.V30]=300;[$final.W30]=300);&quot;-&quot;;[$final.V30])" office:value-type="float" office:value="207" calcext:value-type="float">
            <text:p>207</text:p>
          </table:table-cell>
          <table:table-cell table:formula="of:=IF(OR([$final.W30]=300;[$final.X30]=300);&quot;-&quot;;[$final.W30])" office:value-type="float" office:value="271" calcext:value-type="float">
            <text:p>271</text:p>
          </table:table-cell>
          <table:table-cell table:formula="of:=IF(OR([$final.X30]=300;[$final.Y30]=300);&quot;-&quot;;[$final.X30])" office:value-type="string" office:string-value="-" calcext:value-type="string">
            <text:p>-</text:p>
          </table:table-cell>
          <table:table-cell table:formula="of:=IF(OR([$final.Y30]=300;[$final.Z30]=300);&quot;-&quot;;[$final.Y30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table:formula="of:=IF(OR([$final.B31]=300;[$final.C31]=300);&quot;-&quot;;[$final.B31])" office:value-type="float" office:value="1" calcext:value-type="float">
            <text:p>1</text:p>
          </table:table-cell>
          <table:table-cell table:formula="of:=IF(OR([$final.C31]=300;[$final.D31]=300);&quot;-&quot;;[$final.C31])" office:value-type="float" office:value="6" calcext:value-type="float">
            <text:p>6</text:p>
          </table:table-cell>
          <table:table-cell table:formula="of:=IF(OR([$final.D31]=300;[$final.E31]=300);&quot;-&quot;;[$final.D31])" office:value-type="float" office:value="36" calcext:value-type="float">
            <text:p>36</text:p>
          </table:table-cell>
          <table:table-cell table:formula="of:=IF(OR([$final.E31]=300;[$final.F31]=300);&quot;-&quot;;[$final.E31])" office:value-type="float" office:value="9" calcext:value-type="float">
            <text:p>9</text:p>
          </table:table-cell>
          <table:table-cell table:formula="of:=IF(OR([$final.F31]=300;[$final.G31]=300);&quot;-&quot;;[$final.F31])" office:value-type="float" office:value="3003" calcext:value-type="float">
            <text:p>3003</text:p>
          </table:table-cell>
          <table:table-cell table:formula="of:=IF(OR([$final.G31]=300;[$final.H31]=300);&quot;-&quot;;[$final.G31])" office:value-type="float" office:value="276" calcext:value-type="float">
            <text:p>276</text:p>
          </table:table-cell>
          <table:table-cell table:formula="of:=IF(OR([$final.H31]=300;[$final.I31]=300);&quot;-&quot;;[$final.H31])" office:value-type="float" office:value="4" calcext:value-type="float">
            <text:p>4</text:p>
          </table:table-cell>
          <table:table-cell table:formula="of:=IF(OR([$final.I31]=300;[$final.J31]=300);&quot;-&quot;;[$final.I31])" office:value-type="float" office:value="5" calcext:value-type="float">
            <text:p>5</text:p>
          </table:table-cell>
          <table:table-cell table:formula="of:=IF(OR([$final.J31]=300;[$final.K31]=300);&quot;-&quot;;[$final.J31])" office:value-type="string" office:string-value="-" calcext:value-type="string">
            <text:p>-</text:p>
          </table:table-cell>
          <table:table-cell table:formula="of:=IF(OR([$final.K31]=300;[$final.L31]=300);&quot;-&quot;;[$final.K31])" office:value-type="string" office:string-value="-" calcext:value-type="string">
            <text:p>-</text:p>
          </table:table-cell>
          <table:table-cell table:formula="of:=IF(OR([$final.L31]=300;[$final.M31]=300);&quot;-&quot;;[$final.L31])" office:value-type="string" office:string-value="-" calcext:value-type="string">
            <text:p>-</text:p>
          </table:table-cell>
          <table:table-cell table:formula="of:=IF(OR([$final.M31]=300;[$final.N31]=300);&quot;-&quot;;[$final.M31])" office:value-type="string" office:string-value="-" calcext:value-type="string">
            <text:p>-</text:p>
          </table:table-cell>
          <table:table-cell table:formula="of:=IF(OR([$final.N31]=300;[$final.O31]=300);&quot;-&quot;;[$final.N31])" office:value-type="float" office:value="9" calcext:value-type="float">
            <text:p>9</text:p>
          </table:table-cell>
          <table:table-cell table:formula="of:=IF(OR([$final.O31]=300;[$final.P31]=300);&quot;-&quot;;[$final.O31])" office:value-type="float" office:value="5" calcext:value-type="float">
            <text:p>5</text:p>
          </table:table-cell>
          <table:table-cell table:formula="of:=IF(OR([$final.P31]=300;[$final.Q31]=300);&quot;-&quot;;[$final.P31])" office:value-type="string" office:string-value="-" calcext:value-type="string">
            <text:p>-</text:p>
          </table:table-cell>
          <table:table-cell table:formula="of:=IF(OR([$final.Q31]=300;[$final.R31]=300);&quot;-&quot;;[$final.Q31])" office:value-type="string" office:string-value="-" calcext:value-type="string">
            <text:p>-</text:p>
          </table:table-cell>
          <table:table-cell table:formula="of:=IF(OR([$final.R31]=300;[$final.S31]=300);&quot;-&quot;;[$final.R31])" office:value-type="string" office:string-value="-" calcext:value-type="string">
            <text:p>-</text:p>
          </table:table-cell>
          <table:table-cell table:formula="of:=IF(OR([$final.S31]=300;[$final.T31]=300);&quot;-&quot;;[$final.S31])" office:value-type="string" office:string-value="-" calcext:value-type="string">
            <text:p>-</text:p>
          </table:table-cell>
          <table:table-cell table:formula="of:=IF(OR([$final.T31]=300;[$final.U31]=300);&quot;-&quot;;[$final.T31])" office:value-type="float" office:value="16" calcext:value-type="float">
            <text:p>16</text:p>
          </table:table-cell>
          <table:table-cell table:formula="of:=IF(OR([$final.U31]=300;[$final.V31]=300);&quot;-&quot;;[$final.U31])" office:value-type="float" office:value="6" calcext:value-type="float">
            <text:p>6</text:p>
          </table:table-cell>
          <table:table-cell table:formula="of:=IF(OR([$final.V31]=300;[$final.W31]=300);&quot;-&quot;;[$final.V31])" office:value-type="string" office:string-value="-" calcext:value-type="string">
            <text:p>-</text:p>
          </table:table-cell>
          <table:table-cell table:formula="of:=IF(OR([$final.W31]=300;[$final.X31]=300);&quot;-&quot;;[$final.W31])" office:value-type="string" office:string-value="-" calcext:value-type="string">
            <text:p>-</text:p>
          </table:table-cell>
          <table:table-cell table:formula="of:=IF(OR([$final.X31]=300;[$final.Y31]=300);&quot;-&quot;;[$final.X31])" office:value-type="string" office:string-value="-" calcext:value-type="string">
            <text:p>-</text:p>
          </table:table-cell>
          <table:table-cell table:formula="of:=IF(OR([$final.Y31]=300;[$final.Z31]=300);&quot;-&quot;;[$final.Y31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table:formula="of:=IF(OR([$final.B32]=300;[$final.C32]=300);&quot;-&quot;;[$final.B32])" office:value-type="float" office:value="0" calcext:value-type="float">
            <text:p>0</text:p>
          </table:table-cell>
          <table:table-cell table:formula="of:=IF(OR([$final.C32]=300;[$final.D32]=300);&quot;-&quot;;[$final.C32])" office:value-type="float" office:value="5" calcext:value-type="float">
            <text:p>5</text:p>
          </table:table-cell>
          <table:table-cell table:formula="of:=IF(OR([$final.D32]=300;[$final.E32]=300);&quot;-&quot;;[$final.D32])" office:value-type="float" office:value="0" calcext:value-type="float">
            <text:p>0</text:p>
          </table:table-cell>
          <table:table-cell table:formula="of:=IF(OR([$final.E32]=300;[$final.F32]=300);&quot;-&quot;;[$final.E32])" office:value-type="float" office:value="5" calcext:value-type="float">
            <text:p>5</text:p>
          </table:table-cell>
          <table:table-cell table:formula="of:=IF(OR([$final.F32]=300;[$final.G32]=300);&quot;-&quot;;[$final.F32])" office:value-type="float" office:value="1" calcext:value-type="float">
            <text:p>1</text:p>
          </table:table-cell>
          <table:table-cell table:formula="of:=IF(OR([$final.G32]=300;[$final.H32]=300);&quot;-&quot;;[$final.G32])" office:value-type="float" office:value="5" calcext:value-type="float">
            <text:p>5</text:p>
          </table:table-cell>
          <table:table-cell table:formula="of:=IF(OR([$final.H32]=300;[$final.I32]=300);&quot;-&quot;;[$final.H32])" office:value-type="float" office:value="0" calcext:value-type="float">
            <text:p>0</text:p>
          </table:table-cell>
          <table:table-cell table:formula="of:=IF(OR([$final.I32]=300;[$final.J32]=300);&quot;-&quot;;[$final.I32])" office:value-type="float" office:value="5" calcext:value-type="float">
            <text:p>5</text:p>
          </table:table-cell>
          <table:table-cell table:formula="of:=IF(OR([$final.J32]=300;[$final.K32]=300);&quot;-&quot;;[$final.J32])" office:value-type="float" office:value="0" calcext:value-type="float">
            <text:p>0</text:p>
          </table:table-cell>
          <table:table-cell table:formula="of:=IF(OR([$final.K32]=300;[$final.L32]=300);&quot;-&quot;;[$final.K32])" office:value-type="float" office:value="5" calcext:value-type="float">
            <text:p>5</text:p>
          </table:table-cell>
          <table:table-cell table:formula="of:=IF(OR([$final.L32]=300;[$final.M32]=300);&quot;-&quot;;[$final.L32])" office:value-type="float" office:value="1" calcext:value-type="float">
            <text:p>1</text:p>
          </table:table-cell>
          <table:table-cell table:formula="of:=IF(OR([$final.M32]=300;[$final.N32]=300);&quot;-&quot;;[$final.M32])" office:value-type="float" office:value="5" calcext:value-type="float">
            <text:p>5</text:p>
          </table:table-cell>
          <table:table-cell table:formula="of:=IF(OR([$final.N32]=300;[$final.O32]=300);&quot;-&quot;;[$final.N32])" office:value-type="float" office:value="0" calcext:value-type="float">
            <text:p>0</text:p>
          </table:table-cell>
          <table:table-cell table:formula="of:=IF(OR([$final.O32]=300;[$final.P32]=300);&quot;-&quot;;[$final.O32])" office:value-type="float" office:value="5" calcext:value-type="float">
            <text:p>5</text:p>
          </table:table-cell>
          <table:table-cell table:formula="of:=IF(OR([$final.P32]=300;[$final.Q32]=300);&quot;-&quot;;[$final.P32])" office:value-type="float" office:value="0" calcext:value-type="float">
            <text:p>0</text:p>
          </table:table-cell>
          <table:table-cell table:formula="of:=IF(OR([$final.Q32]=300;[$final.R32]=300);&quot;-&quot;;[$final.Q32])" office:value-type="float" office:value="5" calcext:value-type="float">
            <text:p>5</text:p>
          </table:table-cell>
          <table:table-cell table:formula="of:=IF(OR([$final.R32]=300;[$final.S32]=300);&quot;-&quot;;[$final.R32])" office:value-type="float" office:value="1" calcext:value-type="float">
            <text:p>1</text:p>
          </table:table-cell>
          <table:table-cell table:formula="of:=IF(OR([$final.S32]=300;[$final.T32]=300);&quot;-&quot;;[$final.S32])" office:value-type="float" office:value="5" calcext:value-type="float">
            <text:p>5</text:p>
          </table:table-cell>
          <table:table-cell table:formula="of:=IF(OR([$final.T32]=300;[$final.U32]=300);&quot;-&quot;;[$final.T32])" office:value-type="float" office:value="0" calcext:value-type="float">
            <text:p>0</text:p>
          </table:table-cell>
          <table:table-cell table:formula="of:=IF(OR([$final.U32]=300;[$final.V32]=300);&quot;-&quot;;[$final.U32])" office:value-type="float" office:value="5" calcext:value-type="float">
            <text:p>5</text:p>
          </table:table-cell>
          <table:table-cell table:formula="of:=IF(OR([$final.V32]=300;[$final.W32]=300);&quot;-&quot;;[$final.V32])" office:value-type="float" office:value="0" calcext:value-type="float">
            <text:p>0</text:p>
          </table:table-cell>
          <table:table-cell table:formula="of:=IF(OR([$final.W32]=300;[$final.X32]=300);&quot;-&quot;;[$final.W32])" office:value-type="float" office:value="5" calcext:value-type="float">
            <text:p>5</text:p>
          </table:table-cell>
          <table:table-cell table:formula="of:=IF(OR([$final.X32]=300;[$final.Y32]=300);&quot;-&quot;;[$final.X32])" office:value-type="float" office:value="1" calcext:value-type="float">
            <text:p>1</text:p>
          </table:table-cell>
          <table:table-cell table:formula="of:=IF(OR([$final.Y32]=300;[$final.Z32]=300);&quot;-&quot;;[$final.Y32])" office:value-type="float" office:value="5" calcext:value-type="float">
            <text:p>5</text:p>
          </table:table-cell>
        </table:table-row>
      </table:table>
      <table:table table:name="Sheet3" table:style-name="ta1">
        <table:table-column table:style-name="co15" table:default-cell-style-name="Default"/>
        <table:table-column table:style-name="co16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19" table:default-cell-style-name="ce9"/>
        <table:table-column table:style-name="co17" table:default-cell-style-name="ce12"/>
        <table:table-column table:style-name="co20" table:default-cell-style-name="ce13"/>
        <table:table-column table:style-name="co17" table:default-cell-style-name="ce13"/>
        <table:table-column table:style-name="co19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18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19" table:default-cell-style-name="ce9"/>
        <table:table-column table:style-name="co17" table:default-cell-style-name="ce12"/>
        <table:table-column table:style-name="co18" table:default-cell-style-name="ce13"/>
        <table:table-column table:style-name="co17" table:default-cell-style-name="ce13"/>
        <table:table-column table:style-name="co21" table:default-cell-style-name="ce9"/>
        <table:table-column table:style-name="co17" table:default-cell-style-name="ce12"/>
        <table:table-column table:style-name="co22" table:default-cell-style-name="ce13"/>
        <table:table-column table:style-name="co17" table:default-cell-style-name="ce15"/>
        <table:table-column table:style-name="co23" table:number-columns-repeated="999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4"/>
          <table:table-cell table:style-name="ce14"/>
          <table:table-cell table:style-name="ce7" office:value-type="float" office:value="3" calcext:value-type="float">
            <text:p>3</text:p>
          </table:table-cell>
          <table:table-cell table:style-name="ce10" table:number-columns-repeated="4"/>
          <table:table-cell table:style-name="ce14"/>
          <table:table-cell table:style-name="ce7" office:value-type="float" office:value="4" calcext:value-type="float">
            <text:p>4</text:p>
          </table:table-cell>
          <table:table-cell table:style-name="ce10" table:number-columns-repeated="4"/>
          <table:table-cell table:style-name="ce14"/>
          <table:table-cell table:style-name="ce7" office:value-type="float" office:value="5" calcext:value-type="float">
            <text:p>5</text:p>
          </table:table-cell>
          <table:table-cell table:style-name="ce10" table:number-columns-repeated="4"/>
          <table:table-cell table:style-name="ce14"/>
          <table:table-cell table:number-columns-repeated="99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style-name="ce8" office:value-type="float" office:value="1" calcext:value-type="float">
            <text:p>1</text:p>
          </table:table-cell>
          <table:table-cell table:style-name="ce11"/>
          <table:table-cell table:style-name="ce8" office:value-type="float" office:value="2" calcext:value-type="float">
            <text:p>2</text:p>
          </table:table-cell>
          <table:table-cell table:style-name="ce11"/>
          <table:table-cell table:style-name="ce8" office:value-type="float" office:value="3" calcext:value-type="float">
            <text:p>3</text:p>
          </table:table-cell>
          <table:table-cell table:style-name="ce11"/>
          <table:table-cell table:number-columns-repeated="999"/>
        </table:table-row>
        <table:table-row table:style-name="ro1">
          <table:table-cell office:value-type="string" calcext:value-type="string">
            <text:p>awkward_2</text:p>
          </table:table-cell>
          <table:table-cell table:formula="of:=IF(OR([$final.B3]=300;[$final.C3]=300);&quot;-&quot;;SUBSTITUTE(SUBSTITUTE([.$A$34];&quot;E&quot;;[$final.B3]);&quot;T&quot;;[$final.C3]))" office:value-type="string" office:string-value="1 (6s)" calcext:value-type="string">
            <text:p>1 (6s)</text:p>
          </table:table-cell>
          <table:table-cell office:value-type="string" calcext:value-type="string">
            <text:p><text:s/></text:p>
          </table:table-cell>
          <table:table-cell table:formula="of:=IF(OR([$final.D3]=300;[$final.E3]=300);&quot;-&quot;;SUBSTITUTE(SUBSTITUTE([.$A$34];&quot;E&quot;;[$final.D3]);&quot;T&quot;;[$final.E3]))" office:value-type="string" office:string-value="16 (8s)" calcext:value-type="string">
            <text:p>16 (8s)</text:p>
          </table:table-cell>
          <table:table-cell office:value-type="string" calcext:value-type="string">
            <text:p><text:s/></text:p>
          </table:table-cell>
          <table:table-cell table:formula="of:=IF(OR([$final.F3]=300;[$final.G3]=300);&quot;-&quot;;SUBSTITUTE(SUBSTITUTE([.$A$34];&quot;E&quot;;[$final.F3]);&quot;T&quot;;[$final.G3]))" office:value-type="string" office:string-value="549 (57s)" calcext:value-type="string">
            <text:p>549 (57s)</text:p>
          </table:table-cell>
          <table:table-cell office:value-type="string" calcext:value-type="string">
            <text:p><text:s/></text:p>
          </table:table-cell>
          <table:table-cell table:formula="of:=IF(OR([$final.H3]=300;[$final.I3]=300);&quot;-&quot;;SUBSTITUTE(SUBSTITUTE([.$A$34];&quot;E&quot;;[$final.H3]);&quot;T&quot;;[$final.I3]))" office:value-type="string" office:string-value="8 (6s)" calcext:value-type="string">
            <text:p>8 (6s)</text:p>
          </table:table-cell>
          <table:table-cell office:value-type="string" calcext:value-type="string">
            <text:p><text:s/></text:p>
          </table:table-cell>
          <table:table-cell table:formula="of:=IF(OR([$final.J3]=300;[$final.K3]=300);&quot;-&quot;;SUBSTITUTE(SUBSTITUTE([.$A$34];&quot;E&quot;;[$final.J3]);&quot;T&quot;;[$final.K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3]=300;[$final.M3]=300);&quot;-&quot;;SUBSTITUTE(SUBSTITUTE([.$A$34];&quot;E&quot;;[$final.L3]);&quot;T&quot;;[$final.M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3]=300;[$final.O3]=300);&quot;-&quot;;SUBSTITUTE(SUBSTITUTE([.$A$34];&quot;E&quot;;[$final.N3]);&quot;T&quot;;[$final.O3]))" office:value-type="string" office:string-value="133 (15s)" calcext:value-type="string">
            <text:p>133 (15s)</text:p>
          </table:table-cell>
          <table:table-cell office:value-type="string" calcext:value-type="string">
            <text:p><text:s/></text:p>
          </table:table-cell>
          <table:table-cell table:formula="of:=IF(OR([$final.P3]=300;[$final.Q3]=300);&quot;-&quot;;SUBSTITUTE(SUBSTITUTE([.$A$34];&quot;E&quot;;[$final.P3]);&quot;T&quot;;[$final.Q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3]=300;[$final.S3]=300);&quot;-&quot;;SUBSTITUTE(SUBSTITUTE([.$A$34];&quot;E&quot;;[$final.R3]);&quot;T&quot;;[$final.S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3]=300;[$final.U3]=300);&quot;-&quot;;SUBSTITUTE(SUBSTITUTE([.$A$34];&quot;E&quot;;[$final.T3]);&quot;T&quot;;[$final.U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V3]=300;[$final.W3]=300);&quot;-&quot;;SUBSTITUTE(SUBSTITUTE([.$A$34];&quot;E&quot;;[$final.V3]);&quot;T&quot;;[$final.W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3]=300;[$final.Y3]=300);&quot;-&quot;;SUBSTITUTE(SUBSTITUTE([.$A$34];&quot;E&quot;;[$final.X3]);&quot;T&quot;;[$final.Y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kward_3</text:p>
          </table:table-cell>
          <table:table-cell table:formula="of:=IF(OR([$final.B4]=300;[$final.C4]=300);&quot;-&quot;;SUBSTITUTE(SUBSTITUTE([.$A$34];&quot;E&quot;;[$final.B4]);&quot;T&quot;;[$final.C4]))" office:value-type="string" office:string-value="2 (6s)" calcext:value-type="string">
            <text:p>2 (6s)</text:p>
          </table:table-cell>
          <table:table-cell office:value-type="string" calcext:value-type="string">
            <text:p><text:s/></text:p>
          </table:table-cell>
          <table:table-cell table:formula="of:=IF(OR([$final.D4]=300;[$final.E4]=300);&quot;-&quot;;SUBSTITUTE(SUBSTITUTE([.$A$34];&quot;E&quot;;[$final.D4]);&quot;T&quot;;[$final.E4]))" office:value-type="string" office:string-value="24 (6s)" calcext:value-type="string">
            <text:p>24 (6s)</text:p>
          </table:table-cell>
          <table:table-cell office:value-type="string" calcext:value-type="string">
            <text:p><text:s/></text:p>
          </table:table-cell>
          <table:table-cell table:formula="of:=IF(OR([$final.F4]=300;[$final.G4]=300);&quot;-&quot;;SUBSTITUTE(SUBSTITUTE([.$A$34];&quot;E&quot;;[$final.F4]);&quot;T&quot;;[$final.G4]))" office:value-type="string" office:string-value="252 (14s)" calcext:value-type="string">
            <text:p>252 (14s)</text:p>
          </table:table-cell>
          <table:table-cell office:value-type="string" calcext:value-type="string">
            <text:p><text:s/></text:p>
          </table:table-cell>
          <table:table-cell table:formula="of:=IF(OR([$final.H4]=300;[$final.I4]=300);&quot;-&quot;;SUBSTITUTE(SUBSTITUTE([.$A$34];&quot;E&quot;;[$final.H4]);&quot;T&quot;;[$final.I4]))" office:value-type="string" office:string-value="14 (5s)" calcext:value-type="string">
            <text:p>14 (5s)</text:p>
          </table:table-cell>
          <table:table-cell office:value-type="string" calcext:value-type="string">
            <text:p><text:s/></text:p>
          </table:table-cell>
          <table:table-cell table:formula="of:=IF(OR([$final.J4]=300;[$final.K4]=300);&quot;-&quot;;SUBSTITUTE(SUBSTITUTE([.$A$34];&quot;E&quot;;[$final.J4]);&quot;T&quot;;[$final.K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4]=300;[$final.M4]=300);&quot;-&quot;;SUBSTITUTE(SUBSTITUTE([.$A$34];&quot;E&quot;;[$final.L4]);&quot;T&quot;;[$final.M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4]=300;[$final.O4]=300);&quot;-&quot;;SUBSTITUTE(SUBSTITUTE([.$A$34];&quot;E&quot;;[$final.N4]);&quot;T&quot;;[$final.O4]))" office:value-type="string" office:string-value="82 (8s)" calcext:value-type="string">
            <text:p>82 (8s)</text:p>
          </table:table-cell>
          <table:table-cell office:value-type="string" calcext:value-type="string">
            <text:p><text:s/></text:p>
          </table:table-cell>
          <table:table-cell table:formula="of:=IF(OR([$final.P4]=300;[$final.Q4]=300);&quot;-&quot;;SUBSTITUTE(SUBSTITUTE([.$A$34];&quot;E&quot;;[$final.P4]);&quot;T&quot;;[$final.Q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4]=300;[$final.S4]=300);&quot;-&quot;;SUBSTITUTE(SUBSTITUTE([.$A$34];&quot;E&quot;;[$final.R4]);&quot;T&quot;;[$final.S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4]=300;[$final.U4]=300);&quot;-&quot;;SUBSTITUTE(SUBSTITUTE([.$A$34];&quot;E&quot;;[$final.T4]);&quot;T&quot;;[$final.U4]))" office:value-type="string" office:string-value="512 (22s)" calcext:value-type="string">
            <text:p>512 (22s)</text:p>
          </table:table-cell>
          <table:table-cell office:value-type="string" calcext:value-type="string">
            <text:p><text:s/></text:p>
          </table:table-cell>
          <table:table-cell table:formula="of:=IF(OR([$final.V4]=300;[$final.W4]=300);&quot;-&quot;;SUBSTITUTE(SUBSTITUTE([.$A$34];&quot;E&quot;;[$final.V4]);&quot;T&quot;;[$final.W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4]=300;[$final.Y4]=300);&quot;-&quot;;SUBSTITUTE(SUBSTITUTE([.$A$34];&quot;E&quot;;[$final.X4]);&quot;T&quot;;[$final.Y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wkward_safe</text:p>
          </table:table-cell>
          <table:table-cell table:formula="of:=IF(OR([$final.B5]=300;[$final.C5]=300);&quot;-&quot;;SUBSTITUTE(SUBSTITUTE([.$A$34];&quot;E&quot;;[$final.B5]);&quot;T&quot;;[$final.C5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D5]=300;[$final.E5]=300);&quot;-&quot;;SUBSTITUTE(SUBSTITUTE([.$A$34];&quot;E&quot;;[$final.D5]);&quot;T&quot;;[$final.E5]))" office:value-type="string" office:string-value="0 (7s)" calcext:value-type="string">
            <text:p>0 (7s)</text:p>
          </table:table-cell>
          <table:table-cell office:value-type="string" calcext:value-type="string">
            <text:p><text:s/></text:p>
          </table:table-cell>
          <table:table-cell table:formula="of:=IF(OR([$final.F5]=300;[$final.G5]=300);&quot;-&quot;;SUBSTITUTE(SUBSTITUTE([.$A$34];&quot;E&quot;;[$final.F5]);&quot;T&quot;;[$final.G5]))" office:value-type="string" office:string-value="0 (68s)" calcext:value-type="string">
            <text:p>0 (68s)</text:p>
          </table:table-cell>
          <table:table-cell office:value-type="string" calcext:value-type="string">
            <text:p><text:s/></text:p>
          </table:table-cell>
          <table:table-cell table:formula="of:=IF(OR([$final.H5]=300;[$final.I5]=300);&quot;-&quot;;SUBSTITUTE(SUBSTITUTE([.$A$34];&quot;E&quot;;[$final.H5]);&quot;T&quot;;[$final.I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5]=300;[$final.K5]=300);&quot;-&quot;;SUBSTITUTE(SUBSTITUTE([.$A$34];&quot;E&quot;;[$final.J5]);&quot;T&quot;;[$final.K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5]=300;[$final.M5]=300);&quot;-&quot;;SUBSTITUTE(SUBSTITUTE([.$A$34];&quot;E&quot;;[$final.L5]);&quot;T&quot;;[$final.M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5]=300;[$final.O5]=300);&quot;-&quot;;SUBSTITUTE(SUBSTITUTE([.$A$34];&quot;E&quot;;[$final.N5]);&quot;T&quot;;[$final.O5]))" office:value-type="string" office:string-value="0 (19s)" calcext:value-type="string">
            <text:p>0 (19s)</text:p>
          </table:table-cell>
          <table:table-cell office:value-type="string" calcext:value-type="string">
            <text:p><text:s/></text:p>
          </table:table-cell>
          <table:table-cell table:formula="of:=IF(OR([$final.P5]=300;[$final.Q5]=300);&quot;-&quot;;SUBSTITUTE(SUBSTITUTE([.$A$34];&quot;E&quot;;[$final.P5]);&quot;T&quot;;[$final.Q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5]=300;[$final.S5]=300);&quot;-&quot;;SUBSTITUTE(SUBSTITUTE([.$A$34];&quot;E&quot;;[$final.R5]);&quot;T&quot;;[$final.S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5]=300;[$final.U5]=300);&quot;-&quot;;SUBSTITUTE(SUBSTITUTE([.$A$34];&quot;E&quot;;[$final.T5]);&quot;T&quot;;[$final.U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V5]=300;[$final.W5]=300);&quot;-&quot;;SUBSTITUTE(SUBSTITUTE([.$A$34];&quot;E&quot;;[$final.V5]);&quot;T&quot;;[$final.W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5]=300;[$final.Y5]=300);&quot;-&quot;;SUBSTITUTE(SUBSTITUTE([.$A$34];&quot;E&quot;;[$final.X5]);&quot;T&quot;;[$final.Y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l_no_order</text:p>
          </table:table-cell>
          <table:table-cell table:formula="of:=IF(OR([$final.B6]=300;[$final.C6]=300);&quot;-&quot;;SUBSTITUTE(SUBSTITUTE([.$A$34];&quot;E&quot;;[$final.B6]);&quot;T&quot;;[$final.C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6]=300;[$final.E6]=300);&quot;-&quot;;SUBSTITUTE(SUBSTITUTE([.$A$34];&quot;E&quot;;[$final.D6]);&quot;T&quot;;[$final.E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6]=300;[$final.G6]=300);&quot;-&quot;;SUBSTITUTE(SUBSTITUTE([.$A$34];&quot;E&quot;;[$final.F6]);&quot;T&quot;;[$final.G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H6]=300;[$final.I6]=300);&quot;-&quot;;SUBSTITUTE(SUBSTITUTE([.$A$34];&quot;E&quot;;[$final.H6]);&quot;T&quot;;[$final.I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6]=300;[$final.K6]=300);&quot;-&quot;;SUBSTITUTE(SUBSTITUTE([.$A$34];&quot;E&quot;;[$final.J6]);&quot;T&quot;;[$final.K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6]=300;[$final.M6]=300);&quot;-&quot;;SUBSTITUTE(SUBSTITUTE([.$A$34];&quot;E&quot;;[$final.L6]);&quot;T&quot;;[$final.M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N6]=300;[$final.O6]=300);&quot;-&quot;;SUBSTITUTE(SUBSTITUTE([.$A$34];&quot;E&quot;;[$final.N6]);&quot;T&quot;;[$final.O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6]=300;[$final.Q6]=300);&quot;-&quot;;SUBSTITUTE(SUBSTITUTE([.$A$34];&quot;E&quot;;[$final.P6]);&quot;T&quot;;[$final.Q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6]=300;[$final.S6]=300);&quot;-&quot;;SUBSTITUTE(SUBSTITUTE([.$A$34];&quot;E&quot;;[$final.R6]);&quot;T&quot;;[$final.S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T6]=300;[$final.U6]=300);&quot;-&quot;;SUBSTITUTE(SUBSTITUTE([.$A$34];&quot;E&quot;;[$final.T6]);&quot;T&quot;;[$final.U6]))" office:value-type="string" office:string-value="0 (4s)" calcext:value-type="string">
            <text:p>0 (4s)</text:p>
          </table:table-cell>
          <table:table-cell office:value-type="string" calcext:value-type="string">
            <text:p><text:s/></text:p>
          </table:table-cell>
          <table:table-cell table:formula="of:=IF(OR([$final.V6]=300;[$final.W6]=300);&quot;-&quot;;SUBSTITUTE(SUBSTITUTE([.$A$34];&quot;E&quot;;[$final.V6]);&quot;T&quot;;[$final.W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6]=300;[$final.Y6]=300);&quot;-&quot;;SUBSTITUTE(SUBSTITUTE([.$A$34];&quot;E&quot;;[$final.X6]);&quot;T&quot;;[$final.Y6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l_order</text:p>
          </table:table-cell>
          <table:table-cell table:formula="of:=IF(OR([$final.B7]=300;[$final.C7]=300);&quot;-&quot;;SUBSTITUTE(SUBSTITUTE([.$A$34];&quot;E&quot;;[$final.B7]);&quot;T&quot;;[$final.C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7]=300;[$final.E7]=300);&quot;-&quot;;SUBSTITUTE(SUBSTITUTE([.$A$34];&quot;E&quot;;[$final.D7]);&quot;T&quot;;[$final.E7]))" office:value-type="string" office:string-value="14 (17s)" calcext:value-type="string">
            <text:p>14 (17s)</text:p>
          </table:table-cell>
          <table:table-cell office:value-type="string" calcext:value-type="string">
            <text:p><text:s/></text:p>
          </table:table-cell>
          <table:table-cell table:formula="of:=IF(OR([$final.F7]=300;[$final.G7]=300);&quot;-&quot;;SUBSTITUTE(SUBSTITUTE([.$A$34];&quot;E&quot;;[$final.F7]);&quot;T&quot;;[$final.G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7]=300;[$final.I7]=300);&quot;-&quot;;SUBSTITUTE(SUBSTITUTE([.$A$34];&quot;E&quot;;[$final.H7]);&quot;T&quot;;[$final.I7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J7]=300;[$final.K7]=300);&quot;-&quot;;SUBSTITUTE(SUBSTITUTE([.$A$34];&quot;E&quot;;[$final.J7]);&quot;T&quot;;[$final.K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7]=300;[$final.M7]=300);&quot;-&quot;;SUBSTITUTE(SUBSTITUTE([.$A$34];&quot;E&quot;;[$final.L7]);&quot;T&quot;;[$final.M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7]=300;[$final.O7]=300);&quot;-&quot;;SUBSTITUTE(SUBSTITUTE([.$A$34];&quot;E&quot;;[$final.N7]);&quot;T&quot;;[$final.O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7]=300;[$final.Q7]=300);&quot;-&quot;;SUBSTITUTE(SUBSTITUTE([.$A$34];&quot;E&quot;;[$final.P7]);&quot;T&quot;;[$final.Q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7]=300;[$final.S7]=300);&quot;-&quot;;SUBSTITUTE(SUBSTITUTE([.$A$34];&quot;E&quot;;[$final.R7]);&quot;T&quot;;[$final.S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7]=300;[$final.U7]=300);&quot;-&quot;;SUBSTITUTE(SUBSTITUTE([.$A$34];&quot;E&quot;;[$final.T7]);&quot;T&quot;;[$final.U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7]=300;[$final.W7]=300);&quot;-&quot;;SUBSTITUTE(SUBSTITUTE([.$A$34];&quot;E&quot;;[$final.V7]);&quot;T&quot;;[$final.W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7]=300;[$final.Y7]=300);&quot;-&quot;;SUBSTITUTE(SUBSTITUTE([.$A$34];&quot;E&quot;;[$final.X7]);&quot;T&quot;;[$final.Y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oss_reentrancy</text:p>
          </table:table-cell>
          <table:table-cell table:formula="of:=IF(OR([$final.B8]=300;[$final.C8]=300);&quot;-&quot;;SUBSTITUTE(SUBSTITUTE([.$A$34];&quot;E&quot;;[$final.B8]);&quot;T&quot;;[$final.C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8]=300;[$final.E8]=300);&quot;-&quot;;SUBSTITUTE(SUBSTITUTE([.$A$34];&quot;E&quot;;[$final.D8]);&quot;T&quot;;[$final.E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8]=300;[$final.G8]=300);&quot;-&quot;;SUBSTITUTE(SUBSTITUTE([.$A$34];&quot;E&quot;;[$final.F8]);&quot;T&quot;;[$final.G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8]=300;[$final.I8]=300);&quot;-&quot;;SUBSTITUTE(SUBSTITUTE([.$A$34];&quot;E&quot;;[$final.H8]);&quot;T&quot;;[$final.I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8]=300;[$final.K8]=300);&quot;-&quot;;SUBSTITUTE(SUBSTITUTE([.$A$34];&quot;E&quot;;[$final.J8]);&quot;T&quot;;[$final.K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8]=300;[$final.M8]=300);&quot;-&quot;;SUBSTITUTE(SUBSTITUTE([.$A$34];&quot;E&quot;;[$final.L8]);&quot;T&quot;;[$final.M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N8]=300;[$final.O8]=300);&quot;-&quot;;SUBSTITUTE(SUBSTITUTE([.$A$34];&quot;E&quot;;[$final.N8]);&quot;T&quot;;[$final.O8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8]=300;[$final.Q8]=300);&quot;-&quot;;SUBSTITUTE(SUBSTITUTE([.$A$34];&quot;E&quot;;[$final.P8]);&quot;T&quot;;[$final.Q8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R8]=300;[$final.S8]=300);&quot;-&quot;;SUBSTITUTE(SUBSTITUTE([.$A$34];&quot;E&quot;;[$final.R8]);&quot;T&quot;;[$final.S8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T8]=300;[$final.U8]=300);&quot;-&quot;;SUBSTITUTE(SUBSTITUTE([.$A$34];&quot;E&quot;;[$final.T8]);&quot;T&quot;;[$final.U8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8]=300;[$final.W8]=300);&quot;-&quot;;SUBSTITUTE(SUBSTITUTE([.$A$34];&quot;E&quot;;[$final.V8]);&quot;T&quot;;[$final.W8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X8]=300;[$final.Y8]=300);&quot;-&quot;;SUBSTITUTE(SUBSTITUTE([.$A$34];&quot;E&quot;;[$final.X8]);&quot;T&quot;;[$final.Y8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oss_reentrancy_safe</text:p>
          </table:table-cell>
          <table:table-cell table:formula="of:=IF(OR([$final.B9]=300;[$final.C9]=300);&quot;-&quot;;SUBSTITUTE(SUBSTITUTE([.$A$34];&quot;E&quot;;[$final.B9]);&quot;T&quot;;[$final.C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9]=300;[$final.E9]=300);&quot;-&quot;;SUBSTITUTE(SUBSTITUTE([.$A$34];&quot;E&quot;;[$final.D9]);&quot;T&quot;;[$final.E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9]=300;[$final.G9]=300);&quot;-&quot;;SUBSTITUTE(SUBSTITUTE([.$A$34];&quot;E&quot;;[$final.F9]);&quot;T&quot;;[$final.G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9]=300;[$final.I9]=300);&quot;-&quot;;SUBSTITUTE(SUBSTITUTE([.$A$34];&quot;E&quot;;[$final.H9]);&quot;T&quot;;[$final.I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9]=300;[$final.K9]=300);&quot;-&quot;;SUBSTITUTE(SUBSTITUTE([.$A$34];&quot;E&quot;;[$final.J9]);&quot;T&quot;;[$final.K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9]=300;[$final.M9]=300);&quot;-&quot;;SUBSTITUTE(SUBSTITUTE([.$A$34];&quot;E&quot;;[$final.L9]);&quot;T&quot;;[$final.M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N9]=300;[$final.O9]=300);&quot;-&quot;;SUBSTITUTE(SUBSTITUTE([.$A$34];&quot;E&quot;;[$final.N9]);&quot;T&quot;;[$final.O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9]=300;[$final.Q9]=300);&quot;-&quot;;SUBSTITUTE(SUBSTITUTE([.$A$34];&quot;E&quot;;[$final.P9]);&quot;T&quot;;[$final.Q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9]=300;[$final.S9]=300);&quot;-&quot;;SUBSTITUTE(SUBSTITUTE([.$A$34];&quot;E&quot;;[$final.R9]);&quot;T&quot;;[$final.S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T9]=300;[$final.U9]=300);&quot;-&quot;;SUBSTITUTE(SUBSTITUTE([.$A$34];&quot;E&quot;;[$final.T9]);&quot;T&quot;;[$final.U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9]=300;[$final.W9]=300);&quot;-&quot;;SUBSTITUTE(SUBSTITUTE([.$A$34];&quot;E&quot;;[$final.V9]);&quot;T&quot;;[$final.W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9]=300;[$final.Y9]=300);&quot;-&quot;;SUBSTITUTE(SUBSTITUTE([.$A$34];&quot;E&quot;;[$final.X9]);&quot;T&quot;;[$final.Y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s_safe</text:p>
          </table:table-cell>
          <table:table-cell table:formula="of:=IF(OR([$final.B10]=300;[$final.C10]=300);&quot;-&quot;;SUBSTITUTE(SUBSTITUTE([.$A$34];&quot;E&quot;;[$final.B10]);&quot;T&quot;;[$final.C1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0]=300;[$final.E10]=300);&quot;-&quot;;SUBSTITUTE(SUBSTITUTE([.$A$34];&quot;E&quot;;[$final.D10]);&quot;T&quot;;[$final.E10]))" office:value-type="string" office:string-value="0 (8s)" calcext:value-type="string">
            <text:p>0 (8s)</text:p>
          </table:table-cell>
          <table:table-cell office:value-type="string" calcext:value-type="string">
            <text:p><text:s/></text:p>
          </table:table-cell>
          <table:table-cell table:formula="of:=IF(OR([$final.F10]=300;[$final.G10]=300);&quot;-&quot;;SUBSTITUTE(SUBSTITUTE([.$A$34];&quot;E&quot;;[$final.F10]);&quot;T&quot;;[$final.G10]))" office:value-type="string" office:string-value="0 (176s)" calcext:value-type="string">
            <text:p>0 (176s)</text:p>
          </table:table-cell>
          <table:table-cell office:value-type="string" calcext:value-type="string">
            <text:p><text:s/></text:p>
          </table:table-cell>
          <table:table-cell table:formula="of:=IF(OR([$final.H10]=300;[$final.I10]=300);&quot;-&quot;;SUBSTITUTE(SUBSTITUTE([.$A$34];&quot;E&quot;;[$final.H10]);&quot;T&quot;;[$final.I1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0]=300;[$final.K10]=300);&quot;-&quot;;SUBSTITUTE(SUBSTITUTE([.$A$34];&quot;E&quot;;[$final.J10]);&quot;T&quot;;[$final.K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10]=300;[$final.M10]=300);&quot;-&quot;;SUBSTITUTE(SUBSTITUTE([.$A$34];&quot;E&quot;;[$final.L10]);&quot;T&quot;;[$final.M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0]=300;[$final.O10]=300);&quot;-&quot;;SUBSTITUTE(SUBSTITUTE([.$A$34];&quot;E&quot;;[$final.N10]);&quot;T&quot;;[$final.O1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P10]=300;[$final.Q10]=300);&quot;-&quot;;SUBSTITUTE(SUBSTITUTE([.$A$34];&quot;E&quot;;[$final.P10]);&quot;T&quot;;[$final.Q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0]=300;[$final.S10]=300);&quot;-&quot;;SUBSTITUTE(SUBSTITUTE([.$A$34];&quot;E&quot;;[$final.R10]);&quot;T&quot;;[$final.S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0]=300;[$final.U10]=300);&quot;-&quot;;SUBSTITUTE(SUBSTITUTE([.$A$34];&quot;E&quot;;[$final.T10]);&quot;T&quot;;[$final.U1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V10]=300;[$final.W10]=300);&quot;-&quot;;SUBSTITUTE(SUBSTITUTE([.$A$34];&quot;E&quot;;[$final.V10]);&quot;T&quot;;[$final.W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0]=300;[$final.Y10]=300);&quot;-&quot;;SUBSTITUTE(SUBSTITUTE([.$A$34];&quot;E&quot;;[$final.X10]);&quot;T&quot;;[$final.Y1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alloc_1</text:p>
          </table:table-cell>
          <table:table-cell table:formula="of:=IF(OR([$final.B11]=300;[$final.C11]=300);&quot;-&quot;;SUBSTITUTE(SUBSTITUTE([.$A$34];&quot;E&quot;;[$final.B11]);&quot;T&quot;;[$final.C1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1]=300;[$final.E11]=300);&quot;-&quot;;SUBSTITUTE(SUBSTITUTE([.$A$34];&quot;E&quot;;[$final.D11]);&quot;T&quot;;[$final.E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F11]=300;[$final.G11]=300);&quot;-&quot;;SUBSTITUTE(SUBSTITUTE([.$A$34];&quot;E&quot;;[$final.F11]);&quot;T&quot;;[$final.G11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H11]=300;[$final.I11]=300);&quot;-&quot;;SUBSTITUTE(SUBSTITUTE([.$A$34];&quot;E&quot;;[$final.H11]);&quot;T&quot;;[$final.I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1]=300;[$final.K11]=300);&quot;-&quot;;SUBSTITUTE(SUBSTITUTE([.$A$34];&quot;E&quot;;[$final.J11]);&quot;T&quot;;[$final.K11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L11]=300;[$final.M11]=300);&quot;-&quot;;SUBSTITUTE(SUBSTITUTE([.$A$34];&quot;E&quot;;[$final.L11]);&quot;T&quot;;[$final.M11]))" office:value-type="string" office:string-value="5 (5s)" calcext:value-type="string">
            <text:p>5 (5s)</text:p>
          </table:table-cell>
          <table:table-cell office:value-type="string" calcext:value-type="string">
            <text:p><text:s/></text:p>
          </table:table-cell>
          <table:table-cell table:formula="of:=IF(OR([$final.N11]=300;[$final.O11]=300);&quot;-&quot;;SUBSTITUTE(SUBSTITUTE([.$A$34];&quot;E&quot;;[$final.N11]);&quot;T&quot;;[$final.O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11]=300;[$final.Q11]=300);&quot;-&quot;;SUBSTITUTE(SUBSTITUTE([.$A$34];&quot;E&quot;;[$final.P11]);&quot;T&quot;;[$final.Q11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R11]=300;[$final.S11]=300);&quot;-&quot;;SUBSTITUTE(SUBSTITUTE([.$A$34];&quot;E&quot;;[$final.R11]);&quot;T&quot;;[$final.S11]))" office:value-type="string" office:string-value="5 (5s)" calcext:value-type="string">
            <text:p>5 (5s)</text:p>
          </table:table-cell>
          <table:table-cell office:value-type="string" calcext:value-type="string">
            <text:p><text:s/></text:p>
          </table:table-cell>
          <table:table-cell table:formula="of:=IF(OR([$final.T11]=300;[$final.U11]=300);&quot;-&quot;;SUBSTITUTE(SUBSTITUTE([.$A$34];&quot;E&quot;;[$final.T11]);&quot;T&quot;;[$final.U11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11]=300;[$final.W11]=300);&quot;-&quot;;SUBSTITUTE(SUBSTITUTE([.$A$34];&quot;E&quot;;[$final.V11]);&quot;T&quot;;[$final.W11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X11]=300;[$final.Y11]=300);&quot;-&quot;;SUBSTITUTE(SUBSTITUTE([.$A$34];&quot;E&quot;;[$final.X11]);&quot;T&quot;;[$final.Y11]))" office:value-type="string" office:string-value="5 (5s)" calcext:value-type="string">
            <text:p>5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alloc_2</text:p>
          </table:table-cell>
          <table:table-cell table:formula="of:=IF(OR([$final.B12]=300;[$final.C12]=300);&quot;-&quot;;SUBSTITUTE(SUBSTITUTE([.$A$34];&quot;E&quot;;[$final.B12]);&quot;T&quot;;[$final.C1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2]=300;[$final.E12]=300);&quot;-&quot;;SUBSTITUTE(SUBSTITUTE([.$A$34];&quot;E&quot;;[$final.D12]);&quot;T&quot;;[$final.E1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F12]=300;[$final.G12]=300);&quot;-&quot;;SUBSTITUTE(SUBSTITUTE([.$A$34];&quot;E&quot;;[$final.F12]);&quot;T&quot;;[$final.G12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H12]=300;[$final.I12]=300);&quot;-&quot;;SUBSTITUTE(SUBSTITUTE([.$A$34];&quot;E&quot;;[$final.H12]);&quot;T&quot;;[$final.I1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2]=300;[$final.K12]=300);&quot;-&quot;;SUBSTITUTE(SUBSTITUTE([.$A$34];&quot;E&quot;;[$final.J12]);&quot;T&quot;;[$final.K12]))" office:value-type="string" office:string-value="18 (7s)" calcext:value-type="string">
            <text:p>18 (7s)</text:p>
          </table:table-cell>
          <table:table-cell office:value-type="string" calcext:value-type="string">
            <text:p><text:s/></text:p>
          </table:table-cell>
          <table:table-cell table:formula="of:=IF(OR([$final.L12]=300;[$final.M12]=300);&quot;-&quot;;SUBSTITUTE(SUBSTITUTE([.$A$34];&quot;E&quot;;[$final.L12]);&quot;T&quot;;[$final.M12]))" office:value-type="string" office:string-value="145 (19s)" calcext:value-type="string">
            <text:p>145 (19s)</text:p>
          </table:table-cell>
          <table:table-cell office:value-type="string" calcext:value-type="string">
            <text:p><text:s/></text:p>
          </table:table-cell>
          <table:table-cell table:formula="of:=IF(OR([$final.N12]=300;[$final.O12]=300);&quot;-&quot;;SUBSTITUTE(SUBSTITUTE([.$A$34];&quot;E&quot;;[$final.N12]);&quot;T&quot;;[$final.O12]))" office:value-type="string" office:string-value="3 (6s)" calcext:value-type="string">
            <text:p>3 (6s)</text:p>
          </table:table-cell>
          <table:table-cell office:value-type="string" calcext:value-type="string">
            <text:p><text:s/></text:p>
          </table:table-cell>
          <table:table-cell table:formula="of:=IF(OR([$final.P12]=300;[$final.Q12]=300);&quot;-&quot;;SUBSTITUTE(SUBSTITUTE([.$A$34];&quot;E&quot;;[$final.P12]);&quot;T&quot;;[$final.Q12]))" office:value-type="string" office:string-value="459 (47s)" calcext:value-type="string">
            <text:p>459 (47s)</text:p>
          </table:table-cell>
          <table:table-cell office:value-type="string" calcext:value-type="string">
            <text:p><text:s/></text:p>
          </table:table-cell>
          <table:table-cell table:formula="of:=IF(OR([$final.R12]=300;[$final.S12]=300);&quot;-&quot;;SUBSTITUTE(SUBSTITUTE([.$A$34];&quot;E&quot;;[$final.R12]);&quot;T&quot;;[$final.S1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2]=300;[$final.U12]=300);&quot;-&quot;;SUBSTITUTE(SUBSTITUTE([.$A$34];&quot;E&quot;;[$final.T12]);&quot;T&quot;;[$final.U12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V12]=300;[$final.W12]=300);&quot;-&quot;;SUBSTITUTE(SUBSTITUTE([.$A$34];&quot;E&quot;;[$final.V12]);&quot;T&quot;;[$final.W1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2]=300;[$final.Y12]=300);&quot;-&quot;;SUBSTITUTE(SUBSTITUTE([.$A$34];&quot;E&quot;;[$final.X12]);&quot;T&quot;;[$final.Y1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alloc_simple</text:p>
          </table:table-cell>
          <table:table-cell table:formula="of:=IF(OR([$final.B13]=300;[$final.C13]=300);&quot;-&quot;;SUBSTITUTE(SUBSTITUTE([.$A$34];&quot;E&quot;;[$final.B13]);&quot;T&quot;;[$final.C1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3]=300;[$final.E13]=300);&quot;-&quot;;SUBSTITUTE(SUBSTITUTE([.$A$34];&quot;E&quot;;[$final.D13]);&quot;T&quot;;[$final.E1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3]=300;[$final.G13]=300);&quot;-&quot;;SUBSTITUTE(SUBSTITUTE([.$A$34];&quot;E&quot;;[$final.F13]);&quot;T&quot;;[$final.G1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13]=300;[$final.I13]=300);&quot;-&quot;;SUBSTITUTE(SUBSTITUTE([.$A$34];&quot;E&quot;;[$final.H13]);&quot;T&quot;;[$final.I13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3]=300;[$final.K13]=300);&quot;-&quot;;SUBSTITUTE(SUBSTITUTE([.$A$34];&quot;E&quot;;[$final.J13]);&quot;T&quot;;[$final.K13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L13]=300;[$final.M13]=300);&quot;-&quot;;SUBSTITUTE(SUBSTITUTE([.$A$34];&quot;E&quot;;[$final.L13]);&quot;T&quot;;[$final.M13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N13]=300;[$final.O13]=300);&quot;-&quot;;SUBSTITUTE(SUBSTITUTE([.$A$34];&quot;E&quot;;[$final.N13]);&quot;T&quot;;[$final.O13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13]=300;[$final.Q13]=300);&quot;-&quot;;SUBSTITUTE(SUBSTITUTE([.$A$34];&quot;E&quot;;[$final.P13]);&quot;T&quot;;[$final.Q13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R13]=300;[$final.S13]=300);&quot;-&quot;;SUBSTITUTE(SUBSTITUTE([.$A$34];&quot;E&quot;;[$final.R13]);&quot;T&quot;;[$final.S13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T13]=300;[$final.U13]=300);&quot;-&quot;;SUBSTITUTE(SUBSTITUTE([.$A$34];&quot;E&quot;;[$final.T13]);&quot;T&quot;;[$final.U13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13]=300;[$final.W13]=300);&quot;-&quot;;SUBSTITUTE(SUBSTITUTE([.$A$34];&quot;E&quot;;[$final.V13]);&quot;T&quot;;[$final.W13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X13]=300;[$final.Y13]=300);&quot;-&quot;;SUBSTITUTE(SUBSTITUTE([.$A$34];&quot;E&quot;;[$final.X13]);&quot;T&quot;;[$final.Y13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free</text:p>
          </table:table-cell>
          <table:table-cell table:formula="of:=IF(OR([$final.B14]=300;[$final.C14]=300);&quot;-&quot;;SUBSTITUTE(SUBSTITUTE([.$A$34];&quot;E&quot;;[$final.B14]);&quot;T&quot;;[$final.C14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4]=300;[$final.E14]=300);&quot;-&quot;;SUBSTITUTE(SUBSTITUTE([.$A$34];&quot;E&quot;;[$final.D14]);&quot;T&quot;;[$final.E14]))" office:value-type="string" office:string-value="0 (7s)" calcext:value-type="string">
            <text:p>0 (7s)</text:p>
          </table:table-cell>
          <table:table-cell office:value-type="string" calcext:value-type="string">
            <text:p><text:s/></text:p>
          </table:table-cell>
          <table:table-cell table:formula="of:=IF(OR([$final.F14]=300;[$final.G14]=300);&quot;-&quot;;SUBSTITUTE(SUBSTITUTE([.$A$34];&quot;E&quot;;[$final.F14]);&quot;T&quot;;[$final.G14]))" office:value-type="string" office:string-value="0 (31s)" calcext:value-type="string">
            <text:p>0 (31s)</text:p>
          </table:table-cell>
          <table:table-cell office:value-type="string" calcext:value-type="string">
            <text:p><text:s/></text:p>
          </table:table-cell>
          <table:table-cell table:formula="of:=IF(OR([$final.H14]=300;[$final.I14]=300);&quot;-&quot;;SUBSTITUTE(SUBSTITUTE([.$A$34];&quot;E&quot;;[$final.H14]);&quot;T&quot;;[$final.I14]))" office:value-type="string" office:string-value="2 (6s)" calcext:value-type="string">
            <text:p>2 (6s)</text:p>
          </table:table-cell>
          <table:table-cell office:value-type="string" calcext:value-type="string">
            <text:p><text:s/></text:p>
          </table:table-cell>
          <table:table-cell table:formula="of:=IF(OR([$final.J14]=300;[$final.K14]=300);&quot;-&quot;;SUBSTITUTE(SUBSTITUTE([.$A$34];&quot;E&quot;;[$final.J14]);&quot;T&quot;;[$final.K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14]=300;[$final.M14]=300);&quot;-&quot;;SUBSTITUTE(SUBSTITUTE([.$A$34];&quot;E&quot;;[$final.L14]);&quot;T&quot;;[$final.M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4]=300;[$final.O14]=300);&quot;-&quot;;SUBSTITUTE(SUBSTITUTE([.$A$34];&quot;E&quot;;[$final.N14]);&quot;T&quot;;[$final.O14]))" office:value-type="string" office:string-value="7 (6s)" calcext:value-type="string">
            <text:p>7 (6s)</text:p>
          </table:table-cell>
          <table:table-cell office:value-type="string" calcext:value-type="string">
            <text:p><text:s/></text:p>
          </table:table-cell>
          <table:table-cell table:formula="of:=IF(OR([$final.P14]=300;[$final.Q14]=300);&quot;-&quot;;SUBSTITUTE(SUBSTITUTE([.$A$34];&quot;E&quot;;[$final.P14]);&quot;T&quot;;[$final.Q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4]=300;[$final.S14]=300);&quot;-&quot;;SUBSTITUTE(SUBSTITUTE([.$A$34];&quot;E&quot;;[$final.R14]);&quot;T&quot;;[$final.S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4]=300;[$final.U14]=300);&quot;-&quot;;SUBSTITUTE(SUBSTITUTE([.$A$34];&quot;E&quot;;[$final.T14]);&quot;T&quot;;[$final.U14]))" office:value-type="string" office:string-value="16 (7s)" calcext:value-type="string">
            <text:p>16 (7s)</text:p>
          </table:table-cell>
          <table:table-cell office:value-type="string" calcext:value-type="string">
            <text:p><text:s/></text:p>
          </table:table-cell>
          <table:table-cell table:formula="of:=IF(OR([$final.V14]=300;[$final.W14]=300);&quot;-&quot;;SUBSTITUTE(SUBSTITUTE([.$A$34];&quot;E&quot;;[$final.V14]);&quot;T&quot;;[$final.W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4]=300;[$final.Y14]=300);&quot;-&quot;;SUBSTITUTE(SUBSTITUTE([.$A$34];&quot;E&quot;;[$final.X14]);&quot;T&quot;;[$final.Y1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uble_free_simple</text:p>
          </table:table-cell>
          <table:table-cell table:formula="of:=IF(OR([$final.B15]=300;[$final.C15]=300);&quot;-&quot;;SUBSTITUTE(SUBSTITUTE([.$A$34];&quot;E&quot;;[$final.B15]);&quot;T&quot;;[$final.C1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5]=300;[$final.E15]=300);&quot;-&quot;;SUBSTITUTE(SUBSTITUTE([.$A$34];&quot;E&quot;;[$final.D15]);&quot;T&quot;;[$final.E1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5]=300;[$final.G15]=300);&quot;-&quot;;SUBSTITUTE(SUBSTITUTE([.$A$34];&quot;E&quot;;[$final.F15]);&quot;T&quot;;[$final.G15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15]=300;[$final.I15]=300);&quot;-&quot;;SUBSTITUTE(SUBSTITUTE([.$A$34];&quot;E&quot;;[$final.H15]);&quot;T&quot;;[$final.I15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15]=300;[$final.K15]=300);&quot;-&quot;;SUBSTITUTE(SUBSTITUTE([.$A$34];&quot;E&quot;;[$final.J15]);&quot;T&quot;;[$final.K15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L15]=300;[$final.M15]=300);&quot;-&quot;;SUBSTITUTE(SUBSTITUTE([.$A$34];&quot;E&quot;;[$final.L15]);&quot;T&quot;;[$final.M15]))" office:value-type="string" office:string-value="9 (5s)" calcext:value-type="string">
            <text:p>9 (5s)</text:p>
          </table:table-cell>
          <table:table-cell office:value-type="string" calcext:value-type="string">
            <text:p><text:s/></text:p>
          </table:table-cell>
          <table:table-cell table:formula="of:=IF(OR([$final.N15]=300;[$final.O15]=300);&quot;-&quot;;SUBSTITUTE(SUBSTITUTE([.$A$34];&quot;E&quot;;[$final.N15]);&quot;T&quot;;[$final.O15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P15]=300;[$final.Q15]=300);&quot;-&quot;;SUBSTITUTE(SUBSTITUTE([.$A$34];&quot;E&quot;;[$final.P15]);&quot;T&quot;;[$final.Q15]))" office:value-type="string" office:string-value="12 (5s)" calcext:value-type="string">
            <text:p>12 (5s)</text:p>
          </table:table-cell>
          <table:table-cell office:value-type="string" calcext:value-type="string">
            <text:p><text:s/></text:p>
          </table:table-cell>
          <table:table-cell table:formula="of:=IF(OR([$final.R15]=300;[$final.S15]=300);&quot;-&quot;;SUBSTITUTE(SUBSTITUTE([.$A$34];&quot;E&quot;;[$final.R15]);&quot;T&quot;;[$final.S15]))" office:value-type="string" office:string-value="36 (6s)" calcext:value-type="string">
            <text:p>36 (6s)</text:p>
          </table:table-cell>
          <table:table-cell office:value-type="string" calcext:value-type="string">
            <text:p><text:s/></text:p>
          </table:table-cell>
          <table:table-cell table:formula="of:=IF(OR([$final.T15]=300;[$final.U15]=300);&quot;-&quot;;SUBSTITUTE(SUBSTITUTE([.$A$34];&quot;E&quot;;[$final.T15]);&quot;T&quot;;[$final.U15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V15]=300;[$final.W15]=300);&quot;-&quot;;SUBSTITUTE(SUBSTITUTE([.$A$34];&quot;E&quot;;[$final.V15]);&quot;T&quot;;[$final.W15]))" office:value-type="string" office:string-value="28 (6s)" calcext:value-type="string">
            <text:p>28 (6s)</text:p>
          </table:table-cell>
          <table:table-cell office:value-type="string" calcext:value-type="string">
            <text:p><text:s/></text:p>
          </table:table-cell>
          <table:table-cell table:formula="of:=IF(OR([$final.X15]=300;[$final.Y15]=300);&quot;-&quot;;SUBSTITUTE(SUBSTITUTE([.$A$34];&quot;E&quot;;[$final.X15]);&quot;T&quot;;[$final.Y15]))" office:value-type="string" office:string-value="117 (8s)" calcext:value-type="string">
            <text:p>117 (8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le_lock</text:p>
          </table:table-cell>
          <table:table-cell table:formula="of:=IF(OR([$final.B16]=300;[$final.C16]=300);&quot;-&quot;;SUBSTITUTE(SUBSTITUTE([.$A$34];&quot;E&quot;;[$final.B16]);&quot;T&quot;;[$final.C1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6]=300;[$final.E16]=300);&quot;-&quot;;SUBSTITUTE(SUBSTITUTE([.$A$34];&quot;E&quot;;[$final.D16]);&quot;T&quot;;[$final.E16]))" office:value-type="string" office:string-value="20 (5s)" calcext:value-type="string">
            <text:p>20 (5s)</text:p>
          </table:table-cell>
          <table:table-cell office:value-type="string" calcext:value-type="string">
            <text:p><text:s/></text:p>
          </table:table-cell>
          <table:table-cell table:formula="of:=IF(OR([$final.F16]=300;[$final.G16]=300);&quot;-&quot;;SUBSTITUTE(SUBSTITUTE([.$A$34];&quot;E&quot;;[$final.F16]);&quot;T&quot;;[$final.G16]))" office:value-type="string" office:string-value="375 (11s)" calcext:value-type="string">
            <text:p>375 (11s)</text:p>
          </table:table-cell>
          <table:table-cell office:value-type="string" calcext:value-type="string">
            <text:p><text:s/></text:p>
          </table:table-cell>
          <table:table-cell table:formula="of:=IF(OR([$final.H16]=300;[$final.I16]=300);&quot;-&quot;;SUBSTITUTE(SUBSTITUTE([.$A$34];&quot;E&quot;;[$final.H16]);&quot;T&quot;;[$final.I1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6]=300;[$final.K16]=300);&quot;-&quot;;SUBSTITUTE(SUBSTITUTE([.$A$34];&quot;E&quot;;[$final.J16]);&quot;T&quot;;[$final.K16]))" office:value-type="string" office:string-value="1660 (48s)" calcext:value-type="string">
            <text:p>1660 (48s)</text:p>
          </table:table-cell>
          <table:table-cell office:value-type="string" calcext:value-type="string">
            <text:p><text:s/></text:p>
          </table:table-cell>
          <table:table-cell table:formula="of:=IF(OR([$final.L16]=300;[$final.M16]=300);&quot;-&quot;;SUBSTITUTE(SUBSTITUTE([.$A$34];&quot;E&quot;;[$final.L16]);&quot;T&quot;;[$final.M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6]=300;[$final.O16]=300);&quot;-&quot;;SUBSTITUTE(SUBSTITUTE([.$A$34];&quot;E&quot;;[$final.N16]);&quot;T&quot;;[$final.O16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P16]=300;[$final.Q16]=300);&quot;-&quot;;SUBSTITUTE(SUBSTITUTE([.$A$34];&quot;E&quot;;[$final.P16]);&quot;T&quot;;[$final.Q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6]=300;[$final.S16]=300);&quot;-&quot;;SUBSTITUTE(SUBSTITUTE([.$A$34];&quot;E&quot;;[$final.R16]);&quot;T&quot;;[$final.S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6]=300;[$final.U16]=300);&quot;-&quot;;SUBSTITUTE(SUBSTITUTE([.$A$34];&quot;E&quot;;[$final.T16]);&quot;T&quot;;[$final.U16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16]=300;[$final.W16]=300);&quot;-&quot;;SUBSTITUTE(SUBSTITUTE([.$A$34];&quot;E&quot;;[$final.V16]);&quot;T&quot;;[$final.W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6]=300;[$final.Y16]=300);&quot;-&quot;;SUBSTITUTE(SUBSTITUTE([.$A$34];&quot;E&quot;;[$final.X16]);&quot;T&quot;;[$final.Y1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le_lock_param</text:p>
          </table:table-cell>
          <table:table-cell table:formula="of:=IF(OR([$final.B17]=300;[$final.C17]=300);&quot;-&quot;;SUBSTITUTE(SUBSTITUTE([.$A$34];&quot;E&quot;;[$final.B17]);&quot;T&quot;;[$final.C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7]=300;[$final.E17]=300);&quot;-&quot;;SUBSTITUTE(SUBSTITUTE([.$A$34];&quot;E&quot;;[$final.D17]);&quot;T&quot;;[$final.E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7]=300;[$final.G17]=300);&quot;-&quot;;SUBSTITUTE(SUBSTITUTE([.$A$34];&quot;E&quot;;[$final.F17]);&quot;T&quot;;[$final.G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H17]=300;[$final.I17]=300);&quot;-&quot;;SUBSTITUTE(SUBSTITUTE([.$A$34];&quot;E&quot;;[$final.H17]);&quot;T&quot;;[$final.I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7]=300;[$final.K17]=300);&quot;-&quot;;SUBSTITUTE(SUBSTITUTE([.$A$34];&quot;E&quot;;[$final.J17]);&quot;T&quot;;[$final.K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17]=300;[$final.M17]=300);&quot;-&quot;;SUBSTITUTE(SUBSTITUTE([.$A$34];&quot;E&quot;;[$final.L17]);&quot;T&quot;;[$final.M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N17]=300;[$final.O17]=300);&quot;-&quot;;SUBSTITUTE(SUBSTITUTE([.$A$34];&quot;E&quot;;[$final.N17]);&quot;T&quot;;[$final.O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17]=300;[$final.Q17]=300);&quot;-&quot;;SUBSTITUTE(SUBSTITUTE([.$A$34];&quot;E&quot;;[$final.P17]);&quot;T&quot;;[$final.Q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17]=300;[$final.S17]=300);&quot;-&quot;;SUBSTITUTE(SUBSTITUTE([.$A$34];&quot;E&quot;;[$final.R17]);&quot;T&quot;;[$final.S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T17]=300;[$final.U17]=300);&quot;-&quot;;SUBSTITUTE(SUBSTITUTE([.$A$34];&quot;E&quot;;[$final.T17]);&quot;T&quot;;[$final.U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17]=300;[$final.W17]=300);&quot;-&quot;;SUBSTITUTE(SUBSTITUTE([.$A$34];&quot;E&quot;;[$final.V17]);&quot;T&quot;;[$final.W1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17]=300;[$final.Y17]=300);&quot;-&quot;;SUBSTITUTE(SUBSTITUTE([.$A$34];&quot;E&quot;;[$final.X17]);&quot;T&quot;;[$final.Y1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ile_write</text:p>
          </table:table-cell>
          <table:table-cell table:formula="of:=IF(OR([$final.B18]=300;[$final.C18]=300);&quot;-&quot;;SUBSTITUTE(SUBSTITUTE([.$A$34];&quot;E&quot;;[$final.B18]);&quot;T&quot;;[$final.C18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18]=300;[$final.E18]=300);&quot;-&quot;;SUBSTITUTE(SUBSTITUTE([.$A$34];&quot;E&quot;;[$final.D18]);&quot;T&quot;;[$final.E18]))" office:value-type="string" office:string-value="10 (5s)" calcext:value-type="string">
            <text:p>10 (5s)</text:p>
          </table:table-cell>
          <table:table-cell office:value-type="string" calcext:value-type="string">
            <text:p><text:s/></text:p>
          </table:table-cell>
          <table:table-cell table:formula="of:=IF(OR([$final.F18]=300;[$final.G18]=300);&quot;-&quot;;SUBSTITUTE(SUBSTITUTE([.$A$34];&quot;E&quot;;[$final.F18]);&quot;T&quot;;[$final.G18]))" office:value-type="string" office:string-value="93 (9s)" calcext:value-type="string">
            <text:p>93 (9s)</text:p>
          </table:table-cell>
          <table:table-cell office:value-type="string" calcext:value-type="string">
            <text:p><text:s/></text:p>
          </table:table-cell>
          <table:table-cell table:formula="of:=IF(OR([$final.H18]=300;[$final.I18]=300);&quot;-&quot;;SUBSTITUTE(SUBSTITUTE([.$A$34];&quot;E&quot;;[$final.H18]);&quot;T&quot;;[$final.I18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J18]=300;[$final.K18]=300);&quot;-&quot;;SUBSTITUTE(SUBSTITUTE([.$A$34];&quot;E&quot;;[$final.J18]);&quot;T&quot;;[$final.K18]))" office:value-type="string" office:string-value="345 (26s)" calcext:value-type="string">
            <text:p>345 (26s)</text:p>
          </table:table-cell>
          <table:table-cell office:value-type="string" calcext:value-type="string">
            <text:p><text:s/></text:p>
          </table:table-cell>
          <table:table-cell table:formula="of:=IF(OR([$final.L18]=300;[$final.M18]=300);&quot;-&quot;;SUBSTITUTE(SUBSTITUTE([.$A$34];&quot;E&quot;;[$final.L18]);&quot;T&quot;;[$final.M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18]=300;[$final.O18]=300);&quot;-&quot;;SUBSTITUTE(SUBSTITUTE([.$A$34];&quot;E&quot;;[$final.N18]);&quot;T&quot;;[$final.O18]))" office:value-type="string" office:string-value="3 (6s)" calcext:value-type="string">
            <text:p>3 (6s)</text:p>
          </table:table-cell>
          <table:table-cell office:value-type="string" calcext:value-type="string">
            <text:p><text:s/></text:p>
          </table:table-cell>
          <table:table-cell table:formula="of:=IF(OR([$final.P18]=300;[$final.Q18]=300);&quot;-&quot;;SUBSTITUTE(SUBSTITUTE([.$A$34];&quot;E&quot;;[$final.P18]);&quot;T&quot;;[$final.Q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18]=300;[$final.S18]=300);&quot;-&quot;;SUBSTITUTE(SUBSTITUTE([.$A$34];&quot;E&quot;;[$final.R18]);&quot;T&quot;;[$final.S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18]=300;[$final.U18]=300);&quot;-&quot;;SUBSTITUTE(SUBSTITUTE([.$A$34];&quot;E&quot;;[$final.T18]);&quot;T&quot;;[$final.U18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V18]=300;[$final.W18]=300);&quot;-&quot;;SUBSTITUTE(SUBSTITUTE([.$A$34];&quot;E&quot;;[$final.V18]);&quot;T&quot;;[$final.W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18]=300;[$final.Y18]=300);&quot;-&quot;;SUBSTITUTE(SUBSTITUTE([.$A$34];&quot;E&quot;;[$final.X18]);&quot;T&quot;;[$final.Y1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lat_combiner</text:p>
          </table:table-cell>
          <table:table-cell table:formula="of:=IF(OR([$final.B19]=300;[$final.C19]=300);&quot;-&quot;;SUBSTITUTE(SUBSTITUTE([.$A$34];&quot;E&quot;;[$final.B19]);&quot;T&quot;;[$final.C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19]=300;[$final.E19]=300);&quot;-&quot;;SUBSTITUTE(SUBSTITUTE([.$A$34];&quot;E&quot;;[$final.D19]);&quot;T&quot;;[$final.E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19]=300;[$final.G19]=300);&quot;-&quot;;SUBSTITUTE(SUBSTITUTE([.$A$34];&quot;E&quot;;[$final.F19]);&quot;T&quot;;[$final.G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H19]=300;[$final.I19]=300);&quot;-&quot;;SUBSTITUTE(SUBSTITUTE([.$A$34];&quot;E&quot;;[$final.H19]);&quot;T&quot;;[$final.I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19]=300;[$final.K19]=300);&quot;-&quot;;SUBSTITUTE(SUBSTITUTE([.$A$34];&quot;E&quot;;[$final.J19]);&quot;T&quot;;[$final.K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19]=300;[$final.M19]=300);&quot;-&quot;;SUBSTITUTE(SUBSTITUTE([.$A$34];&quot;E&quot;;[$final.L19]);&quot;T&quot;;[$final.M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N19]=300;[$final.O19]=300);&quot;-&quot;;SUBSTITUTE(SUBSTITUTE([.$A$34];&quot;E&quot;;[$final.N19]);&quot;T&quot;;[$final.O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19]=300;[$final.Q19]=300);&quot;-&quot;;SUBSTITUTE(SUBSTITUTE([.$A$34];&quot;E&quot;;[$final.P19]);&quot;T&quot;;[$final.Q19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R19]=300;[$final.S19]=300);&quot;-&quot;;SUBSTITUTE(SUBSTITUTE([.$A$34];&quot;E&quot;;[$final.R19]);&quot;T&quot;;[$final.S19]))" office:value-type="string" office:string-value="14 (6s)" calcext:value-type="string">
            <text:p>14 (6s)</text:p>
          </table:table-cell>
          <table:table-cell office:value-type="string" calcext:value-type="string">
            <text:p><text:s/></text:p>
          </table:table-cell>
          <table:table-cell table:formula="of:=IF(OR([$final.T19]=300;[$final.U19]=300);&quot;-&quot;;SUBSTITUTE(SUBSTITUTE([.$A$34];&quot;E&quot;;[$final.T19]);&quot;T&quot;;[$final.U19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19]=300;[$final.W19]=300);&quot;-&quot;;SUBSTITUTE(SUBSTITUTE([.$A$34];&quot;E&quot;;[$final.V19]);&quot;T&quot;;[$final.W19]))" office:value-type="string" office:string-value="9 (5s)" calcext:value-type="string">
            <text:p>9 (5s)</text:p>
          </table:table-cell>
          <table:table-cell office:value-type="string" calcext:value-type="string">
            <text:p><text:s/></text:p>
          </table:table-cell>
          <table:table-cell table:formula="of:=IF(OR([$final.X19]=300;[$final.Y19]=300);&quot;-&quot;;SUBSTITUTE(SUBSTITUTE([.$A$34];&quot;E&quot;;[$final.X19]);&quot;T&quot;;[$final.Y19]))" office:value-type="string" office:string-value="80 (10s)" calcext:value-type="string">
            <text:p>80 (10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mj_inp11</text:p>
          </table:table-cell>
          <table:table-cell table:formula="of:=IF(OR([$final.B20]=300;[$final.C20]=300);&quot;-&quot;;SUBSTITUTE(SUBSTITUTE([.$A$34];&quot;E&quot;;[$final.B20]);&quot;T&quot;;[$final.C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0]=300;[$final.E20]=300);&quot;-&quot;;SUBSTITUTE(SUBSTITUTE([.$A$34];&quot;E&quot;;[$final.D20]);&quot;T&quot;;[$final.E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F20]=300;[$final.G20]=300);&quot;-&quot;;SUBSTITUTE(SUBSTITUTE([.$A$34];&quot;E&quot;;[$final.F20]);&quot;T&quot;;[$final.G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H20]=300;[$final.I20]=300);&quot;-&quot;;SUBSTITUTE(SUBSTITUTE([.$A$34];&quot;E&quot;;[$final.H20]);&quot;T&quot;;[$final.I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20]=300;[$final.K20]=300);&quot;-&quot;;SUBSTITUTE(SUBSTITUTE([.$A$34];&quot;E&quot;;[$final.J20]);&quot;T&quot;;[$final.K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L20]=300;[$final.M20]=300);&quot;-&quot;;SUBSTITUTE(SUBSTITUTE([.$A$34];&quot;E&quot;;[$final.L20]);&quot;T&quot;;[$final.M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N20]=300;[$final.O20]=300);&quot;-&quot;;SUBSTITUTE(SUBSTITUTE([.$A$34];&quot;E&quot;;[$final.N20]);&quot;T&quot;;[$final.O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P20]=300;[$final.Q20]=300);&quot;-&quot;;SUBSTITUTE(SUBSTITUTE([.$A$34];&quot;E&quot;;[$final.P20]);&quot;T&quot;;[$final.Q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R20]=300;[$final.S20]=300);&quot;-&quot;;SUBSTITUTE(SUBSTITUTE([.$A$34];&quot;E&quot;;[$final.R20]);&quot;T&quot;;[$final.S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T20]=300;[$final.U20]=300);&quot;-&quot;;SUBSTITUTE(SUBSTITUTE([.$A$34];&quot;E&quot;;[$final.T20]);&quot;T&quot;;[$final.U20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V20]=300;[$final.W20]=300);&quot;-&quot;;SUBSTITUTE(SUBSTITUTE([.$A$34];&quot;E&quot;;[$final.V20]);&quot;T&quot;;[$final.W20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X20]=300;[$final.Y20]=300);&quot;-&quot;;SUBSTITUTE(SUBSTITUTE([.$A$34];&quot;E&quot;;[$final.X20]);&quot;T&quot;;[$final.Y20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ck_counter_safe</text:p>
          </table:table-cell>
          <table:table-cell table:formula="of:=IF(OR([$final.B21]=300;[$final.C21]=300);&quot;-&quot;;SUBSTITUTE(SUBSTITUTE([.$A$34];&quot;E&quot;;[$final.B21]);&quot;T&quot;;[$final.C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1]=300;[$final.E21]=300);&quot;-&quot;;SUBSTITUTE(SUBSTITUTE([.$A$34];&quot;E&quot;;[$final.D21]);&quot;T&quot;;[$final.E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F21]=300;[$final.G21]=300);&quot;-&quot;;SUBSTITUTE(SUBSTITUTE([.$A$34];&quot;E&quot;;[$final.F21]);&quot;T&quot;;[$final.G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formula="of:=IF(OR([$final.H21]=300;[$final.I21]=300);&quot;-&quot;;SUBSTITUTE(SUBSTITUTE([.$A$34];&quot;E&quot;;[$final.H21]);&quot;T&quot;;[$final.I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21]=300;[$final.K21]=300);&quot;-&quot;;SUBSTITUTE(SUBSTITUTE([.$A$34];&quot;E&quot;;[$final.J21]);&quot;T&quot;;[$final.K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L21]=300;[$final.M21]=300);&quot;-&quot;;SUBSTITUTE(SUBSTITUTE([.$A$34];&quot;E&quot;;[$final.L21]);&quot;T&quot;;[$final.M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formula="of:=IF(OR([$final.N21]=300;[$final.O21]=300);&quot;-&quot;;SUBSTITUTE(SUBSTITUTE([.$A$34];&quot;E&quot;;[$final.N21]);&quot;T&quot;;[$final.O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21]=300;[$final.Q21]=300);&quot;-&quot;;SUBSTITUTE(SUBSTITUTE([.$A$34];&quot;E&quot;;[$final.P21]);&quot;T&quot;;[$final.Q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R21]=300;[$final.S21]=300);&quot;-&quot;;SUBSTITUTE(SUBSTITUTE([.$A$34];&quot;E&quot;;[$final.R21]);&quot;T&quot;;[$final.S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formula="of:=IF(OR([$final.T21]=300;[$final.U21]=300);&quot;-&quot;;SUBSTITUTE(SUBSTITUTE([.$A$34];&quot;E&quot;;[$final.T21]);&quot;T&quot;;[$final.U21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21]=300;[$final.W21]=300);&quot;-&quot;;SUBSTITUTE(SUBSTITUTE([.$A$34];&quot;E&quot;;[$final.V21]);&quot;T&quot;;[$final.W21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X21]=300;[$final.Y21]=300);&quot;-&quot;;SUBSTITUTE(SUBSTITUTE([.$A$34];&quot;E&quot;;[$final.X21]);&quot;T&quot;;[$final.Y21]))" office:value-type="string" office:string-value="0 (38s)" calcext:value-type="string">
            <text:p>0 (38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chi</text:p>
          </table:table-cell>
          <table:table-cell table:formula="of:=IF(OR([$final.B22]=300;[$final.C22]=300);&quot;-&quot;;SUBSTITUTE(SUBSTITUTE([.$A$34];&quot;E&quot;;[$final.B22]);&quot;T&quot;;[$final.C22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D22]=300;[$final.E22]=300);&quot;-&quot;;SUBSTITUTE(SUBSTITUTE([.$A$34];&quot;E&quot;;[$final.D22]);&quot;T&quot;;[$final.E22]))" office:value-type="string" office:string-value="32 (8s)" calcext:value-type="string">
            <text:p>32 (8s)</text:p>
          </table:table-cell>
          <table:table-cell office:value-type="string" calcext:value-type="string">
            <text:p><text:s/></text:p>
          </table:table-cell>
          <table:table-cell table:formula="of:=IF(OR([$final.F22]=300;[$final.G22]=300);&quot;-&quot;;SUBSTITUTE(SUBSTITUTE([.$A$34];&quot;E&quot;;[$final.F22]);&quot;T&quot;;[$final.G22]))" office:value-type="string" office:string-value="228 (23s)" calcext:value-type="string">
            <text:p>228 (23s)</text:p>
          </table:table-cell>
          <table:table-cell office:value-type="string" calcext:value-type="string">
            <text:p><text:s/></text:p>
          </table:table-cell>
          <table:table-cell table:formula="of:=IF(OR([$final.H22]=300;[$final.I22]=300);&quot;-&quot;;SUBSTITUTE(SUBSTITUTE([.$A$34];&quot;E&quot;;[$final.H22]);&quot;T&quot;;[$final.I22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J22]=300;[$final.K22]=300);&quot;-&quot;;SUBSTITUTE(SUBSTITUTE([.$A$34];&quot;E&quot;;[$final.J22]);&quot;T&quot;;[$final.K22]))" office:value-type="string" office:string-value="66 (11s)" calcext:value-type="string">
            <text:p>66 (11s)</text:p>
          </table:table-cell>
          <table:table-cell office:value-type="string" calcext:value-type="string">
            <text:p><text:s/></text:p>
          </table:table-cell>
          <table:table-cell table:formula="of:=IF(OR([$final.L22]=300;[$final.M22]=300);&quot;-&quot;;SUBSTITUTE(SUBSTITUTE([.$A$34];&quot;E&quot;;[$final.L22]);&quot;T&quot;;[$final.M22]))" office:value-type="string" office:string-value="666 (63s)" calcext:value-type="string">
            <text:p>666 (63s)</text:p>
          </table:table-cell>
          <table:table-cell office:value-type="string" calcext:value-type="string">
            <text:p><text:s/></text:p>
          </table:table-cell>
          <table:table-cell table:formula="of:=IF(OR([$final.N22]=300;[$final.O22]=300);&quot;-&quot;;SUBSTITUTE(SUBSTITUTE([.$A$34];&quot;E&quot;;[$final.N22]);&quot;T&quot;;[$final.O22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P22]=300;[$final.Q22]=300);&quot;-&quot;;SUBSTITUTE(SUBSTITUTE([.$A$34];&quot;E&quot;;[$final.P22]);&quot;T&quot;;[$final.Q22]))" office:value-type="string" office:string-value="84 (17s)" calcext:value-type="string">
            <text:p>84 (17s)</text:p>
          </table:table-cell>
          <table:table-cell office:value-type="string" calcext:value-type="string">
            <text:p><text:s/></text:p>
          </table:table-cell>
          <table:table-cell table:formula="of:=IF(OR([$final.R22]=300;[$final.S22]=300);&quot;-&quot;;SUBSTITUTE(SUBSTITUTE([.$A$34];&quot;E&quot;;[$final.R22]);&quot;T&quot;;[$final.S22]))" office:value-type="string" office:string-value="1098 (157s)" calcext:value-type="string">
            <text:p>1098 (157s)</text:p>
          </table:table-cell>
          <table:table-cell office:value-type="string" calcext:value-type="string">
            <text:p><text:s/></text:p>
          </table:table-cell>
          <table:table-cell table:formula="of:=IF(OR([$final.T22]=300;[$final.U22]=300);&quot;-&quot;;SUBSTITUTE(SUBSTITUTE([.$A$34];&quot;E&quot;;[$final.T22]);&quot;T&quot;;[$final.U22]))" office:value-type="string" office:string-value="6 (7s)" calcext:value-type="string">
            <text:p>6 (7s)</text:p>
          </table:table-cell>
          <table:table-cell office:value-type="string" calcext:value-type="string">
            <text:p><text:s/></text:p>
          </table:table-cell>
          <table:table-cell table:formula="of:=IF(OR([$final.V22]=300;[$final.W22]=300);&quot;-&quot;;SUBSTITUTE(SUBSTITUTE([.$A$34];&quot;E&quot;;[$final.V22]);&quot;T&quot;;[$final.W22]))" office:value-type="string" office:string-value="102 (27s)" calcext:value-type="string">
            <text:p>102 (27s)</text:p>
          </table:table-cell>
          <table:table-cell office:value-type="string" calcext:value-type="string">
            <text:p><text:s/></text:p>
          </table:table-cell>
          <table:table-cell table:formula="of:=IF(OR([$final.X22]=300;[$final.Y22]=300);&quot;-&quot;;SUBSTITUTE(SUBSTITUTE([.$A$34];&quot;E&quot;;[$final.X22]);&quot;T&quot;;[$final.Y22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timistic_safe</text:p>
          </table:table-cell>
          <table:table-cell table:formula="of:=IF(OR([$final.B23]=300;[$final.C23]=300);&quot;-&quot;;SUBSTITUTE(SUBSTITUTE([.$A$34];&quot;E&quot;;[$final.B23]);&quot;T&quot;;[$final.C23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3]=300;[$final.E23]=300);&quot;-&quot;;SUBSTITUTE(SUBSTITUTE([.$A$34];&quot;E&quot;;[$final.D23]);&quot;T&quot;;[$final.E23]))" office:value-type="string" office:string-value="0 (14s)" calcext:value-type="string">
            <text:p>0 (14s)</text:p>
          </table:table-cell>
          <table:table-cell office:value-type="string" calcext:value-type="string">
            <text:p><text:s/></text:p>
          </table:table-cell>
          <table:table-cell table:formula="of:=IF(OR([$final.F23]=300;[$final.G23]=300);&quot;-&quot;;SUBSTITUTE(SUBSTITUTE([.$A$34];&quot;E&quot;;[$final.F23]);&quot;T&quot;;[$final.G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23]=300;[$final.I23]=300);&quot;-&quot;;SUBSTITUTE(SUBSTITUTE([.$A$34];&quot;E&quot;;[$final.H23]);&quot;T&quot;;[$final.I23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J23]=300;[$final.K23]=300);&quot;-&quot;;SUBSTITUTE(SUBSTITUTE([.$A$34];&quot;E&quot;;[$final.J23]);&quot;T&quot;;[$final.K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3]=300;[$final.M23]=300);&quot;-&quot;;SUBSTITUTE(SUBSTITUTE([.$A$34];&quot;E&quot;;[$final.L23]);&quot;T&quot;;[$final.M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3]=300;[$final.O23]=300);&quot;-&quot;;SUBSTITUTE(SUBSTITUTE([.$A$34];&quot;E&quot;;[$final.N23]);&quot;T&quot;;[$final.O23]))" office:value-type="string" office:string-value="0 (7s)" calcext:value-type="string">
            <text:p>0 (7s)</text:p>
          </table:table-cell>
          <table:table-cell office:value-type="string" calcext:value-type="string">
            <text:p><text:s/></text:p>
          </table:table-cell>
          <table:table-cell table:formula="of:=IF(OR([$final.P23]=300;[$final.Q23]=300);&quot;-&quot;;SUBSTITUTE(SUBSTITUTE([.$A$34];&quot;E&quot;;[$final.P23]);&quot;T&quot;;[$final.Q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3]=300;[$final.S23]=300);&quot;-&quot;;SUBSTITUTE(SUBSTITUTE([.$A$34];&quot;E&quot;;[$final.R23]);&quot;T&quot;;[$final.S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3]=300;[$final.U23]=300);&quot;-&quot;;SUBSTITUTE(SUBSTITUTE([.$A$34];&quot;E&quot;;[$final.T23]);&quot;T&quot;;[$final.U23]))" office:value-type="string" office:string-value="0 (10s)" calcext:value-type="string">
            <text:p>0 (10s)</text:p>
          </table:table-cell>
          <table:table-cell office:value-type="string" calcext:value-type="string">
            <text:p><text:s/></text:p>
          </table:table-cell>
          <table:table-cell table:formula="of:=IF(OR([$final.V23]=300;[$final.W23]=300);&quot;-&quot;;SUBSTITUTE(SUBSTITUTE([.$A$34];&quot;E&quot;;[$final.V23]);&quot;T&quot;;[$final.W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3]=300;[$final.Y23]=300);&quot;-&quot;;SUBSTITUTE(SUBSTITUTE([.$A$34];&quot;E&quot;;[$final.X23]);&quot;T&quot;;[$final.Y23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</text:p>
          </table:table-cell>
          <table:table-cell table:formula="of:=IF(OR([$final.B24]=300;[$final.C24]=300);&quot;-&quot;;SUBSTITUTE(SUBSTITUTE([.$A$34];&quot;E&quot;;[$final.B24]);&quot;T&quot;;[$final.C24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4]=300;[$final.E24]=300);&quot;-&quot;;SUBSTITUTE(SUBSTITUTE([.$A$34];&quot;E&quot;;[$final.D24]);&quot;T&quot;;[$final.E24]))" office:value-type="string" office:string-value="27 (7s)" calcext:value-type="string">
            <text:p>27 (7s)</text:p>
          </table:table-cell>
          <table:table-cell office:value-type="string" calcext:value-type="string">
            <text:p><text:s/></text:p>
          </table:table-cell>
          <table:table-cell table:formula="of:=IF(OR([$final.F24]=300;[$final.G24]=300);&quot;-&quot;;SUBSTITUTE(SUBSTITUTE([.$A$34];&quot;E&quot;;[$final.F24]);&quot;T&quot;;[$final.G24]))" office:value-type="string" office:string-value="1911 (149s)" calcext:value-type="string">
            <text:p>1911 (149s)</text:p>
          </table:table-cell>
          <table:table-cell office:value-type="string" calcext:value-type="string">
            <text:p><text:s/></text:p>
          </table:table-cell>
          <table:table-cell table:formula="of:=IF(OR([$final.H24]=300;[$final.I24]=300);&quot;-&quot;;SUBSTITUTE(SUBSTITUTE([.$A$34];&quot;E&quot;;[$final.H24]);&quot;T&quot;;[$final.I24]))" office:value-type="string" office:string-value="2 (5s)" calcext:value-type="string">
            <text:p>2 (5s)</text:p>
          </table:table-cell>
          <table:table-cell office:value-type="string" calcext:value-type="string">
            <text:p><text:s/></text:p>
          </table:table-cell>
          <table:table-cell table:formula="of:=IF(OR([$final.J24]=300;[$final.K24]=300);&quot;-&quot;;SUBSTITUTE(SUBSTITUTE([.$A$34];&quot;E&quot;;[$final.J24]);&quot;T&quot;;[$final.K24]))" office:value-type="string" office:string-value="2700 (299s)" calcext:value-type="string">
            <text:p>2700 (299s)</text:p>
          </table:table-cell>
          <table:table-cell office:value-type="string" calcext:value-type="string">
            <text:p><text:s/></text:p>
          </table:table-cell>
          <table:table-cell table:formula="of:=IF(OR([$final.L24]=300;[$final.M24]=300);&quot;-&quot;;SUBSTITUTE(SUBSTITUTE([.$A$34];&quot;E&quot;;[$final.L24]);&quot;T&quot;;[$final.M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4]=300;[$final.O24]=300);&quot;-&quot;;SUBSTITUTE(SUBSTITUTE([.$A$34];&quot;E&quot;;[$final.N24]);&quot;T&quot;;[$final.O24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P24]=300;[$final.Q24]=300);&quot;-&quot;;SUBSTITUTE(SUBSTITUTE([.$A$34];&quot;E&quot;;[$final.P24]);&quot;T&quot;;[$final.Q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4]=300;[$final.S24]=300);&quot;-&quot;;SUBSTITUTE(SUBSTITUTE([.$A$34];&quot;E&quot;;[$final.R24]);&quot;T&quot;;[$final.S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4]=300;[$final.U24]=300);&quot;-&quot;;SUBSTITUTE(SUBSTITUTE([.$A$34];&quot;E&quot;;[$final.T24]);&quot;T&quot;;[$final.U24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V24]=300;[$final.W24]=300);&quot;-&quot;;SUBSTITUTE(SUBSTITUTE([.$A$34];&quot;E&quot;;[$final.V24]);&quot;T&quot;;[$final.W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4]=300;[$final.Y24]=300);&quot;-&quot;;SUBSTITUTE(SUBSTITUTE([.$A$34];&quot;E&quot;;[$final.X24]);&quot;T&quot;;[$final.Y24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_2</text:p>
          </table:table-cell>
          <table:table-cell table:formula="of:=IF(OR([$final.B25]=300;[$final.C25]=300);&quot;-&quot;;SUBSTITUTE(SUBSTITUTE([.$A$34];&quot;E&quot;;[$final.B25]);&quot;T&quot;;[$final.C25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5]=300;[$final.E25]=300);&quot;-&quot;;SUBSTITUTE(SUBSTITUTE([.$A$34];&quot;E&quot;;[$final.D25]);&quot;T&quot;;[$final.E25]))" office:value-type="string" office:string-value="168 (29s)" calcext:value-type="string">
            <text:p>168 (29s)</text:p>
          </table:table-cell>
          <table:table-cell office:value-type="string" calcext:value-type="string">
            <text:p><text:s/></text:p>
          </table:table-cell>
          <table:table-cell table:formula="of:=IF(OR([$final.F25]=300;[$final.G25]=300);&quot;-&quot;;SUBSTITUTE(SUBSTITUTE([.$A$34];&quot;E&quot;;[$final.F25]);&quot;T&quot;;[$final.G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25]=300;[$final.I25]=300);&quot;-&quot;;SUBSTITUTE(SUBSTITUTE([.$A$34];&quot;E&quot;;[$final.H25]);&quot;T&quot;;[$final.I25]))" office:value-type="string" office:string-value="6 (6s)" calcext:value-type="string">
            <text:p>6 (6s)</text:p>
          </table:table-cell>
          <table:table-cell office:value-type="string" calcext:value-type="string">
            <text:p><text:s/></text:p>
          </table:table-cell>
          <table:table-cell table:formula="of:=IF(OR([$final.J25]=300;[$final.K25]=300);&quot;-&quot;;SUBSTITUTE(SUBSTITUTE([.$A$34];&quot;E&quot;;[$final.J25]);&quot;T&quot;;[$final.K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5]=300;[$final.M25]=300);&quot;-&quot;;SUBSTITUTE(SUBSTITUTE([.$A$34];&quot;E&quot;;[$final.L25]);&quot;T&quot;;[$final.M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5]=300;[$final.O25]=300);&quot;-&quot;;SUBSTITUTE(SUBSTITUTE([.$A$34];&quot;E&quot;;[$final.N25]);&quot;T&quot;;[$final.O25]))" office:value-type="string" office:string-value="21 (7s)" calcext:value-type="string">
            <text:p>21 (7s)</text:p>
          </table:table-cell>
          <table:table-cell office:value-type="string" calcext:value-type="string">
            <text:p><text:s/></text:p>
          </table:table-cell>
          <table:table-cell table:formula="of:=IF(OR([$final.P25]=300;[$final.Q25]=300);&quot;-&quot;;SUBSTITUTE(SUBSTITUTE([.$A$34];&quot;E&quot;;[$final.P25]);&quot;T&quot;;[$final.Q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5]=300;[$final.S25]=300);&quot;-&quot;;SUBSTITUTE(SUBSTITUTE([.$A$34];&quot;E&quot;;[$final.R25]);&quot;T&quot;;[$final.S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5]=300;[$final.U25]=300);&quot;-&quot;;SUBSTITUTE(SUBSTITUTE([.$A$34];&quot;E&quot;;[$final.T25]);&quot;T&quot;;[$final.U25]))" office:value-type="string" office:string-value="58 (9s)" calcext:value-type="string">
            <text:p>58 (9s)</text:p>
          </table:table-cell>
          <table:table-cell office:value-type="string" calcext:value-type="string">
            <text:p><text:s/></text:p>
          </table:table-cell>
          <table:table-cell table:formula="of:=IF(OR([$final.V25]=300;[$final.W25]=300);&quot;-&quot;;SUBSTITUTE(SUBSTITUTE([.$A$34];&quot;E&quot;;[$final.V25]);&quot;T&quot;;[$final.W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5]=300;[$final.Y25]=300);&quot;-&quot;;SUBSTITUTE(SUBSTITUTE([.$A$34];&quot;E&quot;;[$final.X25]);&quot;T&quot;;[$final.Y25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</text:p>
          </table:table-cell>
          <table:table-cell table:formula="of:=IF(OR([$final.B26]=300;[$final.C26]=300);&quot;-&quot;;SUBSTITUTE(SUBSTITUTE([.$A$34];&quot;E&quot;;[$final.B26]);&quot;T&quot;;[$final.C26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6]=300;[$final.E26]=300);&quot;-&quot;;SUBSTITUTE(SUBSTITUTE([.$A$34];&quot;E&quot;;[$final.D26]);&quot;T&quot;;[$final.E26]))" office:value-type="string" office:string-value="36 (9s)" calcext:value-type="string">
            <text:p>36 (9s)</text:p>
          </table:table-cell>
          <table:table-cell office:value-type="string" calcext:value-type="string">
            <text:p><text:s/></text:p>
          </table:table-cell>
          <table:table-cell table:formula="of:=IF(OR([$final.F26]=300;[$final.G26]=300);&quot;-&quot;;SUBSTITUTE(SUBSTITUTE([.$A$34];&quot;E&quot;;[$final.F26]);&quot;T&quot;;[$final.G26]))" office:value-type="string" office:string-value="3003 (269s)" calcext:value-type="string">
            <text:p>3003 (269s)</text:p>
          </table:table-cell>
          <table:table-cell office:value-type="string" calcext:value-type="string">
            <text:p><text:s/></text:p>
          </table:table-cell>
          <table:table-cell table:formula="of:=IF(OR([$final.H26]=300;[$final.I26]=300);&quot;-&quot;;SUBSTITUTE(SUBSTITUTE([.$A$34];&quot;E&quot;;[$final.H26]);&quot;T&quot;;[$final.I26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J26]=300;[$final.K26]=300);&quot;-&quot;;SUBSTITUTE(SUBSTITUTE([.$A$34];&quot;E&quot;;[$final.J26]);&quot;T&quot;;[$final.K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6]=300;[$final.M26]=300);&quot;-&quot;;SUBSTITUTE(SUBSTITUTE([.$A$34];&quot;E&quot;;[$final.L26]);&quot;T&quot;;[$final.M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6]=300;[$final.O26]=300);&quot;-&quot;;SUBSTITUTE(SUBSTITUTE([.$A$34];&quot;E&quot;;[$final.N26]);&quot;T&quot;;[$final.O26]))" office:value-type="string" office:string-value="9 (6s)" calcext:value-type="string">
            <text:p>9 (6s)</text:p>
          </table:table-cell>
          <table:table-cell office:value-type="string" calcext:value-type="string">
            <text:p><text:s/></text:p>
          </table:table-cell>
          <table:table-cell table:formula="of:=IF(OR([$final.P26]=300;[$final.Q26]=300);&quot;-&quot;;SUBSTITUTE(SUBSTITUTE([.$A$34];&quot;E&quot;;[$final.P26]);&quot;T&quot;;[$final.Q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6]=300;[$final.S26]=300);&quot;-&quot;;SUBSTITUTE(SUBSTITUTE([.$A$34];&quot;E&quot;;[$final.R26]);&quot;T&quot;;[$final.S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6]=300;[$final.U26]=300);&quot;-&quot;;SUBSTITUTE(SUBSTITUTE([.$A$34];&quot;E&quot;;[$final.T26]);&quot;T&quot;;[$final.U26]))" office:value-type="string" office:string-value="16 (6s)" calcext:value-type="string">
            <text:p>16 (6s)</text:p>
          </table:table-cell>
          <table:table-cell office:value-type="string" calcext:value-type="string">
            <text:p><text:s/></text:p>
          </table:table-cell>
          <table:table-cell table:formula="of:=IF(OR([$final.V26]=300;[$final.W26]=300);&quot;-&quot;;SUBSTITUTE(SUBSTITUTE([.$A$34];&quot;E&quot;;[$final.V26]);&quot;T&quot;;[$final.W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6]=300;[$final.Y26]=300);&quot;-&quot;;SUBSTITUTE(SUBSTITUTE([.$A$34];&quot;E&quot;;[$final.X26]);&quot;T&quot;;[$final.Y26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_param</text:p>
          </table:table-cell>
          <table:table-cell table:formula="of:=IF(OR([$final.B27]=300;[$final.C27]=300);&quot;-&quot;;SUBSTITUTE(SUBSTITUTE([.$A$34];&quot;E&quot;;[$final.B27]);&quot;T&quot;;[$final.C27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7]=300;[$final.E27]=300);&quot;-&quot;;SUBSTITUTE(SUBSTITUTE([.$A$34];&quot;E&quot;;[$final.D27]);&quot;T&quot;;[$final.E27]))" office:value-type="string" office:string-value="57 (8s)" calcext:value-type="string">
            <text:p>57 (8s)</text:p>
          </table:table-cell>
          <table:table-cell office:value-type="string" calcext:value-type="string">
            <text:p><text:s/></text:p>
          </table:table-cell>
          <table:table-cell table:formula="of:=IF(OR([$final.F27]=300;[$final.G27]=300);&quot;-&quot;;SUBSTITUTE(SUBSTITUTE([.$A$34];&quot;E&quot;;[$final.F27]);&quot;T&quot;;[$final.G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H27]=300;[$final.I27]=300);&quot;-&quot;;SUBSTITUTE(SUBSTITUTE([.$A$34];&quot;E&quot;;[$final.H27]);&quot;T&quot;;[$final.I27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J27]=300;[$final.K27]=300);&quot;-&quot;;SUBSTITUTE(SUBSTITUTE([.$A$34];&quot;E&quot;;[$final.J27]);&quot;T&quot;;[$final.K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7]=300;[$final.M27]=300);&quot;-&quot;;SUBSTITUTE(SUBSTITUTE([.$A$34];&quot;E&quot;;[$final.L27]);&quot;T&quot;;[$final.M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7]=300;[$final.O27]=300);&quot;-&quot;;SUBSTITUTE(SUBSTITUTE([.$A$34];&quot;E&quot;;[$final.N27]);&quot;T&quot;;[$final.O27]))" office:value-type="string" office:string-value="4 (6s)" calcext:value-type="string">
            <text:p>4 (6s)</text:p>
          </table:table-cell>
          <table:table-cell office:value-type="string" calcext:value-type="string">
            <text:p><text:s/></text:p>
          </table:table-cell>
          <table:table-cell table:formula="of:=IF(OR([$final.P27]=300;[$final.Q27]=300);&quot;-&quot;;SUBSTITUTE(SUBSTITUTE([.$A$34];&quot;E&quot;;[$final.P27]);&quot;T&quot;;[$final.Q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7]=300;[$final.S27]=300);&quot;-&quot;;SUBSTITUTE(SUBSTITUTE([.$A$34];&quot;E&quot;;[$final.R27]);&quot;T&quot;;[$final.S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7]=300;[$final.U27]=300);&quot;-&quot;;SUBSTITUTE(SUBSTITUTE([.$A$34];&quot;E&quot;;[$final.T27]);&quot;T&quot;;[$final.U27]))" office:value-type="string" office:string-value="9 (6s)" calcext:value-type="string">
            <text:p>9 (6s)</text:p>
          </table:table-cell>
          <table:table-cell office:value-type="string" calcext:value-type="string">
            <text:p><text:s/></text:p>
          </table:table-cell>
          <table:table-cell table:formula="of:=IF(OR([$final.V27]=300;[$final.W27]=300);&quot;-&quot;;SUBSTITUTE(SUBSTITUTE([.$A$34];&quot;E&quot;;[$final.V27]);&quot;T&quot;;[$final.W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7]=300;[$final.Y27]=300);&quot;-&quot;;SUBSTITUTE(SUBSTITUTE([.$A$34];&quot;E&quot;;[$final.X27]);&quot;T&quot;;[$final.Y27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entrancy_safe</text:p>
          </table:table-cell>
          <table:table-cell table:formula="of:=IF(OR([$final.B28]=300;[$final.C28]=300);&quot;-&quot;;SUBSTITUTE(SUBSTITUTE([.$A$34];&quot;E&quot;;[$final.B28]);&quot;T&quot;;[$final.C2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28]=300;[$final.E28]=300);&quot;-&quot;;SUBSTITUTE(SUBSTITUTE([.$A$34];&quot;E&quot;;[$final.D28]);&quot;T&quot;;[$final.E28]))" office:value-type="string" office:string-value="0 (8s)" calcext:value-type="string">
            <text:p>0 (8s)</text:p>
          </table:table-cell>
          <table:table-cell office:value-type="string" calcext:value-type="string">
            <text:p><text:s/></text:p>
          </table:table-cell>
          <table:table-cell table:formula="of:=IF(OR([$final.F28]=300;[$final.G28]=300);&quot;-&quot;;SUBSTITUTE(SUBSTITUTE([.$A$34];&quot;E&quot;;[$final.F28]);&quot;T&quot;;[$final.G28]))" office:value-type="string" office:string-value="0 (197s)" calcext:value-type="string">
            <text:p>0 (197s)</text:p>
          </table:table-cell>
          <table:table-cell office:value-type="string" calcext:value-type="string">
            <text:p><text:s/></text:p>
          </table:table-cell>
          <table:table-cell table:formula="of:=IF(OR([$final.H28]=300;[$final.I28]=300);&quot;-&quot;;SUBSTITUTE(SUBSTITUTE([.$A$34];&quot;E&quot;;[$final.H28]);&quot;T&quot;;[$final.I2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28]=300;[$final.K28]=300);&quot;-&quot;;SUBSTITUTE(SUBSTITUTE([.$A$34];&quot;E&quot;;[$final.J28]);&quot;T&quot;;[$final.K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28]=300;[$final.M28]=300);&quot;-&quot;;SUBSTITUTE(SUBSTITUTE([.$A$34];&quot;E&quot;;[$final.L28]);&quot;T&quot;;[$final.M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8]=300;[$final.O28]=300);&quot;-&quot;;SUBSTITUTE(SUBSTITUTE([.$A$34];&quot;E&quot;;[$final.N28]);&quot;T&quot;;[$final.O28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28]=300;[$final.Q28]=300);&quot;-&quot;;SUBSTITUTE(SUBSTITUTE([.$A$34];&quot;E&quot;;[$final.P28]);&quot;T&quot;;[$final.Q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8]=300;[$final.S28]=300);&quot;-&quot;;SUBSTITUTE(SUBSTITUTE([.$A$34];&quot;E&quot;;[$final.R28]);&quot;T&quot;;[$final.S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8]=300;[$final.U28]=300);&quot;-&quot;;SUBSTITUTE(SUBSTITUTE([.$A$34];&quot;E&quot;;[$final.T28]);&quot;T&quot;;[$final.U28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V28]=300;[$final.W28]=300);&quot;-&quot;;SUBSTITUTE(SUBSTITUTE([.$A$34];&quot;E&quot;;[$final.V28]);&quot;T&quot;;[$final.W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8]=300;[$final.Y28]=300);&quot;-&quot;;SUBSTITUTE(SUBSTITUTE([.$A$34];&quot;E&quot;;[$final.X28]);&quot;T&quot;;[$final.Y28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mote_sync_1</text:p>
          </table:table-cell>
          <table:table-cell table:formula="of:=IF(OR([$final.B29]=300;[$final.C29]=300);&quot;-&quot;;SUBSTITUTE(SUBSTITUTE([.$A$34];&quot;E&quot;;[$final.B29]);&quot;T&quot;;[$final.C29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D29]=300;[$final.E29]=300);&quot;-&quot;;SUBSTITUTE(SUBSTITUTE([.$A$34];&quot;E&quot;;[$final.D29]);&quot;T&quot;;[$final.E29]))" office:value-type="string" office:string-value="3 (5s)" calcext:value-type="string">
            <text:p>3 (5s)</text:p>
          </table:table-cell>
          <table:table-cell office:value-type="string" calcext:value-type="string">
            <text:p><text:s/></text:p>
          </table:table-cell>
          <table:table-cell table:formula="of:=IF(OR([$final.F29]=300;[$final.G29]=300);&quot;-&quot;;SUBSTITUTE(SUBSTITUTE([.$A$34];&quot;E&quot;;[$final.F29]);&quot;T&quot;;[$final.G29]))" office:value-type="string" office:string-value="7 (6s)" calcext:value-type="string">
            <text:p>7 (6s)</text:p>
          </table:table-cell>
          <table:table-cell office:value-type="string" calcext:value-type="string">
            <text:p><text:s/></text:p>
          </table:table-cell>
          <table:table-cell table:formula="of:=IF(OR([$final.H29]=300;[$final.I29]=300);&quot;-&quot;;SUBSTITUTE(SUBSTITUTE([.$A$34];&quot;E&quot;;[$final.H29]);&quot;T&quot;;[$final.I29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J29]=300;[$final.K29]=300);&quot;-&quot;;SUBSTITUTE(SUBSTITUTE([.$A$34];&quot;E&quot;;[$final.J29]);&quot;T&quot;;[$final.K29]))" office:value-type="string" office:string-value="99 (12s)" calcext:value-type="string">
            <text:p>99 (12s)</text:p>
          </table:table-cell>
          <table:table-cell office:value-type="string" calcext:value-type="string">
            <text:p><text:s/></text:p>
          </table:table-cell>
          <table:table-cell table:formula="of:=IF(OR([$final.L29]=300;[$final.M29]=300);&quot;-&quot;;SUBSTITUTE(SUBSTITUTE([.$A$34];&quot;E&quot;;[$final.L29]);&quot;T&quot;;[$final.M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29]=300;[$final.O29]=300);&quot;-&quot;;SUBSTITUTE(SUBSTITUTE([.$A$34];&quot;E&quot;;[$final.N29]);&quot;T&quot;;[$final.O29]))" office:value-type="string" office:string-value="13 (6s)" calcext:value-type="string">
            <text:p>13 (6s)</text:p>
          </table:table-cell>
          <table:table-cell office:value-type="string" calcext:value-type="string">
            <text:p><text:s/></text:p>
          </table:table-cell>
          <table:table-cell table:formula="of:=IF(OR([$final.P29]=300;[$final.Q29]=300);&quot;-&quot;;SUBSTITUTE(SUBSTITUTE([.$A$34];&quot;E&quot;;[$final.P29]);&quot;T&quot;;[$final.Q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29]=300;[$final.S29]=300);&quot;-&quot;;SUBSTITUTE(SUBSTITUTE([.$A$34];&quot;E&quot;;[$final.R29]);&quot;T&quot;;[$final.S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29]=300;[$final.U29]=300);&quot;-&quot;;SUBSTITUTE(SUBSTITUTE([.$A$34];&quot;E&quot;;[$final.T29]);&quot;T&quot;;[$final.U29]))" office:value-type="string" office:string-value="64 (10s)" calcext:value-type="string">
            <text:p>64 (10s)</text:p>
          </table:table-cell>
          <table:table-cell office:value-type="string" calcext:value-type="string">
            <text:p><text:s/></text:p>
          </table:table-cell>
          <table:table-cell table:formula="of:=IF(OR([$final.V29]=300;[$final.W29]=300);&quot;-&quot;;SUBSTITUTE(SUBSTITUTE([.$A$34];&quot;E&quot;;[$final.V29]);&quot;T&quot;;[$final.W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29]=300;[$final.Y29]=300);&quot;-&quot;;SUBSTITUTE(SUBSTITUTE([.$A$34];&quot;E&quot;;[$final.X29]);&quot;T&quot;;[$final.Y29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mote_sync_2</text:p>
          </table:table-cell>
          <table:table-cell table:formula="of:=IF(OR([$final.B30]=300;[$final.C30]=300);&quot;-&quot;;SUBSTITUTE(SUBSTITUTE([.$A$34];&quot;E&quot;;[$final.B30]);&quot;T&quot;;[$final.C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30]=300;[$final.E30]=300);&quot;-&quot;;SUBSTITUTE(SUBSTITUTE([.$A$34];&quot;E&quot;;[$final.D30]);&quot;T&quot;;[$final.E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30]=300;[$final.G30]=300);&quot;-&quot;;SUBSTITUTE(SUBSTITUTE([.$A$34];&quot;E&quot;;[$final.F30]);&quot;T&quot;;[$final.G3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H30]=300;[$final.I30]=300);&quot;-&quot;;SUBSTITUTE(SUBSTITUTE([.$A$34];&quot;E&quot;;[$final.H30]);&quot;T&quot;;[$final.I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30]=300;[$final.K30]=300);&quot;-&quot;;SUBSTITUTE(SUBSTITUTE([.$A$34];&quot;E&quot;;[$final.J30]);&quot;T&quot;;[$final.K3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L30]=300;[$final.M30]=300);&quot;-&quot;;SUBSTITUTE(SUBSTITUTE([.$A$34];&quot;E&quot;;[$final.L30]);&quot;T&quot;;[$final.M30]))" office:value-type="string" office:string-value="0 (18s)" calcext:value-type="string">
            <text:p>0 (18s)</text:p>
          </table:table-cell>
          <table:table-cell office:value-type="string" calcext:value-type="string">
            <text:p><text:s/></text:p>
          </table:table-cell>
          <table:table-cell table:formula="of:=IF(OR([$final.N30]=300;[$final.O30]=300);&quot;-&quot;;SUBSTITUTE(SUBSTITUTE([.$A$34];&quot;E&quot;;[$final.N30]);&quot;T&quot;;[$final.O30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30]=300;[$final.Q30]=300);&quot;-&quot;;SUBSTITUTE(SUBSTITUTE([.$A$34];&quot;E&quot;;[$final.P30]);&quot;T&quot;;[$final.Q30]))" office:value-type="string" office:string-value="9 (20s)" calcext:value-type="string">
            <text:p>9 (20s)</text:p>
          </table:table-cell>
          <table:table-cell office:value-type="string" calcext:value-type="string">
            <text:p><text:s/></text:p>
          </table:table-cell>
          <table:table-cell table:formula="of:=IF(OR([$final.R30]=300;[$final.S30]=300);&quot;-&quot;;SUBSTITUTE(SUBSTITUTE([.$A$34];&quot;E&quot;;[$final.R30]);&quot;T&quot;;[$final.S3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30]=300;[$final.U30]=300);&quot;-&quot;;SUBSTITUTE(SUBSTITUTE([.$A$34];&quot;E&quot;;[$final.T30]);&quot;T&quot;;[$final.U30]))" office:value-type="string" office:string-value="0 (6s)" calcext:value-type="string">
            <text:p>0 (6s)</text:p>
          </table:table-cell>
          <table:table-cell office:value-type="string" calcext:value-type="string">
            <text:p><text:s/></text:p>
          </table:table-cell>
          <table:table-cell table:formula="of:=IF(OR([$final.V30]=300;[$final.W30]=300);&quot;-&quot;;SUBSTITUTE(SUBSTITUTE([.$A$34];&quot;E&quot;;[$final.V30]);&quot;T&quot;;[$final.W30]))" office:value-type="string" office:string-value="207 (271s)" calcext:value-type="string">
            <text:p>207 (271s)</text:p>
          </table:table-cell>
          <table:table-cell office:value-type="string" calcext:value-type="string">
            <text:p><text:s/></text:p>
          </table:table-cell>
          <table:table-cell table:formula="of:=IF(OR([$final.X30]=300;[$final.Y30]=300);&quot;-&quot;;SUBSTITUTE(SUBSTITUTE([.$A$34];&quot;E&quot;;[$final.X30]);&quot;T&quot;;[$final.Y30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servation</text:p>
          </table:table-cell>
          <table:table-cell table:formula="of:=IF(OR([$final.B31]=300;[$final.C31]=300);&quot;-&quot;;SUBSTITUTE(SUBSTITUTE([.$A$34];&quot;E&quot;;[$final.B31]);&quot;T&quot;;[$final.C31]))" office:value-type="string" office:string-value="1 (6s)" calcext:value-type="string">
            <text:p>1 (6s)</text:p>
          </table:table-cell>
          <table:table-cell office:value-type="string" calcext:value-type="string">
            <text:p><text:s/></text:p>
          </table:table-cell>
          <table:table-cell table:formula="of:=IF(OR([$final.D31]=300;[$final.E31]=300);&quot;-&quot;;SUBSTITUTE(SUBSTITUTE([.$A$34];&quot;E&quot;;[$final.D31]);&quot;T&quot;;[$final.E31]))" office:value-type="string" office:string-value="36 (9s)" calcext:value-type="string">
            <text:p>36 (9s)</text:p>
          </table:table-cell>
          <table:table-cell office:value-type="string" calcext:value-type="string">
            <text:p><text:s/></text:p>
          </table:table-cell>
          <table:table-cell table:formula="of:=IF(OR([$final.F31]=300;[$final.G31]=300);&quot;-&quot;;SUBSTITUTE(SUBSTITUTE([.$A$34];&quot;E&quot;;[$final.F31]);&quot;T&quot;;[$final.G31]))" office:value-type="string" office:string-value="3003 (276s)" calcext:value-type="string">
            <text:p>3003 (276s)</text:p>
          </table:table-cell>
          <table:table-cell office:value-type="string" calcext:value-type="string">
            <text:p><text:s/></text:p>
          </table:table-cell>
          <table:table-cell table:formula="of:=IF(OR([$final.H31]=300;[$final.I31]=300);&quot;-&quot;;SUBSTITUTE(SUBSTITUTE([.$A$34];&quot;E&quot;;[$final.H31]);&quot;T&quot;;[$final.I31]))" office:value-type="string" office:string-value="4 (5s)" calcext:value-type="string">
            <text:p>4 (5s)</text:p>
          </table:table-cell>
          <table:table-cell office:value-type="string" calcext:value-type="string">
            <text:p><text:s/></text:p>
          </table:table-cell>
          <table:table-cell table:formula="of:=IF(OR([$final.J31]=300;[$final.K31]=300);&quot;-&quot;;SUBSTITUTE(SUBSTITUTE([.$A$34];&quot;E&quot;;[$final.J31]);&quot;T&quot;;[$final.K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L31]=300;[$final.M31]=300);&quot;-&quot;;SUBSTITUTE(SUBSTITUTE([.$A$34];&quot;E&quot;;[$final.L31]);&quot;T&quot;;[$final.M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N31]=300;[$final.O31]=300);&quot;-&quot;;SUBSTITUTE(SUBSTITUTE([.$A$34];&quot;E&quot;;[$final.N31]);&quot;T&quot;;[$final.O31]))" office:value-type="string" office:string-value="9 (5s)" calcext:value-type="string">
            <text:p>9 (5s)</text:p>
          </table:table-cell>
          <table:table-cell office:value-type="string" calcext:value-type="string">
            <text:p><text:s/></text:p>
          </table:table-cell>
          <table:table-cell table:formula="of:=IF(OR([$final.P31]=300;[$final.Q31]=300);&quot;-&quot;;SUBSTITUTE(SUBSTITUTE([.$A$34];&quot;E&quot;;[$final.P31]);&quot;T&quot;;[$final.Q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R31]=300;[$final.S31]=300);&quot;-&quot;;SUBSTITUTE(SUBSTITUTE([.$A$34];&quot;E&quot;;[$final.R31]);&quot;T&quot;;[$final.S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T31]=300;[$final.U31]=300);&quot;-&quot;;SUBSTITUTE(SUBSTITUTE([.$A$34];&quot;E&quot;;[$final.T31]);&quot;T&quot;;[$final.U31]))" office:value-type="string" office:string-value="16 (6s)" calcext:value-type="string">
            <text:p>16 (6s)</text:p>
          </table:table-cell>
          <table:table-cell office:value-type="string" calcext:value-type="string">
            <text:p><text:s/></text:p>
          </table:table-cell>
          <table:table-cell table:formula="of:=IF(OR([$final.V31]=300;[$final.W31]=300);&quot;-&quot;;SUBSTITUTE(SUBSTITUTE([.$A$34];&quot;E&quot;;[$final.V31]);&quot;T&quot;;[$final.W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formula="of:=IF(OR([$final.X31]=300;[$final.Y31]=300);&quot;-&quot;;SUBSTITUTE(SUBSTITUTE([.$A$34];&quot;E&quot;;[$final.X31]);&quot;T&quot;;[$final.Y31]))" office:value-type="string" office:string-value="-" calcext:value-type="string">
            <text:p>-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verse_counter_safe</text:p>
          </table:table-cell>
          <table:table-cell table:formula="of:=IF(OR([$final.B32]=300;[$final.C32]=300);&quot;-&quot;;SUBSTITUTE(SUBSTITUTE([.$A$34];&quot;E&quot;;[$final.B32]);&quot;T&quot;;[$final.C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D32]=300;[$final.E32]=300);&quot;-&quot;;SUBSTITUTE(SUBSTITUTE([.$A$34];&quot;E&quot;;[$final.D32]);&quot;T&quot;;[$final.E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F32]=300;[$final.G32]=300);&quot;-&quot;;SUBSTITUTE(SUBSTITUTE([.$A$34];&quot;E&quot;;[$final.F32]);&quot;T&quot;;[$final.G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H32]=300;[$final.I32]=300);&quot;-&quot;;SUBSTITUTE(SUBSTITUTE([.$A$34];&quot;E&quot;;[$final.H32]);&quot;T&quot;;[$final.I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J32]=300;[$final.K32]=300);&quot;-&quot;;SUBSTITUTE(SUBSTITUTE([.$A$34];&quot;E&quot;;[$final.J32]);&quot;T&quot;;[$final.K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L32]=300;[$final.M32]=300);&quot;-&quot;;SUBSTITUTE(SUBSTITUTE([.$A$34];&quot;E&quot;;[$final.L32]);&quot;T&quot;;[$final.M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N32]=300;[$final.O32]=300);&quot;-&quot;;SUBSTITUTE(SUBSTITUTE([.$A$34];&quot;E&quot;;[$final.N32]);&quot;T&quot;;[$final.O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P32]=300;[$final.Q32]=300);&quot;-&quot;;SUBSTITUTE(SUBSTITUTE([.$A$34];&quot;E&quot;;[$final.P32]);&quot;T&quot;;[$final.Q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R32]=300;[$final.S32]=300);&quot;-&quot;;SUBSTITUTE(SUBSTITUTE([.$A$34];&quot;E&quot;;[$final.R32]);&quot;T&quot;;[$final.S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formula="of:=IF(OR([$final.T32]=300;[$final.U32]=300);&quot;-&quot;;SUBSTITUTE(SUBSTITUTE([.$A$34];&quot;E&quot;;[$final.T32]);&quot;T&quot;;[$final.U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V32]=300;[$final.W32]=300);&quot;-&quot;;SUBSTITUTE(SUBSTITUTE([.$A$34];&quot;E&quot;;[$final.V32]);&quot;T&quot;;[$final.W32]))" office:value-type="string" office:string-value="0 (5s)" calcext:value-type="string">
            <text:p>0 (5s)</text:p>
          </table:table-cell>
          <table:table-cell office:value-type="string" calcext:value-type="string">
            <text:p><text:s/></text:p>
          </table:table-cell>
          <table:table-cell table:formula="of:=IF(OR([$final.X32]=300;[$final.Y32]=300);&quot;-&quot;;SUBSTITUTE(SUBSTITUTE([.$A$34];&quot;E&quot;;[$final.X32]);&quot;T&quot;;[$final.Y32]))" office:value-type="string" office:string-value="1 (5s)" calcext:value-type="string">
            <text:p>1 (5s)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1">
          <table:table-cell/>
          <table:table-cell table:style-name="Default"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E (Ts)</text:p>
          </table:table-cell>
          <table:table-cell table:style-name="Default" table:number-columns-repeated="24"/>
          <table:table-cell table:number-columns-repeated="999"/>
        </table:table-row>
      </table:table>
      <table:table table:name="Sheet4" table:style-name="ta1">
        <table:table-column table:style-name="co24" table:default-cell-style-name="Default"/>
        <table:table-column table:style-name="co25" table:default-cell-style-name="ce17"/>
        <table:table-column table:style-name="co26" table:default-cell-style-name="ce10"/>
        <table:table-column table:style-name="co27" table:default-cell-style-name="ce17"/>
        <table:table-column table:style-name="co28" table:default-cell-style-name="ce10"/>
        <table:table-column table:style-name="co27" table:default-cell-style-name="ce17"/>
        <table:table-column table:style-name="co26" table:default-cell-style-name="ce10"/>
        <table:table-column table:style-name="co26" table:default-cell-style-name="ce17"/>
        <table:table-column table:style-name="co26" table:default-cell-style-name="ce10"/>
        <table:table-column table:style-name="co27" table:default-cell-style-name="ce17"/>
        <table:table-column table:style-name="co26" table:default-cell-style-name="ce10"/>
        <table:table-column table:style-name="co29" table:default-cell-style-name="ce17"/>
        <table:table-column table:style-name="co30" table:default-cell-style-name="ce10"/>
        <table:table-column table:style-name="co31" table:number-columns-repeated="1011" table:default-cell-style-name="Default"/>
        <table:table-row table:style-name="ro1">
          <table:table-cell office:value-type="string" calcext:value-type="string">
            <text:p>k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14"/>
          <table:table-cell office:value-type="float" office:value="3" calcext:value-type="float">
            <text:p>3</text:p>
          </table:table-cell>
          <table:table-cell table:style-name="ce10"/>
          <table:table-cell/>
          <table:table-cell table:style-name="ce7" office:value-type="float" office:value="4" calcext:value-type="float">
            <text:p>4</text:p>
          </table:table-cell>
          <table:table-cell/>
          <table:table-cell table:style-name="ce14"/>
          <table:table-cell office:value-type="float" office:value="5" calcext:value-type="float">
            <text:p>5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kward_2</text:p>
          </table:table-cell>
          <table:table-cell office:value-type="string" calcext:value-type="string">
            <text:p>1 (6s)</text:p>
          </table:table-cell>
          <table:table-cell office:value-type="string" calcext:value-type="string">
            <text:p>16 (8s)</text:p>
          </table:table-cell>
          <table:table-cell office:value-type="string" calcext:value-type="string">
            <text:p>549 (57s)</text:p>
          </table:table-cell>
          <table:table-cell office:value-type="string" calcext:value-type="string">
            <text:p>8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33 (15s)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kward_3</text:p>
          </table:table-cell>
          <table:table-cell office:value-type="string" calcext:value-type="string">
            <text:p>2 (6s)</text:p>
          </table:table-cell>
          <table:table-cell office:value-type="string" calcext:value-type="string">
            <text:p>24 (6s)</text:p>
          </table:table-cell>
          <table:table-cell office:value-type="string" calcext:value-type="string">
            <text:p>252 (14s)</text:p>
          </table:table-cell>
          <table:table-cell office:value-type="string" calcext:value-type="string">
            <text:p>14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2 (8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12 (22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7s)</text:p>
          </table:table-cell>
          <table:table-cell office:value-type="string" calcext:value-type="string">
            <text:p>0 (68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19s)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l_no_order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0 (4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2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ll_order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4 (17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oss_reentrancy</text:p>
          </table:table-cell>
          <table:table-cell table:number-columns-repeated="6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oss_reentrancy_safe</text:p>
          </table:table-cell>
          <table:table-cell table:number-columns-repeated="12" office:value-type="string" calcext:value-type="string">
            <text:p>0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s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8s)</text:p>
          </table:table-cell>
          <table:table-cell office:value-type="string" calcext:value-type="string">
            <text:p>0 (176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5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8 (7s)</text:p>
          </table:table-cell>
          <table:table-cell office:value-type="string" calcext:value-type="string">
            <text:p>145 (19s)</text:p>
          </table:table-cell>
          <table:table-cell office:value-type="string" calcext:value-type="string">
            <text:p>3 (6s)</text:p>
          </table:table-cell>
          <table:table-cell office:value-type="string" calcext:value-type="string">
            <text:p>459 (47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alloc_simple</text:p>
          </table:table-cell>
          <table:table-cell table:number-columns-repeated="3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7s)</text:p>
          </table:table-cell>
          <table:table-cell office:value-type="string" calcext:value-type="string">
            <text:p>0 (31s)</text:p>
          </table:table-cell>
          <table:table-cell office:value-type="string" calcext:value-type="string">
            <text:p>2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7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ble_free_simple</text:p>
          </table:table-cell>
          <table:table-cell table:number-columns-repeated="3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9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12 (5s)</text:p>
          </table:table-cell>
          <table:table-cell office:value-type="string" calcext:value-type="string">
            <text:p>36 (6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28 (6s)</text:p>
          </table:table-cell>
          <table:table-cell office:value-type="string" calcext:value-type="string">
            <text:p>117 (8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_lock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20 (5s)</text:p>
          </table:table-cell>
          <table:table-cell office:value-type="string" calcext:value-type="string">
            <text:p>375 (11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1660 (48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_lock_param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e_write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0 (5s)</text:p>
          </table:table-cell>
          <table:table-cell office:value-type="string" calcext:value-type="string">
            <text:p>93 (9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45 (26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t_combiner</text:p>
          </table:table-cell>
          <table:table-cell table:number-columns-repeated="7" office:value-type="string" calcext:value-type="string">
            <text:p>0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4 (6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9 (5s)</text:p>
          </table:table-cell>
          <table:table-cell office:value-type="string" calcext:value-type="string">
            <text:p>80 (10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j_inp11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3 (5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38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chi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32 (8s)</text:p>
          </table:table-cell>
          <table:table-cell office:value-type="string" calcext:value-type="string">
            <text:p>228 (23s)</text:p>
          </table:table-cell>
          <table:table-cell office:value-type="string" calcext:value-type="string">
            <text:p>6 (6s)</text:p>
          </table:table-cell>
          <table:table-cell office:value-type="string" calcext:value-type="string">
            <text:p>66 (11s)</text:p>
          </table:table-cell>
          <table:table-cell office:value-type="string" calcext:value-type="string">
            <text:p>666 (63s)</text:p>
          </table:table-cell>
          <table:table-cell office:value-type="string" calcext:value-type="string">
            <text:p>6 (6s)</text:p>
          </table:table-cell>
          <table:table-cell office:value-type="string" calcext:value-type="string">
            <text:p>84 (17s)</text:p>
          </table:table-cell>
          <table:table-cell office:value-type="string" calcext:value-type="string">
            <text:p>1098 (157s)</text:p>
          </table:table-cell>
          <table:table-cell office:value-type="string" calcext:value-type="string">
            <text:p>6 (7s)</text:p>
          </table:table-cell>
          <table:table-cell office:value-type="string" calcext:value-type="string">
            <text:p>102 (27s)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14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7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10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27 (7s)</text:p>
          </table:table-cell>
          <table:table-cell office:value-type="string" calcext:value-type="string">
            <text:p>1911 (149s)</text:p>
          </table:table-cell>
          <table:table-cell office:value-type="string" calcext:value-type="string">
            <text:p>2 (5s)</text:p>
          </table:table-cell>
          <table:table-cell office:value-type="string" calcext:value-type="string">
            <text:p>2700 (299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168 (29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 (7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8 (9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6 (9s)</text:p>
          </table:table-cell>
          <table:table-cell office:value-type="string" calcext:value-type="string">
            <text:p>3003 (269s)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57 (8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8s)</text:p>
          </table:table-cell>
          <table:table-cell office:value-type="string" calcext:value-type="string">
            <text:p>0 (197s)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string" calcext:value-type="string">
            <text:p>1 (5s)</text:p>
          </table:table-cell>
          <table:table-cell office:value-type="string" calcext:value-type="string">
            <text:p>3 (5s)</text:p>
          </table:table-cell>
          <table:table-cell office:value-type="string" calcext:value-type="string">
            <text:p>7 (6s)</text:p>
          </table:table-cell>
          <table:table-cell office:value-type="string" calcext:value-type="string">
            <text:p>4 (5s)</text:p>
          </table:table-cell>
          <table:table-cell office:value-type="string" calcext:value-type="string">
            <text:p>99 (12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 (6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4 (10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mote_sync_2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0 (18s)</text:p>
          </table:table-cell>
          <table:table-cell office:value-type="string" calcext:value-type="string">
            <text:p>0 (5s)</text:p>
          </table:table-cell>
          <table:table-cell office:value-type="string" calcext:value-type="string">
            <text:p>9 (20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(6s)</text:p>
          </table:table-cell>
          <table:table-cell office:value-type="string" calcext:value-type="string">
            <text:p>207 (271s)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1 (6s)</text:p>
          </table:table-cell>
          <table:table-cell office:value-type="string" calcext:value-type="string">
            <text:p>36 (9s)</text:p>
          </table:table-cell>
          <table:table-cell office:value-type="string" calcext:value-type="string">
            <text:p>3003 (276s)</text:p>
          </table:table-cell>
          <table:table-cell office:value-type="string" calcext:value-type="string">
            <text:p>4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5s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 (6s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verse_counter_safe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2" office:value-type="string" calcext:value-type="string">
            <text:p>0 (5s)</text:p>
          </table:table-cell>
          <table:table-cell office:value-type="string" calcext:value-type="string">
            <text:p>1 (5s)</text:p>
          </table:table-cell>
          <table:table-cell table:number-columns-repeated="1011"/>
        </table:table-row>
      </table:table>
      <table:table table:name="Sheet5" table:style-name="ta1">
        <table:shapes>
          <draw:frame draw:z-index="0" draw:style-name="gr1" draw:text-style-name="P1" svg:width="253.06mm" svg:height="155.54mm" svg:x="63.33mm" svg:y="16.8mm">
            <draw:object draw:notify-on-update-of-ranges="Sheet5.A1:Sheet5.A1 Sheet5.B1:Sheet5.M1 Sheet5.A2:Sheet5.A2 Sheet5.B2:Sheet5.M2 Sheet5.A3:Sheet5.A3 Sheet5.B3:Sheet5.M3 Sheet5.A4:Sheet5.A4 Sheet5.B4:Sheet5.M4 Sheet5.A5:Sheet5.A5 Sheet5.B5:Sheet5.M5 Sheet5.A6:Sheet5.A6 Sheet5.B6:Sheet5.M6 Sheet5.A7:Sheet5.A7 Sheet5.B7:Sheet5.M7 Sheet5.A8:Sheet5.A8 Sheet5.B8:Sheet5.M8 Sheet5.A9:Sheet5.A9 Sheet5.B9:Sheet5.M9 Sheet5.A10:Sheet5.A10 Sheet5.B10:Sheet5.M10 Sheet5.A11:Sheet5.A11 Sheet5.B11:Sheet5.M11 Sheet5.A12:Sheet5.A12 Sheet5.B12:Sheet5.M12 Sheet5.A13:Sheet5.A13 Sheet5.B13:Sheet5.M13 Sheet5.A14:Sheet5.A14 Sheet5.B14:Sheet5.M14 Sheet5.A15:Sheet5.A15 Sheet5.B15:Sheet5.M15 Sheet5.A16:Sheet5.A16 Sheet5.B16:Sheet5.M16 Sheet5.A17:Sheet5.A17 Sheet5.B17:Sheet5.M17 Sheet5.A18:Sheet5.A18 Sheet5.B18:Sheet5.M18 Sheet5.A19:Sheet5.A19 Sheet5.B19:Sheet5.M19 Sheet5.A20:Sheet5.A20 Sheet5.B20:Sheet5.M20 Sheet5.A21:Sheet5.A21 Sheet5.B21:Sheet5.M21 Sheet5.A22:Sheet5.A22 Sheet5.B22:Sheet5.M22 Sheet5.A23:Sheet5.A23 Sheet5.B23:Sheet5.M23 Sheet5.A24:Sheet5.A24 Sheet5.B24:Sheet5.M24 Sheet5.A25:Sheet5.A25 Sheet5.B25:Sheet5.M25 Sheet5.A26:Sheet5.A26 Sheet5.B26:Sheet5.M26 Sheet5.A27:Sheet5.A27 Sheet5.B27:Sheet5.M27 Sheet5.A28:Sheet5.A28 Sheet5.B28:Sheet5.M28 Sheet5.A29:Sheet5.A29 Sheet5.B29:Sheet5.M29 Sheet5.A30:Sheet5.A30 Sheet5.B30:Sheet5.M30 Sheet5.A31:Sheet5.A31 Sheet5.B31:Sheet5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8" table:number-columns-repeated="12" table:default-cell-style-name="ce6"/>
        <table:table-row table:style-name="ro1">
          <table:table-cell/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98" calcext:value-type="float">
            <text:p>1098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911" calcext:value-type="float">
            <text:p>1911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003" calcext:value-type="float">
            <text:p>30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6" table:style-name="ta1">
        <table:shapes>
          <draw:frame draw:z-index="0" draw:style-name="gr1" draw:text-style-name="P1" svg:width="287.23mm" svg:height="161.56mm" svg:x="75.61mm" svg:y="1mm">
            <draw:object draw:notify-on-update-of-ranges="Sheet6.A1:Sheet6.A1 Sheet6.B1:Sheet6.M1 Sheet6.A2:Sheet6.A2 Sheet6.B2:Sheet6.M2 Sheet6.A3:Sheet6.A3 Sheet6.B3:Sheet6.M3 Sheet6.A4:Sheet6.A4 Sheet6.B4:Sheet6.M4 Sheet6.A5:Sheet6.A5 Sheet6.B5:Sheet6.M5 Sheet6.A6:Sheet6.A6 Sheet6.B6:Sheet6.M6 Sheet6.A7:Sheet6.A7 Sheet6.B7:Sheet6.M7 Sheet6.A8:Sheet6.A8 Sheet6.B8:Sheet6.M8 Sheet6.A9:Sheet6.A9 Sheet6.B9:Sheet6.M9 Sheet6.A10:Sheet6.A10 Sheet6.B10:Sheet6.M10 Sheet6.A11:Sheet6.A11 Sheet6.B11:Sheet6.M11 Sheet6.A12:Sheet6.A12 Sheet6.B12:Sheet6.M12 Sheet6.A13:Sheet6.A13 Sheet6.B13:Sheet6.M13 Sheet6.A14:Sheet6.A14 Sheet6.B14:Sheet6.M14 Sheet6.A15:Sheet6.A15 Sheet6.B15:Sheet6.M15 Sheet6.A16:Sheet6.A16 Sheet6.B16:Sheet6.M16 Sheet6.A17:Sheet6.A17 Sheet6.B17:Sheet6.M17 Sheet6.A18:Sheet6.A18 Sheet6.B18:Sheet6.M18 Sheet6.A19:Sheet6.A19 Sheet6.B19:Sheet6.M19 Sheet6.A20:Sheet6.A20 Sheet6.B20:Sheet6.M20 Sheet6.A21:Sheet6.A21 Sheet6.B21:Sheet6.M21 Sheet6.A22:Sheet6.A22 Sheet6.B22:Sheet6.M22 Sheet6.A23:Sheet6.A23 Sheet6.B23:Sheet6.M23 Sheet6.A24:Sheet6.A24 Sheet6.B24:Sheet6.M24 Sheet6.A25:Sheet6.A25 Sheet6.B25:Sheet6.M25 Sheet6.A26:Sheet6.A26 Sheet6.B26:Sheet6.M26 Sheet6.A27:Sheet6.A27 Sheet6.B27:Sheet6.M27 Sheet6.A28:Sheet6.A28 Sheet6.B28:Sheet6.M28 Sheet6.A29:Sheet6.A29 Sheet6.B29:Sheet6.M29 Sheet6.A30:Sheet6.A30 Sheet6.B30:Sheet6.M30 Sheet6.A31:Sheet6.A31 Sheet6.B31:Sheet6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5"/>
        <table:table-column table:style-name="co8" table:default-cell-style-name="Default"/>
        <table:table-row table:style-name="ro1">
          <table:table-cell/>
          <table:table-cell table:style-name="ce6" office:value-type="string" calcext:value-type="string">
            <text:p>2,1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3,1</text:p>
          </table:table-cell>
          <table:table-cell table:style-name="ce6" office:value-type="string" calcext:value-type="string">
            <text:p>3,2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4,1</text:p>
          </table:table-cell>
          <table:table-cell table:style-name="ce6" office:value-type="string" calcext:value-type="string">
            <text:p>4,2</text:p>
          </table:table-cell>
          <table:table-cell table:style-name="ce6" office:value-type="string" calcext:value-type="string">
            <text:p>4,3</text:p>
          </table:table-cell>
          <table:table-cell table:style-name="ce6" office:value-type="string" calcext:value-type="string">
            <text:p>5,1</text:p>
          </table:table-cell>
          <table:table-cell table:style-name="ce6" office:value-type="string" calcext:value-type="string">
            <text:p>5,2</text:p>
          </table:table-cell>
          <table:table-cell table:style-name="ce6" office:value-type="string" calcext:value-type="string">
            <text:p>5,3</text:p>
          </table:table-cell>
        </table:table-row>
        <table:table-row table:style-name="ro1">
          <table:table-cell office:value-type="string" calcext:value-type="string">
            <text:p>awkward_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wkward_saf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all_no_order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_ord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ross_reentrancy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oss_reentrancy_safe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s_saf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1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alloc_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alloc_simple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uble_fre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uble_free_simple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le_lo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ile_lock_param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_wri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lat_combiner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j_inp11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k_counter_saf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chi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ptimistic_saf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para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entrancy_saf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mote_sync_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verse_counter_safe</text:p>
          </table:table-cell>
          <table:table-cell table:number-columns-repeated="12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14:42:33.32890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1T18:35:36.966780025</dc:date>
    <meta:editing-duration>PT3H5M37S</meta:editing-duration>
    <meta:editing-cycles>5</meta:editing-cycles>
    <meta:generator>LibreOffice/6.1.6.3$Linux_X86_64 LibreOffice_project/10$Build-3</meta:generator>
    <meta:document-statistic meta:table-count="6" meta:cell-count="35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ylinder" chart:symbol-type="named-symbol" chart:symbol-name="diamond" chart:symbol-width="0.25cm" chart:symbol-height="0.25cm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38" style:family="chart">
      <style:graphic-properties draw:stroke="solid" svg:stroke-color="#b3b3b3" draw:fill="none" draw:fill-color="#e6e6e6"/>
    </style:style>
    <style:style style:name="ch39" style:family="chart">
      <style:graphic-properties svg:stroke-color="#b3b3b3" draw:fill-color="#cccccc"/>
    </style:style>
  </office:automatic-styles>
  <office:body>
    <office:chart>
      <chart:chart svg:width="25.307cm" svg:height="15.555cm" xlink:href=".." xlink:type="simple" chart:class="chart:line" chart:style-name="ch1">
        <chart:legend chart:legend-position="end" svg:x="21.059cm" svg:y="0.257cm" style:legend-expansion="high" chart:style-name="ch2"/>
        <chart:plot-area chart:style-name="ch3" table:cell-range-address="Sheet5.A1:Sheet5.M31" chart:data-source-has-labels="both" svg:x="0.135cm" svg:y="0.311cm" svg:width="20.406cm" svg:height="14.932cm">
          <chartooo:coordinate-region svg:x="1.312cm" svg:y="0.51cm" svg:width="18.989cm" svg:height="14.086cm"/>
          <chart:axis chart:dimension="x" chart:name="primary-x" chart:style-name="ch4" chartooo:axis-type="auto">
            <chartooo:date-scale/>
            <chart:categories table:cell-range-address="Sheet5.B1:Sheet5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M2" chart:label-cell-address="Sheet5.A2:Sheet5.A2" chart:class="chart:line">
            <chart:data-point chart:repeated="12"/>
          </chart:series>
          <chart:series chart:style-name="ch8" chart:values-cell-range-address="Sheet5.B3:Sheet5.M3" chart:label-cell-address="Sheet5.A3:Sheet5.A3" chart:class="chart:line">
            <chart:data-point chart:repeated="6"/>
            <chart:data-point chart:style-name="ch9"/>
            <chart:data-point chart:repeated="5"/>
          </chart:series>
          <chart:series chart:style-name="ch10" chart:values-cell-range-address="Sheet5.B4:Sheet5.M4" chart:label-cell-address="Sheet5.A4:Sheet5.A4" chart:class="chart:line">
            <chart:data-point chart:repeated="12"/>
          </chart:series>
          <chart:series chart:style-name="ch11" chart:values-cell-range-address="Sheet5.B5:Sheet5.M5" chart:label-cell-address="Sheet5.A5:Sheet5.A5" chart:class="chart:line">
            <chart:data-point chart:repeated="12"/>
          </chart:series>
          <chart:series chart:style-name="ch12" chart:values-cell-range-address="Sheet5.B6:Sheet5.M6" chart:label-cell-address="Sheet5.A6:Sheet5.A6" chart:class="chart:line">
            <chart:data-point chart:repeated="12"/>
          </chart:series>
          <chart:series chart:style-name="ch13" chart:values-cell-range-address="Sheet5.B7:Sheet5.M7" chart:label-cell-address="Sheet5.A7:Sheet5.A7" chart:class="chart:line">
            <chart:data-point chart:repeated="12"/>
          </chart:series>
          <chart:series chart:style-name="ch14" chart:values-cell-range-address="Sheet5.B8:Sheet5.M8" chart:label-cell-address="Sheet5.A8:Sheet5.A8" chart:class="chart:line">
            <chart:data-point chart:repeated="12"/>
          </chart:series>
          <chart:series chart:style-name="ch15" chart:values-cell-range-address="Sheet5.B9:Sheet5.M9" chart:label-cell-address="Sheet5.A9:Sheet5.A9" chart:class="chart:line">
            <chart:data-point chart:repeated="12"/>
          </chart:series>
          <chart:series chart:style-name="ch16" chart:values-cell-range-address="Sheet5.B10:Sheet5.M10" chart:label-cell-address="Sheet5.A10:Sheet5.A10" chart:class="chart:line">
            <chart:data-point chart:repeated="12"/>
          </chart:series>
          <chart:series chart:style-name="ch17" chart:values-cell-range-address="Sheet5.B11:Sheet5.M11" chart:label-cell-address="Sheet5.A11:Sheet5.A11" chart:class="chart:line">
            <chart:data-point chart:repeated="12"/>
          </chart:series>
          <chart:series chart:style-name="ch18" chart:values-cell-range-address="Sheet5.B12:Sheet5.M12" chart:label-cell-address="Sheet5.A12:Sheet5.A12" chart:class="chart:line">
            <chart:data-point chart:repeated="12"/>
          </chart:series>
          <chart:series chart:style-name="ch19" chart:values-cell-range-address="Sheet5.B13:Sheet5.M13" chart:label-cell-address="Sheet5.A13:Sheet5.A13" chart:class="chart:line">
            <chart:data-point chart:repeated="12"/>
          </chart:series>
          <chart:series chart:style-name="ch20" chart:values-cell-range-address="Sheet5.B14:Sheet5.M14" chart:label-cell-address="Sheet5.A14:Sheet5.A14" chart:class="chart:line">
            <chart:data-point chart:repeated="12"/>
          </chart:series>
          <chart:series chart:style-name="ch21" chart:values-cell-range-address="Sheet5.B15:Sheet5.M15" chart:label-cell-address="Sheet5.A15:Sheet5.A15" chart:class="chart:line">
            <chart:data-point chart:repeated="12"/>
          </chart:series>
          <chart:series chart:style-name="ch22" chart:values-cell-range-address="Sheet5.B16:Sheet5.M16" chart:label-cell-address="Sheet5.A16:Sheet5.A16" chart:class="chart:line">
            <chart:data-point chart:repeated="12"/>
          </chart:series>
          <chart:series chart:style-name="ch23" chart:values-cell-range-address="Sheet5.B17:Sheet5.M17" chart:label-cell-address="Sheet5.A17:Sheet5.A17" chart:class="chart:line">
            <chart:data-point chart:repeated="12"/>
          </chart:series>
          <chart:series chart:style-name="ch24" chart:values-cell-range-address="Sheet5.B18:Sheet5.M18" chart:label-cell-address="Sheet5.A18:Sheet5.A18" chart:class="chart:line">
            <chart:data-point chart:repeated="12"/>
          </chart:series>
          <chart:series chart:style-name="ch25" chart:values-cell-range-address="Sheet5.B19:Sheet5.M19" chart:label-cell-address="Sheet5.A19:Sheet5.A19" chart:class="chart:line">
            <chart:data-point chart:repeated="12"/>
          </chart:series>
          <chart:series chart:style-name="ch26" chart:values-cell-range-address="Sheet5.B20:Sheet5.M20" chart:label-cell-address="Sheet5.A20:Sheet5.A20" chart:class="chart:line">
            <chart:data-point chart:repeated="12"/>
          </chart:series>
          <chart:series chart:style-name="ch27" chart:values-cell-range-address="Sheet5.B21:Sheet5.M21" chart:label-cell-address="Sheet5.A21:Sheet5.A21" chart:class="chart:line">
            <chart:data-point chart:repeated="12"/>
          </chart:series>
          <chart:series chart:style-name="ch28" chart:values-cell-range-address="Sheet5.B22:Sheet5.M22" chart:label-cell-address="Sheet5.A22:Sheet5.A22" chart:class="chart:line">
            <chart:data-point chart:repeated="12"/>
          </chart:series>
          <chart:series chart:style-name="ch29" chart:values-cell-range-address="Sheet5.B23:Sheet5.M23" chart:label-cell-address="Sheet5.A23:Sheet5.A23" chart:class="chart:line">
            <chart:data-point chart:repeated="12"/>
          </chart:series>
          <chart:series chart:style-name="ch30" chart:values-cell-range-address="Sheet5.B24:Sheet5.M24" chart:label-cell-address="Sheet5.A24:Sheet5.A24" chart:class="chart:line">
            <chart:data-point chart:repeated="12"/>
          </chart:series>
          <chart:series chart:style-name="ch31" chart:values-cell-range-address="Sheet5.B25:Sheet5.M25" chart:label-cell-address="Sheet5.A25:Sheet5.A25" chart:class="chart:line">
            <chart:data-point chart:repeated="12"/>
          </chart:series>
          <chart:series chart:style-name="ch32" chart:values-cell-range-address="Sheet5.B26:Sheet5.M26" chart:label-cell-address="Sheet5.A26:Sheet5.A26" chart:class="chart:line">
            <chart:data-point chart:repeated="12"/>
          </chart:series>
          <chart:series chart:style-name="ch33" chart:values-cell-range-address="Sheet5.B27:Sheet5.M27" chart:label-cell-address="Sheet5.A27:Sheet5.A27" chart:class="chart:line">
            <chart:data-point chart:repeated="12"/>
          </chart:series>
          <chart:series chart:style-name="ch34" chart:values-cell-range-address="Sheet5.B28:Sheet5.M28" chart:label-cell-address="Sheet5.A28:Sheet5.A28" chart:class="chart:line">
            <chart:data-point chart:repeated="12"/>
          </chart:series>
          <chart:series chart:style-name="ch35" chart:values-cell-range-address="Sheet5.B29:Sheet5.M29" chart:label-cell-address="Sheet5.A29:Sheet5.A29" chart:class="chart:line">
            <chart:data-point chart:repeated="12"/>
          </chart:series>
          <chart:series chart:style-name="ch36" chart:values-cell-range-address="Sheet5.B30:Sheet5.M30" chart:label-cell-address="Sheet5.A30:Sheet5.A30" chart:class="chart:line">
            <chart:data-point chart:repeated="12"/>
          </chart:series>
          <chart:series chart:style-name="ch37" chart:values-cell-range-address="Sheet5.B31:Sheet5.M31" chart:label-cell-address="Sheet5.A31:Sheet5.A31" chart:class="chart:line">
            <chart:data-point chart:repeated="12"/>
          </chart:series>
          <chart:wall chart:style-name="ch38"/>
          <chart:floor chart:style-name="ch3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,1</text:p>
                <draw:g>
                  <svg:desc>Sheet5.B1:Sheet5.M1</svg:desc>
                </draw:g>
              </table:table-cell>
              <table:table-cell office:value-type="string">
                <text:p>2,2</text:p>
              </table:table-cell>
              <table:table-cell office:value-type="string">
                <text:p>2,3</text:p>
              </table:table-cell>
              <table:table-cell office:value-type="string">
                <text:p>3,1</text:p>
              </table:table-cell>
              <table:table-cell office:value-type="string">
                <text:p>3,2</text:p>
              </table:table-cell>
              <table:table-cell office:value-type="string">
                <text:p>3,3</text:p>
              </table:table-cell>
              <table:table-cell office:value-type="string">
                <text:p>4,1</text:p>
              </table:table-cell>
              <table:table-cell office:value-type="string">
                <text:p>4,2</text:p>
              </table:table-cell>
              <table:table-cell office:value-type="string">
                <text:p>4,3</text:p>
              </table:table-cell>
              <table:table-cell office:value-type="string">
                <text:p>5,1</text:p>
              </table:table-cell>
              <table:table-cell office:value-type="string">
                <text:p>5,2</text:p>
              </table:table-cell>
              <table:table-cell office:value-type="string">
                <text:p>5,3</text:p>
              </table:table-cell>
            </table:table-row>
          </table:table-header-rows>
          <table:table-rows>
            <table:table-row>
              <table:table-cell office:value-type="string">
                <text:p>awkward_2</text:p>
                <draw:g>
                  <svg:desc>Sheet5.A2:Sheet5.A2</svg:desc>
                </draw:g>
              </table:table-cell>
              <table:table-cell office:value-type="float" office:value="1">
                <text:p>1</text:p>
                <draw:g>
                  <svg:desc>Sheet5.B2:Sheet5.M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549">
                <text:p>54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kward_3</text:p>
                <draw:g>
                  <svg:desc>Sheet5.A3:Sheet5.A3</svg:desc>
                </draw:g>
              </table:table-cell>
              <table:table-cell office:value-type="float" office:value="2">
                <text:p>2</text:p>
                <draw:g>
                  <svg:desc>Sheet5.B3:Sheet5.M3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kward_safe</text:p>
                <draw:g>
                  <svg:desc>Sheet5.A4:Sheet5.A4</svg:desc>
                </draw:g>
              </table:table-cell>
              <table:table-cell office:value-type="float" office:value="0">
                <text:p>0</text:p>
                <draw:g>
                  <svg:desc>Sheet5.B4:Sheet5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ll_no_order</text:p>
                <draw:g>
                  <svg:desc>Sheet5.A5:Sheet5.A5</svg:desc>
                </draw:g>
              </table:table-cell>
              <table:table-cell office:value-type="float" office:value="0">
                <text:p>0</text:p>
                <draw:g>
                  <svg:desc>Sheet5.B5:Sheet5.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ll_order</text:p>
                <draw:g>
                  <svg:desc>Sheet5.A6:Sheet5.A6</svg:desc>
                </draw:g>
              </table:table-cell>
              <table:table-cell office:value-type="float" office:value="0">
                <text:p>0</text:p>
                <draw:g>
                  <svg:desc>Sheet5.B6:Sheet5.M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oss_reentrancy</text:p>
                <draw:g>
                  <svg:desc>Sheet5.A7:Sheet5.A7</svg:desc>
                </draw:g>
              </table:table-cell>
              <table:table-cell office:value-type="float" office:value="0">
                <text:p>0</text:p>
                <draw:g>
                  <svg:desc>Sheet5.B7:Sheet5.M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ross_reentrancy_safe</text:p>
                <draw:g>
                  <svg:desc>Sheet5.A8:Sheet5.A8</svg:desc>
                </draw:g>
              </table:table-cell>
              <table:table-cell office:value-type="float" office:value="0">
                <text:p>0</text:p>
                <draw:g>
                  <svg:desc>Sheet5.B8:Sheet5.M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s_safe</text:p>
                <draw:g>
                  <svg:desc>Sheet5.A9:Sheet5.A9</svg:desc>
                </draw:g>
              </table:table-cell>
              <table:table-cell office:value-type="float" office:value="0">
                <text:p>0</text:p>
                <draw:g>
                  <svg:desc>Sheet5.B9:Sheet5.M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uble_alloc_1</text:p>
                <draw:g>
                  <svg:desc>Sheet5.A10:Sheet5.A10</svg:desc>
                </draw:g>
              </table:table-cell>
              <table:table-cell office:value-type="float" office:value="0">
                <text:p>0</text:p>
                <draw:g>
                  <svg:desc>Sheet5.B10:Sheet5.M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uble_alloc_2</text:p>
                <draw:g>
                  <svg:desc>Sheet5.A11:Sheet5.A11</svg:desc>
                </draw:g>
              </table:table-cell>
              <table:table-cell office:value-type="float" office:value="0">
                <text:p>0</text:p>
                <draw:g>
                  <svg:desc>Sheet5.B11:Sheet5.M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45">
                <text:p>145</text:p>
              </table:table-cell>
              <table:table-cell office:value-type="float" office:value="3">
                <text:p>3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uble_alloc_simple</text:p>
                <draw:g>
                  <svg:desc>Sheet5.A12:Sheet5.A12</svg:desc>
                </draw:g>
              </table:table-cell>
              <table:table-cell office:value-type="float" office:value="0">
                <text:p>0</text:p>
                <draw:g>
                  <svg:desc>Sheet5.B12:Sheet5.M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uble_free</text:p>
                <draw:g>
                  <svg:desc>Sheet5.A13:Sheet5.A13</svg:desc>
                </draw:g>
              </table:table-cell>
              <table:table-cell office:value-type="float" office:value="0">
                <text:p>0</text:p>
                <draw:g>
                  <svg:desc>Sheet5.B13:Sheet5.M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uble_free_simple</text:p>
                <draw:g>
                  <svg:desc>Sheet5.A14:Sheet5.A14</svg:desc>
                </draw:g>
              </table:table-cell>
              <table:table-cell office:value-type="float" office:value="0">
                <text:p>0</text:p>
                <draw:g>
                  <svg:desc>Sheet5.B14:Sheet5.M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file_lock</text:p>
                <draw:g>
                  <svg:desc>Sheet5.A15:Sheet5.A15</svg:desc>
                </draw:g>
              </table:table-cell>
              <table:table-cell office:value-type="float" office:value="0">
                <text:p>0</text:p>
                <draw:g>
                  <svg:desc>Sheet5.B15:Sheet5.M15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e_lock_param</text:p>
                <draw:g>
                  <svg:desc>Sheet5.A16:Sheet5.A16</svg:desc>
                </draw:g>
              </table:table-cell>
              <table:table-cell office:value-type="float" office:value="0">
                <text:p>0</text:p>
                <draw:g>
                  <svg:desc>Sheet5.B16:Sheet5.M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e_write</text:p>
                <draw:g>
                  <svg:desc>Sheet5.A17:Sheet5.A17</svg:desc>
                </draw:g>
              </table:table-cell>
              <table:table-cell office:value-type="float" office:value="1">
                <text:p>1</text:p>
                <draw:g>
                  <svg:desc>Sheet5.B17:Sheet5.M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at_combiner</text:p>
                <draw:g>
                  <svg:desc>Sheet5.A18:Sheet5.A18</svg:desc>
                </draw:g>
              </table:table-cell>
              <table:table-cell office:value-type="float" office:value="0">
                <text:p>0</text:p>
                <draw:g>
                  <svg:desc>Sheet5.B18:Sheet5.M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mj_inp11</text:p>
                <draw:g>
                  <svg:desc>Sheet5.A19:Sheet5.A19</svg:desc>
                </draw:g>
              </table:table-cell>
              <table:table-cell office:value-type="float" office:value="1">
                <text:p>1</text:p>
                <draw:g>
                  <svg:desc>Sheet5.B19:Sheet5.M1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ck_counter_safe</text:p>
                <draw:g>
                  <svg:desc>Sheet5.A20:Sheet5.A20</svg:desc>
                </draw:g>
              </table:table-cell>
              <table:table-cell office:value-type="float" office:value="0">
                <text:p>0</text:p>
                <draw:g>
                  <svg:desc>Sheet5.B20:Sheet5.M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chi</text:p>
                <draw:g>
                  <svg:desc>Sheet5.A21:Sheet5.A21</svg:desc>
                </draw:g>
              </table:table-cell>
              <table:table-cell office:value-type="float" office:value="4">
                <text:p>4</text:p>
                <draw:g>
                  <svg:desc>Sheet5.B21:Sheet5.M2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666">
                <text:p>666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098">
                <text:p>1098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timistic_safe</text:p>
                <draw:g>
                  <svg:desc>Sheet5.A22:Sheet5.A22</svg:desc>
                </draw:g>
              </table:table-cell>
              <table:table-cell office:value-type="float" office:value="0">
                <text:p>0</text:p>
                <draw:g>
                  <svg:desc>Sheet5.B22:Sheet5.M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ad</text:p>
                <draw:g>
                  <svg:desc>Sheet5.A23:Sheet5.A23</svg:desc>
                </draw:g>
              </table:table-cell>
              <table:table-cell office:value-type="float" office:value="1">
                <text:p>1</text:p>
                <draw:g>
                  <svg:desc>Sheet5.B23:Sheet5.M23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911">
                <text:p>1911</text:p>
              </table:table-cell>
              <table:table-cell office:value-type="float" office:value="2">
                <text:p>2</text:p>
              </table:table-cell>
              <table:table-cell office:value-type="float" office:value="2700">
                <text:p>27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_2</text:p>
                <draw:g>
                  <svg:desc>Sheet5.A24:Sheet5.A24</svg:desc>
                </draw:g>
              </table:table-cell>
              <table:table-cell office:value-type="float" office:value="1">
                <text:p>1</text:p>
                <draw:g>
                  <svg:desc>Sheet5.B24:Sheet5.M24</svg:desc>
                </draw:g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</text:p>
                <draw:g>
                  <svg:desc>Sheet5.A25:Sheet5.A25</svg:desc>
                </draw:g>
              </table:table-cell>
              <table:table-cell office:value-type="float" office:value="1">
                <text:p>1</text:p>
                <draw:g>
                  <svg:desc>Sheet5.B25:Sheet5.M2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003">
                <text:p>300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_param</text:p>
                <draw:g>
                  <svg:desc>Sheet5.A26:Sheet5.A26</svg:desc>
                </draw:g>
              </table:table-cell>
              <table:table-cell office:value-type="float" office:value="0">
                <text:p>0</text:p>
                <draw:g>
                  <svg:desc>Sheet5.B26:Sheet5.M26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entrancy_safe</text:p>
                <draw:g>
                  <svg:desc>Sheet5.A27:Sheet5.A27</svg:desc>
                </draw:g>
              </table:table-cell>
              <table:table-cell office:value-type="float" office:value="0">
                <text:p>0</text:p>
                <draw:g>
                  <svg:desc>Sheet5.B27:Sheet5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te_sync_1</text:p>
                <draw:g>
                  <svg:desc>Sheet5.A28:Sheet5.A28</svg:desc>
                </draw:g>
              </table:table-cell>
              <table:table-cell office:value-type="float" office:value="1">
                <text:p>1</text:p>
                <draw:g>
                  <svg:desc>Sheet5.B28:Sheet5.M2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te_sync_2</text:p>
                <draw:g>
                  <svg:desc>Sheet5.A29:Sheet5.A29</svg:desc>
                </draw:g>
              </table:table-cell>
              <table:table-cell office:value-type="float" office:value="0">
                <text:p>0</text:p>
                <draw:g>
                  <svg:desc>Sheet5.B29:Sheet5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ervation</text:p>
                <draw:g>
                  <svg:desc>Sheet5.A30:Sheet5.A30</svg:desc>
                </draw:g>
              </table:table-cell>
              <table:table-cell office:value-type="float" office:value="1">
                <text:p>1</text:p>
                <draw:g>
                  <svg:desc>Sheet5.B30:Sheet5.M30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003">
                <text:p>300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verse_counter_safe</text:p>
                <draw:g>
                  <svg:desc>Sheet5.A31:Sheet5.A31</svg:desc>
                </draw:g>
              </table:table-cell>
              <table:table-cell office:value-type="float" office:value="0">
                <text:p>0</text:p>
                <draw:g>
                  <svg:desc>Sheet5.B31:Sheet5.M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3" chart:maximum="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724cm" svg:height="16.157cm" xlink:href=".." xlink:type="simple" chart:class="chart:bar" chart:style-name="ch1">
        <chart:legend chart:legend-position="end" svg:x="24.476cm" svg:y="0.558cm" style:legend-expansion="high" chart:style-name="ch2"/>
        <chart:plot-area chart:style-name="ch3" table:cell-range-address="Sheet6.A1:Sheet6.M31" chart:data-source-has-labels="both" svg:x="0.282cm" svg:y="0.322cm" svg:width="23.617cm" svg:height="15.509cm">
          <chartooo:coordinate-region svg:x="1.089cm" svg:y="0.522cm" svg:width="22.81cm" svg:height="14.662cm"/>
          <chart:axis chart:dimension="x" chart:name="primary-x" chart:style-name="ch4" chartooo:axis-type="auto">
            <chartooo:date-scale/>
            <chart:categories table:cell-range-address="Sheet6.B1:Sheet6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:Sheet6.M2" chart:label-cell-address="Sheet6.A2:Sheet6.A2" chart:class="chart:bar">
            <chart:data-point chart:repeated="12"/>
          </chart:series>
          <chart:series chart:style-name="ch8" chart:values-cell-range-address="Sheet6.B3:Sheet6.M3" chart:label-cell-address="Sheet6.A3:Sheet6.A3" chart:class="chart:bar">
            <chart:data-point chart:repeated="12"/>
          </chart:series>
          <chart:series chart:style-name="ch9" chart:values-cell-range-address="Sheet6.B4:Sheet6.M4" chart:label-cell-address="Sheet6.A4:Sheet6.A4" chart:class="chart:bar">
            <chart:data-point chart:repeated="12"/>
          </chart:series>
          <chart:series chart:style-name="ch10" chart:values-cell-range-address="Sheet6.B5:Sheet6.M5" chart:label-cell-address="Sheet6.A5:Sheet6.A5" chart:class="chart:bar">
            <chart:data-point chart:repeated="12"/>
          </chart:series>
          <chart:series chart:style-name="ch11" chart:values-cell-range-address="Sheet6.B6:Sheet6.M6" chart:label-cell-address="Sheet6.A6:Sheet6.A6" chart:class="chart:bar">
            <chart:data-point chart:repeated="12"/>
          </chart:series>
          <chart:series chart:style-name="ch12" chart:values-cell-range-address="Sheet6.B7:Sheet6.M7" chart:label-cell-address="Sheet6.A7:Sheet6.A7" chart:class="chart:bar">
            <chart:data-point chart:repeated="12"/>
          </chart:series>
          <chart:series chart:style-name="ch13" chart:values-cell-range-address="Sheet6.B8:Sheet6.M8" chart:label-cell-address="Sheet6.A8:Sheet6.A8" chart:class="chart:bar">
            <chart:data-point chart:repeated="12"/>
          </chart:series>
          <chart:series chart:style-name="ch14" chart:values-cell-range-address="Sheet6.B9:Sheet6.M9" chart:label-cell-address="Sheet6.A9:Sheet6.A9" chart:class="chart:bar">
            <chart:data-point chart:repeated="12"/>
          </chart:series>
          <chart:series chart:style-name="ch15" chart:values-cell-range-address="Sheet6.B10:Sheet6.M10" chart:label-cell-address="Sheet6.A10:Sheet6.A10" chart:class="chart:bar">
            <chart:data-point chart:repeated="12"/>
          </chart:series>
          <chart:series chart:style-name="ch16" chart:values-cell-range-address="Sheet6.B11:Sheet6.M11" chart:label-cell-address="Sheet6.A11:Sheet6.A11" chart:class="chart:bar">
            <chart:data-point chart:repeated="12"/>
          </chart:series>
          <chart:series chart:style-name="ch17" chart:values-cell-range-address="Sheet6.B12:Sheet6.M12" chart:label-cell-address="Sheet6.A12:Sheet6.A12" chart:class="chart:bar">
            <chart:data-point chart:repeated="12"/>
          </chart:series>
          <chart:series chart:style-name="ch18" chart:values-cell-range-address="Sheet6.B13:Sheet6.M13" chart:label-cell-address="Sheet6.A13:Sheet6.A13" chart:class="chart:bar">
            <chart:data-point chart:repeated="12"/>
          </chart:series>
          <chart:series chart:style-name="ch7" chart:values-cell-range-address="Sheet6.B14:Sheet6.M14" chart:label-cell-address="Sheet6.A14:Sheet6.A14" chart:class="chart:bar">
            <chart:data-point chart:repeated="12"/>
          </chart:series>
          <chart:series chart:style-name="ch8" chart:values-cell-range-address="Sheet6.B15:Sheet6.M15" chart:label-cell-address="Sheet6.A15:Sheet6.A15" chart:class="chart:bar">
            <chart:data-point chart:repeated="12"/>
          </chart:series>
          <chart:series chart:style-name="ch9" chart:values-cell-range-address="Sheet6.B16:Sheet6.M16" chart:label-cell-address="Sheet6.A16:Sheet6.A16" chart:class="chart:bar">
            <chart:data-point chart:repeated="12"/>
          </chart:series>
          <chart:series chart:style-name="ch10" chart:values-cell-range-address="Sheet6.B17:Sheet6.M17" chart:label-cell-address="Sheet6.A17:Sheet6.A17" chart:class="chart:bar">
            <chart:data-point chart:repeated="12"/>
          </chart:series>
          <chart:series chart:style-name="ch11" chart:values-cell-range-address="Sheet6.B18:Sheet6.M18" chart:label-cell-address="Sheet6.A18:Sheet6.A18" chart:class="chart:bar">
            <chart:data-point chart:repeated="12"/>
          </chart:series>
          <chart:series chart:style-name="ch12" chart:values-cell-range-address="Sheet6.B19:Sheet6.M19" chart:label-cell-address="Sheet6.A19:Sheet6.A19" chart:class="chart:bar">
            <chart:data-point chart:repeated="12"/>
          </chart:series>
          <chart:series chart:style-name="ch13" chart:values-cell-range-address="Sheet6.B20:Sheet6.M20" chart:label-cell-address="Sheet6.A20:Sheet6.A20" chart:class="chart:bar">
            <chart:data-point chart:repeated="12"/>
          </chart:series>
          <chart:series chart:style-name="ch14" chart:values-cell-range-address="Sheet6.B21:Sheet6.M21" chart:label-cell-address="Sheet6.A21:Sheet6.A21" chart:class="chart:bar">
            <chart:data-point chart:repeated="12"/>
          </chart:series>
          <chart:series chart:style-name="ch15" chart:values-cell-range-address="Sheet6.B22:Sheet6.M22" chart:label-cell-address="Sheet6.A22:Sheet6.A22" chart:class="chart:bar">
            <chart:data-point chart:repeated="12"/>
          </chart:series>
          <chart:series chart:style-name="ch16" chart:values-cell-range-address="Sheet6.B23:Sheet6.M23" chart:label-cell-address="Sheet6.A23:Sheet6.A23" chart:class="chart:bar">
            <chart:data-point chart:repeated="12"/>
          </chart:series>
          <chart:series chart:style-name="ch17" chart:values-cell-range-address="Sheet6.B24:Sheet6.M24" chart:label-cell-address="Sheet6.A24:Sheet6.A24" chart:class="chart:bar">
            <chart:data-point chart:repeated="12"/>
          </chart:series>
          <chart:series chart:style-name="ch18" chart:values-cell-range-address="Sheet6.B25:Sheet6.M25" chart:label-cell-address="Sheet6.A25:Sheet6.A25" chart:class="chart:bar">
            <chart:data-point chart:repeated="12"/>
          </chart:series>
          <chart:series chart:style-name="ch7" chart:values-cell-range-address="Sheet6.B26:Sheet6.M26" chart:label-cell-address="Sheet6.A26:Sheet6.A26" chart:class="chart:bar">
            <chart:data-point chart:repeated="12"/>
          </chart:series>
          <chart:series chart:style-name="ch8" chart:values-cell-range-address="Sheet6.B27:Sheet6.M27" chart:label-cell-address="Sheet6.A27:Sheet6.A27" chart:class="chart:bar">
            <chart:data-point chart:repeated="12"/>
          </chart:series>
          <chart:series chart:style-name="ch9" chart:values-cell-range-address="Sheet6.B28:Sheet6.M28" chart:label-cell-address="Sheet6.A28:Sheet6.A28" chart:class="chart:bar">
            <chart:data-point chart:repeated="12"/>
          </chart:series>
          <chart:series chart:style-name="ch10" chart:values-cell-range-address="Sheet6.B29:Sheet6.M29" chart:label-cell-address="Sheet6.A29:Sheet6.A29" chart:class="chart:bar">
            <chart:data-point chart:repeated="12"/>
          </chart:series>
          <chart:series chart:style-name="ch11" chart:values-cell-range-address="Sheet6.B30:Sheet6.M30" chart:label-cell-address="Sheet6.A30:Sheet6.A30" chart:class="chart:bar">
            <chart:data-point chart:repeated="12"/>
          </chart:series>
          <chart:series chart:style-name="ch12" chart:values-cell-range-address="Sheet6.B31:Sheet6.M31" chart:label-cell-address="Sheet6.A31:Sheet6.A31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,1</text:p>
                <draw:g>
                  <svg:desc>Sheet6.B1:Sheet6.M1</svg:desc>
                </draw:g>
              </table:table-cell>
              <table:table-cell office:value-type="string">
                <text:p>2,2</text:p>
              </table:table-cell>
              <table:table-cell office:value-type="string">
                <text:p>2,3</text:p>
              </table:table-cell>
              <table:table-cell office:value-type="string">
                <text:p>3,1</text:p>
              </table:table-cell>
              <table:table-cell office:value-type="string">
                <text:p>3,2</text:p>
              </table:table-cell>
              <table:table-cell office:value-type="string">
                <text:p>3,3</text:p>
              </table:table-cell>
              <table:table-cell office:value-type="string">
                <text:p>4,1</text:p>
              </table:table-cell>
              <table:table-cell office:value-type="string">
                <text:p>4,2</text:p>
              </table:table-cell>
              <table:table-cell office:value-type="string">
                <text:p>4,3</text:p>
              </table:table-cell>
              <table:table-cell office:value-type="string">
                <text:p>5,1</text:p>
              </table:table-cell>
              <table:table-cell office:value-type="string">
                <text:p>5,2</text:p>
              </table:table-cell>
              <table:table-cell office:value-type="string">
                <text:p>5,3</text:p>
              </table:table-cell>
            </table:table-row>
          </table:table-header-rows>
          <table:table-rows>
            <table:table-row>
              <table:table-cell office:value-type="string">
                <text:p>awkward_2</text:p>
                <draw:g>
                  <svg:desc>Sheet6.A2:Sheet6.A2</svg:desc>
                </draw:g>
              </table:table-cell>
              <table:table-cell office:value-type="float" office:value="6">
                <text:p>6</text:p>
                <draw:g>
                  <svg:desc>Sheet6.B2:Sheet6.M2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wkward_3</text:p>
                <draw:g>
                  <svg:desc>Sheet6.A3:Sheet6.A3</svg:desc>
                </draw:g>
              </table:table-cell>
              <table:table-cell office:value-type="float" office:value="6">
                <text:p>6</text:p>
                <draw:g>
                  <svg:desc>Sheet6.B3:Sheet6.M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2">
                <text:p>22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awkward_safe</text:p>
                <draw:g>
                  <svg:desc>Sheet6.A4:Sheet6.A4</svg:desc>
                </draw:g>
              </table:table-cell>
              <table:table-cell office:value-type="float" office:value="6">
                <text:p>6</text:p>
                <draw:g>
                  <svg:desc>Sheet6.B4:Sheet6.M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9">
                <text:p>1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all_no_order</text:p>
                <draw:g>
                  <svg:desc>Sheet6.A5:Sheet6.A5</svg:desc>
                </draw:g>
              </table:table-cell>
              <table:table-cell office:value-type="float" office:value="5">
                <text:p>5</text:p>
                <draw:g>
                  <svg:desc>Sheet6.B5:Sheet6.M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ll_order</text:p>
                <draw:g>
                  <svg:desc>Sheet6.A6:Sheet6.A6</svg:desc>
                </draw:g>
              </table:table-cell>
              <table:table-cell office:value-type="float" office:value="5">
                <text:p>5</text:p>
                <draw:g>
                  <svg:desc>Sheet6.B6:Sheet6.M6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cross_reentrancy</text:p>
                <draw:g>
                  <svg:desc>Sheet6.A7:Sheet6.A7</svg:desc>
                </draw:g>
              </table:table-cell>
              <table:table-cell office:value-type="float" office:value="5">
                <text:p>5</text:p>
                <draw:g>
                  <svg:desc>Sheet6.B7:Sheet6.M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ross_reentrancy_safe</text:p>
                <draw:g>
                  <svg:desc>Sheet6.A8:Sheet6.A8</svg:desc>
                </draw:g>
              </table:table-cell>
              <table:table-cell office:value-type="float" office:value="5">
                <text:p>5</text:p>
                <draw:g>
                  <svg:desc>Sheet6.B8:Sheet6.M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s_safe</text:p>
                <draw:g>
                  <svg:desc>Sheet6.A9:Sheet6.A9</svg:desc>
                </draw:g>
              </table:table-cell>
              <table:table-cell office:value-type="float" office:value="5">
                <text:p>5</text:p>
                <draw:g>
                  <svg:desc>Sheet6.B9:Sheet6.M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ouble_alloc_1</text:p>
                <draw:g>
                  <svg:desc>Sheet6.A10:Sheet6.A10</svg:desc>
                </draw:g>
              </table:table-cell>
              <table:table-cell office:value-type="float" office:value="5">
                <text:p>5</text:p>
                <draw:g>
                  <svg:desc>Sheet6.B10:Sheet6.M1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uble_alloc_2</text:p>
                <draw:g>
                  <svg:desc>Sheet6.A11:Sheet6.A11</svg:desc>
                </draw:g>
              </table:table-cell>
              <table:table-cell office:value-type="float" office:value="5">
                <text:p>5</text:p>
                <draw:g>
                  <svg:desc>Sheet6.B11:Sheet6.M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ouble_alloc_simple</text:p>
                <draw:g>
                  <svg:desc>Sheet6.A12:Sheet6.A12</svg:desc>
                </draw:g>
              </table:table-cell>
              <table:table-cell office:value-type="float" office:value="5">
                <text:p>5</text:p>
                <draw:g>
                  <svg:desc>Sheet6.B12:Sheet6.M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uble_free</text:p>
                <draw:g>
                  <svg:desc>Sheet6.A13:Sheet6.A13</svg:desc>
                </draw:g>
              </table:table-cell>
              <table:table-cell office:value-type="float" office:value="5">
                <text:p>5</text:p>
                <draw:g>
                  <svg:desc>Sheet6.B13:Sheet6.M1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double_free_simple</text:p>
                <draw:g>
                  <svg:desc>Sheet6.A14:Sheet6.A14</svg:desc>
                </draw:g>
              </table:table-cell>
              <table:table-cell office:value-type="float" office:value="5">
                <text:p>5</text:p>
                <draw:g>
                  <svg:desc>Sheet6.B14:Sheet6.M1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le_lock</text:p>
                <draw:g>
                  <svg:desc>Sheet6.A15:Sheet6.A15</svg:desc>
                </draw:g>
              </table:table-cell>
              <table:table-cell office:value-type="float" office:value="5">
                <text:p>5</text:p>
                <draw:g>
                  <svg:desc>Sheet6.B15:Sheet6.M1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file_lock_param</text:p>
                <draw:g>
                  <svg:desc>Sheet6.A16:Sheet6.A16</svg:desc>
                </draw:g>
              </table:table-cell>
              <table:table-cell office:value-type="float" office:value="5">
                <text:p>5</text:p>
                <draw:g>
                  <svg:desc>Sheet6.B16:Sheet6.M1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e_write</text:p>
                <draw:g>
                  <svg:desc>Sheet6.A17:Sheet6.A17</svg:desc>
                </draw:g>
              </table:table-cell>
              <table:table-cell office:value-type="float" office:value="5">
                <text:p>5</text:p>
                <draw:g>
                  <svg:desc>Sheet6.B17:Sheet6.M1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flat_combiner</text:p>
                <draw:g>
                  <svg:desc>Sheet6.A18:Sheet6.A18</svg:desc>
                </draw:g>
              </table:table-cell>
              <table:table-cell office:value-type="float" office:value="5">
                <text:p>5</text:p>
                <draw:g>
                  <svg:desc>Sheet6.B18:Sheet6.M1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mj_inp11</text:p>
                <draw:g>
                  <svg:desc>Sheet6.A19:Sheet6.A19</svg:desc>
                </draw:g>
              </table:table-cell>
              <table:table-cell office:value-type="float" office:value="5">
                <text:p>5</text:p>
                <draw:g>
                  <svg:desc>Sheet6.B19:Sheet6.M1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ck_counter_safe</text:p>
                <draw:g>
                  <svg:desc>Sheet6.A20:Sheet6.A20</svg:desc>
                </draw:g>
              </table:table-cell>
              <table:table-cell office:value-type="float" office:value="5">
                <text:p>5</text:p>
                <draw:g>
                  <svg:desc>Sheet6.B20:Sheet6.M2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mochi</text:p>
                <draw:g>
                  <svg:desc>Sheet6.A21:Sheet6.A21</svg:desc>
                </draw:g>
              </table:table-cell>
              <table:table-cell office:value-type="float" office:value="5">
                <text:p>5</text:p>
                <draw:g>
                  <svg:desc>Sheet6.B21:Sheet6.M2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ptimistic_safe</text:p>
                <draw:g>
                  <svg:desc>Sheet6.A22:Sheet6.A22</svg:desc>
                </draw:g>
              </table:table-cell>
              <table:table-cell office:value-type="float" office:value="5">
                <text:p>5</text:p>
                <draw:g>
                  <svg:desc>Sheet6.B22:Sheet6.M22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ad</text:p>
                <draw:g>
                  <svg:desc>Sheet6.A23:Sheet6.A23</svg:desc>
                </draw:g>
              </table:table-cell>
              <table:table-cell office:value-type="float" office:value="5">
                <text:p>5</text:p>
                <draw:g>
                  <svg:desc>Sheet6.B23:Sheet6.M2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_2</text:p>
                <draw:g>
                  <svg:desc>Sheet6.A24:Sheet6.A24</svg:desc>
                </draw:g>
              </table:table-cell>
              <table:table-cell office:value-type="float" office:value="5">
                <text:p>5</text:p>
                <draw:g>
                  <svg:desc>Sheet6.B24:Sheet6.M2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</text:p>
                <draw:g>
                  <svg:desc>Sheet6.A25:Sheet6.A25</svg:desc>
                </draw:g>
              </table:table-cell>
              <table:table-cell office:value-type="float" office:value="5">
                <text:p>5</text:p>
                <draw:g>
                  <svg:desc>Sheet6.B25:Sheet6.M2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69">
                <text:p>269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_param</text:p>
                <draw:g>
                  <svg:desc>Sheet6.A26:Sheet6.A26</svg:desc>
                </draw:g>
              </table:table-cell>
              <table:table-cell office:value-type="float" office:value="5">
                <text:p>5</text:p>
                <draw:g>
                  <svg:desc>Sheet6.B26:Sheet6.M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entrancy_safe</text:p>
                <draw:g>
                  <svg:desc>Sheet6.A27:Sheet6.A27</svg:desc>
                </draw:g>
              </table:table-cell>
              <table:table-cell office:value-type="float" office:value="5">
                <text:p>5</text:p>
                <draw:g>
                  <svg:desc>Sheet6.B27:Sheet6.M2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mote_sync_1</text:p>
                <draw:g>
                  <svg:desc>Sheet6.A28:Sheet6.A28</svg:desc>
                </draw:g>
              </table:table-cell>
              <table:table-cell office:value-type="float" office:value="5">
                <text:p>5</text:p>
                <draw:g>
                  <svg:desc>Sheet6.B28:Sheet6.M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mote_sync_2</text:p>
                <draw:g>
                  <svg:desc>Sheet6.A29:Sheet6.A29</svg:desc>
                </draw:g>
              </table:table-cell>
              <table:table-cell office:value-type="float" office:value="5">
                <text:p>5</text:p>
                <draw:g>
                  <svg:desc>Sheet6.B29:Sheet6.M2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271">
                <text:p>27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servation</text:p>
                <draw:g>
                  <svg:desc>Sheet6.A30:Sheet6.A30</svg:desc>
                </draw:g>
              </table:table-cell>
              <table:table-cell office:value-type="float" office:value="6">
                <text:p>6</text:p>
                <draw:g>
                  <svg:desc>Sheet6.B30:Sheet6.M3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reverse_counter_safe</text:p>
                <draw:g>
                  <svg:desc>Sheet6.A31:Sheet6.A31</svg:desc>
                </draw:g>
              </table:table-cell>
              <table:table-cell office:value-type="float" office:value="5">
                <text:p>5</text:p>
                <draw:g>
                  <svg:desc>Sheet6.B31:Sheet6.M3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